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2.10.31 22:17   |   <text:a xlink:type="simple" xlink:href="http://palinfo.habago.org/Entry?Command=Information_PrintForum&amp;iPage=495#FORUM31623"><text:span text:style-name="T2">#</text:span></text:a></text:p>
      <text:p text:style-name="P2"><text:span text:style-name="T3">(</text:span>再續<text:span text:style-name="T3">)<text:line-break/><text:line-break/></text:span>作者提到許多哲學家的思想<text:span text:style-name="T3">,</text:span>但旁的我不知<text:span text:style-name="T3">,</text:span>維根斯坦與羅素及康德<text:span text:style-name="T3">,</text:span>我倒是略知一二<text:span text:style-name="T3">,</text:span>特別是維根斯坦<text:span text:style-name="T3">,</text:span>知之甚詳<text:span text:style-name="T3">. </text:span>因此我知道作者對其引用與評論<text:span text:style-name="T3">,</text:span>顯然嚴重誤解<text:span text:style-name="T3">,</text:span>而且是一種相當庸俗化想當然耳式的誤解<text:span text:style-name="T3">.<text:line-break/><text:line-break/></text:span>比方說作者底下這些話<text:span text:style-name="T3">:<text:line-break/><text:line-break/>"""</text:span>日常生活中的真正過程決不是我們把語言當作工具來使用，而是語言把我們當作工具來使用。正如維特根斯坦所說：語言的界限就是我們思想的界限。常常陷入自大狂的人們總覺得自己的思想是十分自由的，可以思考自己願意思考的任何問題。然而，這些人高興得太早了。他們的自由很可能就是戴著鐐銬的舞蹈，因為當他們的思想像一只風箏在天上翱翔的時候，他們已然忘記了自己身子牽著的那條線！<text:span text:style-name="T3"> <text:line-break/><text:line-break/></text:span>實際上，我們運用語言表達思想的空間是非常有限的。我們如何表達，用什麼方式表達，我們對外部世界的什麼問題發生興趣，所有這些早就為我們已經熟知的語言所規定。<text:span text:style-name="T3">"""<text:line-break/><text:line-break/></text:span>維根斯坦早期著作<text:span text:style-name="T3">Tractatus</text:span>中提到語言的界限即思想的界限<text:span text:style-name="T3">,</text:span>這話是什麼意思暫且不表<text:span text:style-name="T3">,</text:span>但絕不是什麼我們被語言困住<text:span text:style-name="T3">,</text:span>什麼我們的思想沒有自由都被語言規定好了等等這樣一些缺乏認知意義的道德訓誨<text:span text:style-name="T3">. </text:span>維根斯坦怎麼可能會有這麼無聊庸俗不知所云的見解呢<text:span text:style-name="T3">?! <text:line-break/><text:line-break/></text:span>維根斯坦並不是在說那樣一些意思<text:span text:style-name="T3">,</text:span>而是企圖<text:span text:style-name="T3"><text:s/>"</text:span>指出<text:span text:style-name="T3">" </text:span>語言的極限<text:span text:style-name="T3">. </text:span>指了半天<text:span text:style-name="T3">,</text:span>什麼也沒指出來<text:span text:style-name="T3">,</text:span>所以<text:span text:style-name="T3">Tractatus</text:span>最後的結論是<text:span text:style-name="T3">: </text:span>凡是了解我的都會知道我所說的這些全無意義<text:span text:style-name="T3">. <text:line-break/><text:line-break/></text:span>但無意義倒也不等於無用途<text:span text:style-name="T3">,</text:span>維根斯坦說<text:span text:style-name="T3">,</text:span>講了這麼一堆無意義的廢話之後<text:span text:style-name="T3">,</text:span>他希望讀者不妨把這些廢話當成樓梯<text:span text:style-name="T3">,</text:span>拿它爬到屋頂<text:span text:style-name="T3">,</text:span>或許就能清楚看見這個世界<text:span text:style-name="T3">. </text:span>他說<text:span text:style-name="T3">,</text:span>當你爬上去之後<text:span text:style-name="T3">,</text:span>樓梯就可以丟掉了<text:span text:style-name="T3">; </text:span>當你都已經來到世界的屋頂了<text:span text:style-name="T3">,</text:span>還死抱著樓梯幹啥呢<text:span text:style-name="T3">?<text:line-break/><text:line-break/></text:span>於是有人說<text:span text:style-name="T3">,</text:span>維根斯坦企圖藉著這些企圖跨越語言極限的廢話來<text:span text:style-name="T3"><text:s/>"</text:span>指出<text:span text:style-name="T3">" </text:span>一個不可說不可思議的世界<text:span text:style-name="T3">,</text:span>因此這些雖是廢話<text:span text:style-name="T3">,</text:span>卻是非常重要的廢話<text:span text:style-name="T3">. </text:span>但也有人說<text:span text:style-name="T3">,</text:span>維根斯坦並無此意<text:span text:style-name="T3">,</text:span>廢話就是廢話<text:span text:style-name="T3">,</text:span>廢話不可能有這樣的用途<text:span text:style-name="T3">,</text:span>維根斯坦更沒有也不可能指出語言或思想極限<text:span text:style-name="T3"><text:s/>"</text:span>以外<text:span text:style-name="T3">" </text:span>的那個神祕世界<text:span text:style-name="T3">,</text:span>因為根本沒有這樣的世界存在<text:span text:style-name="T3">.<text:line-break/><text:line-break/></text:span>前者叫做傳統學派<text:span text:style-name="T3">,</text:span>後者叫做後現代主義學派<text:span text:style-name="T3">,</text:span>有這麼兩種閱讀維根斯坦的主張<text:span text:style-name="T3">,</text:span>但不管是哪一種<text:span text:style-name="T3">,</text:span>都不是在講什麼<text:span text:style-name="T3"><text:s/>"</text:span>語言把我們的思想困住<text:span text:style-name="T3">","</text:span>我們的思想沒有自由<text:span text:style-name="T3">" </text:span>等等不知所云的怪話<text:span text:style-name="T3">.<text:line-break/><text:line-break/></text:span>至於我呢<text:span text:style-name="T3">,</text:span>都不屬於這兩種閱讀派別<text:span text:style-name="T3">,</text:span>至於我的想法是什麼<text:span text:style-name="T3">,</text:span>就不在此說明了<text:span text:style-name="T3">,</text:span>因為我發現網路很危險<text:span text:style-name="T3">,</text:span>小偷很多<text:span text:style-name="T3">,</text:span>你講一個想法<text:span text:style-name="T3">,</text:span>馬上就會被人盜用<text:span text:style-name="T3">,</text:span>實在很令人厭惡<text:span text:style-name="T3">. <text:line-break/><text:line-break/></text:span>不過<text:span text:style-name="T3">,</text:span>我其實也不是很擔心小偷的問題<text:span text:style-name="T3">,</text:span>因為你可以偷一個大方向<text:span text:style-name="T3">,</text:span>但你偷不了大方向的細部紋路<text:span text:style-name="T3">,</text:span>你可以偷一種形式<text:span text:style-name="T3">,</text:span>但你偷不了表面形式背後那個<text:span text:style-name="T3"><text:s/>"</text:span>人<text:span text:style-name="T3">" </text:span>專屬的血肉<text:span text:style-name="T3">.<text:line-break/><text:line-break/></text:span>媽咧個逼<text:span text:style-name="T3">,</text:span>終於下班可以去吃飯了<text:span text:style-name="T3">.</text:span></text:p>
      <text:p text:style-name="P1"><text:span text:style-name="T1">陳真</text:span><text:s/>  |  2012.10.31 20:27   |   <text:a xlink:type="simple" xlink:href="http://palinfo.habago.org/Entry?Command=Information_PrintForum&amp;iPage=495#FORUM31622"><text:span text:style-name="T2">#</text:span></text:a></text:p>
      <text:p text:style-name="P3"><text:span text:style-name="T3">(</text:span>再續<text:span text:style-name="T3">)<text:line-break/><text:line-break/></text:span>作者又說<text:span text:style-name="T3">:<text:line-break/><text:line-break/>""".</text:span>講到哲學，古希臘哲學家亞裏士多德在《形而上學》中說過一句名言：哲學起源于對外部世界的驚奇。這句名言為以後的許多哲學家所引證，用以解釋哲學的起源。但在我看來，這句名言似乎沒有多大的意義，因為我們也可以說，所有科學都起源于對外部世界的驚奇。<text:span text:style-name="T3"> <text:line-break/><text:line-break/></text:span>按照我的看法，哲學應該起源于驚奇的驚奇，就是<text:span text:style-name="T3">whyofwhy</text:span>。如果說，單個的<text:span text:style-name="T3">why</text:span>主要是對實證科學而言的，那麼，兩個<text:span text:style-name="T3">why</text:span>則表明，哲學的起源具有更深含義，它對實證科學的驚奇再表示驚奇。實證科學為什麼會把外部世界的某些現象，而不是另一些現象作為自己驚奇的對象呢？這裏的深層原因究竟是什麼？實證科學本身是無法回答的，必須由哲學來解答。哲學是為實證科學澄明思想前提的。像試管嬰兒和人體克隆問題，引起生命科學和醫學的巨大興趣；而哲學不僅對這類重大問題發生興趣，更對生命科學和醫學為什麼對這類問題產生巨大興趣而發生興趣。哲學通過自己的刨根究底式的思維方式，目的是澄清生命科學和醫學的價值基礎。<text:span text:style-name="T3">""""<text:line-break/><text:line-break/></text:span>作者說<text:span text:style-name="T3">,</text:span>亞里斯多德的話<text:span text:style-name="T3">(</text:span>哲學起源於對世界的驚奇<text:span text:style-name="T3">) "</text:span>沒有多大的意義<text:span text:style-name="T3">",</text:span>認為應修正為<text:span text:style-name="T3"><text:s/>"</text:span>對驚奇的驚奇<text:span text:style-name="T3">",</text:span>說是驚奇於<text:span text:style-name="T3"><text:s/>"WHY OF WHY",</text:span>而科學只是驚奇於<text:span text:style-name="T3"><text:s/>"WHY". </text:span>作者因此認為<text:span text:style-name="T3">,</text:span>哲學是科學思想的前提<text:span text:style-name="T3">.<text:line-break/><text:line-break/></text:span>作者講這些其實才是<text:span text:style-name="T3"><text:s/>"</text:span>沒有多大的意義<text:span text:style-name="T3">",</text:span>甚至不知所云<text:span text:style-name="T3">. </text:span>依其所言<text:span text:style-name="T3">,</text:span>那我若進一步說我對<text:span text:style-name="T3"><text:s/>"</text:span>驚奇的驚奇<text:span text:style-name="T3">" </text:span>感到十分的驚奇<text:span text:style-name="T3">,</text:span>豈不是驚奇得沒完沒了<text:span text:style-name="T3">? </text:span>一個人頂多也只能有一個<text:span text:style-name="T3"><text:s/>"</text:span>我<text:span text:style-name="T3">",</text:span>我就是一切思維的開端<text:span text:style-name="T3">,</text:span>沒法再後設了<text:span text:style-name="T3">,</text:span>我後面如果還有一個我<text:span text:style-name="T3">,</text:span>那肯定是遇到鬼了<text:span text:style-name="T3">.<text:line-break/><text:line-break/></text:span>哲學若起源於驚奇<text:span text:style-name="T3">,</text:span>並非驚奇於事物的原因<text:span text:style-name="T3">,</text:span>那是科學家所感興趣的<text:span text:style-name="T3">,</text:span>但哲學家對原因不感興趣<text:span text:style-name="T3">,</text:span>他並不是在問<text:span text:style-name="T3">WHY IS THAT,</text:span>而是驚奇於<text:span text:style-name="T3">THAT IS!</text:span>比方說我始終驚奇於<text:span text:style-name="T3"><text:s/>"</text:span>這是我的手<text:span text:style-name="T3">",</text:span>已經驚奇半輩子了<text:span text:style-name="T3">,</text:span>恐怕就算進棺材的前一刻依然驚奇<text:span text:style-name="T3">. </text:span>但我並不是驚奇於<text:span text:style-name="T3"><text:s/>"</text:span>這是不是我的手<text:span text:style-name="T3">?" ,</text:span>更非驚奇於<text:span text:style-name="T3"><text:s/>"</text:span>為什麼這是我的手<text:span text:style-name="T3">?",</text:span>驚奇後面是打驚嘆號而非打問號<text:span text:style-name="T3">,</text:span>喜歡打問號的應改行唸科學<text:span text:style-name="T3">,</text:span>不是哲學的料<text:span text:style-name="T3">. <text:line-break/><text:line-break/></text:span>也就是說<text:span text:style-name="T3">,</text:span>對於解決我的驚奇<text:span text:style-name="T3">,</text:span>我不需要做實驗或找科學解答<text:span text:style-name="T3">,</text:span>我之驚奇於這是我的手<text:span text:style-name="T3">,</text:span>純粹是驚奇於事物之存在<text:span text:style-name="T3">,</text:span>對之感到不可思議不可理解<text:span text:style-name="T3">. </text:span>對此<text:span text:style-name="T3">,</text:span>愛因斯坦倒是相當有哲學天分<text:span text:style-name="T3">,</text:span>他說<text:span text:style-name="T3">: </text:span>世上最不可思議之事在於其可思議<text:span text:style-name="T3">.<text:line-break/><text:line-break/></text:span>也許你會說<text:span text:style-name="T3">:</text:span>媽咧個逼<text:span text:style-name="T3">,</text:span>明明就是我的手<text:span text:style-name="T3">,</text:span>這有啥好驚奇<text:span text:style-name="T3">?! </text:span>如果你這麼認為<text:span text:style-name="T3">,</text:span>我得向你致賀<text:span text:style-name="T3">,</text:span>這表示哲學蟲並沒有咬到你<text:span text:style-name="T3">. </text:span>相反地<text:span text:style-name="T3">,</text:span>一個人如果時不時就伸出手掌查看<text:span text:style-name="T3">,</text:span>發出驚嘆<text:span text:style-name="T3">: </text:span>這真的是我的手<text:span text:style-name="T3">!? </text:span>甚至為此耗費一生<text:span text:style-name="T3">,</text:span>企圖尋找那關於可思議之不可思議<text:span text:style-name="T3">,</text:span>那麼<text:span text:style-name="T3">,</text:span>這人的一生恐怕就註定會是一齣悲劇或荒謬劇了<text:span text:style-name="T3">,</text:span>因為他所驚奇者絲毫無助於現實<text:span text:style-name="T3">,</text:span>當然也無助於科學<text:span text:style-name="T3">,</text:span>它跟現實或科學基本上是兩個互不相干的世界<text:span text:style-name="T3">.<text:line-break/><text:line-break/></text:span>好比說一個人看到一朵花很美<text:span text:style-name="T3">,</text:span>日日夜夜發出讚嘆<text:span text:style-name="T3">. </text:span>這時候<text:span text:style-name="T3">,</text:span>他並不需要任何植物學教科書來尋找這花為何如此美麗的解答<text:span text:style-name="T3">. </text:span>他的驚奇<text:span text:style-name="T3">,</text:span>他的讚嘆<text:span text:style-name="T3">,</text:span>只能往那註定不可知不可解的方向去尋求那根本不存在的解答<text:span text:style-name="T3">. </text:span>對於驚奇的答案之所以不存在是因為一切解答都必然預設了<text:span text:style-name="T3"><text:s/>"</text:span>我<text:span text:style-name="T3">" </text:span>的存在<text:span text:style-name="T3">. <text:line-break/><text:line-break/></text:span>我對我感到驚奇<text:span text:style-name="T3">,</text:span>我對外在世界的存在感到驚奇<text:span text:style-name="T3">,</text:span>為什麼不是空無一物<text:span text:style-name="T3">,</text:span>為什麼有這個東西那個東西<text:span text:style-name="T3">,</text:span>這一切真是太神奇了<text:span text:style-name="T3">. </text:span>神奇之為物<text:span text:style-name="T3">,</text:span>註定是無解的<text:span text:style-name="T3">,</text:span>並非因為這問題很難<text:span text:style-name="T3">,</text:span>而是問題根本不存在<text:span text:style-name="T3">.</text:span></text:p>
      <text:p text:style-name="P4"/>
      <text:p text:style-name="P1"><text:span text:style-name="T1">陳真</text:span><text:s/>  |  2012.10.31 16:34   |   <text:a xlink:type="simple" xlink:href="http://palinfo.habago.org/Entry?Command=Information_PrintForum&amp;iPage=496#FORUM31621"><text:span text:style-name="T2">#</text:span></text:a></text:p>
      <text:p text:style-name="P3"><text:span text:style-name="T3">(</text:span>續<text:span text:style-name="T3">)<text:line-break/><text:line-break/></text:span>作者說<text:span text:style-name="T3">: <text:line-break/><text:line-break/>"""</text:span>對于我們這樣一個浮躁和浮誇的時代來說，這種哲學的沉思既難能可貴，也十分必要。湯因比曾經提出過<text:span text:style-name="T3">“</text:span>退隱與復出<text:span text:style-name="T3">”</text:span>的思想。在他看來，任何一種偉大、原創性思想的提出，都要經歷一個退隱與復出的過程。任何偉大的思想都是在長期思考的過程中形成並發展起來的。在學術上，任何浮躁的做法都只可能葬送學術。馬克思寫《資本論》花了<text:span text:style-name="T3">40</text:span>年，歌德寫《浮士德》前後花了<text:span text:style-name="T3">60</text:span>年。康德寫《純粹理性批判》前後沉默了<text:span text:style-name="T3">12</text:span>年，撰寫書稿則只花了<text:span text:style-name="T3">4</text:span>、<text:span text:style-name="T3">5</text:span>個月。所有這些表明，解決哲學中的困惑需要靜下心來認真思考，需要以超功利的心態來追求真理，而任何浮躁、浮誇的風氣都于事無補。現在不少年輕學者熱衷于<text:span text:style-name="T3">“</text:span>炒作<text:span text:style-name="T3">”</text:span>自己，一開口就講自己出版了多少部著作，發表了多少篇論文。我們倒要問，這些論著都是有質量的嗎？它們對我們的學術生活有真正意義上的推進嗎？講到這裏，我不禁想起了英國哲學家休謨的名言：<text:span text:style-name="T3">“</text:span>我們如果在手裏拿起一本書來，例如神學書或經院哲學書，那我們就可以問，其中包含著數和量方面的抽象推論麼？沒有。其中包含著關于實在事實和存在的任何經驗的推論麼？沒有。那麼我們就可以把它投在烈火裏，因為它所包含的沒有別的，只有詭辯和幻想。<text:span text:style-name="T3">”"""" <text:line-break/><text:line-break/></text:span>作者前面講的那些我沒意見<text:span text:style-name="T3">,</text:span>但很奇怪的是<text:span text:style-name="T3">,</text:span>他後面竟冒出一段<text:span text:style-name="T3"><text:s/>DAVID HUME </text:span>的話<text:span text:style-name="T3">,</text:span>這話不但跟作者前言不照後語<text:span text:style-name="T3">,</text:span>而且自打嘴巴<text:span text:style-name="T3">.<text:line-break/><text:line-break/>HUME</text:span>的那段自以為是的屁話若能成立<text:span text:style-name="T3">,</text:span>那麼<text:span text:style-name="T3">,</text:span>幾乎九成以上的偉大哲學家如尼采以及作者推崇的康德和蘇格拉底等等<text:span text:style-name="T3">,</text:span>他們所有的著作全部都得<text:span text:style-name="T3"><text:s/>"</text:span>投在烈火裏<text:span text:style-name="T3">",</text:span>因為他們的著作並非<text:span text:style-name="T3"><text:s/>"</text:span>關於事實的經驗推論<text:span text:style-name="T3">",</text:span>更沒有什麼<text:span text:style-name="T3"><text:s/>"</text:span>數和量<text:span text:style-name="T3">" </text:span>的推論<text:span text:style-name="T3">,</text:span>反倒充滿上帝與非關實存的諸多<text:span text:style-name="T3"><text:s/>"</text:span>詭辯與<text:span text:style-name="T3">(</text:span>形而上<text:span text:style-name="T3">)</text:span>幻想<text:span text:style-name="T3">".</text:span></text:p>
      <text:p text:style-name="P1"><text:span text:style-name="T1">陳真</text:span><text:s/>  |  2012.10.31 16:08   |   <text:a xlink:type="simple" xlink:href="http://palinfo.habago.org/Entry?Command=Information_PrintForum&amp;iPage=496#FORUM31620"><text:span text:style-name="T2">#</text:span></text:a></text:p>
      <text:p text:style-name="P2">之前那篇轉貼的講稿中提到說<text:span text:style-name="T3">:<text:line-break/><text:line-break/>"""</text:span>羅素在《哲學問題》一書中說過，哲學家思考的都是一些深奧問題，如果你要解決他們的問題，那就要用比他們更荒謬的方式來思考和解答問題。<text:span text:style-name="T3">"""<text:line-break/><text:line-break/></text:span>我不清楚羅素是否真的這麼說過<text:span text:style-name="T3">,</text:span>但以我對羅素思想的了解<text:span text:style-name="T3">,</text:span>他應該不會有這種想法才對<text:span text:style-name="T3">,</text:span>很可能演講者搞錯了<text:span text:style-name="T3">.<text:line-break/><text:line-break/></text:span>也許是因為受到黑格爾的影響<text:span text:style-name="T3">,</text:span>羅素早年或許還有那麼一點點認同所謂深奧或荒謬或瘋狂的那種<text:span text:style-name="T3"><text:s/>"</text:span>形上學式<text:span text:style-name="T3">" </text:span>的哲學觀或哲學傾向<text:span text:style-name="T3">,</text:span>但幾乎整個時期的羅素卻與此類思維大相逕庭<text:span text:style-name="T3">,</text:span>哲學問題在他看來不過就像一個個數學問題那樣<text:span text:style-name="T3">,</text:span>並不深奧<text:span text:style-name="T3">,</text:span>也不荒謬<text:span text:style-name="T3">,</text:span>而且問題與問題之間彼此各自獨立<text:span text:style-name="T3">,</text:span>所得之解答亦是清晰而理性<text:span text:style-name="T3">.<text:line-break/><text:line-break/></text:span>在羅素的想法裏頭<text:span text:style-name="T3">,</text:span>那類抽象曖昧的形上學就跟倫理學一樣<text:span text:style-name="T3">,</text:span>應該從哲學掃地出門<text:span text:style-name="T3">. </text:span>因此<text:span text:style-name="T3">,</text:span>羅素不太可能講出上面那樣一些話<text:span text:style-name="T3">.<text:line-break/><text:line-break/></text:span>倒是維根斯坦講過幾乎一模一樣的話<text:span text:style-name="T3">,</text:span>他說<text:span text:style-name="T3">,</text:span>哲學問題很瘋狂<text:span text:style-name="T3">,</text:span>唯有用更瘋狂的方式來解決這些<text:span text:style-name="T3">(</text:span>根本不是問題的<text:span text:style-name="T3">)</text:span>問題<text:span text:style-name="T3">.</text:span></text:p>
      <text:p text:style-name="P1"><text:span text:style-name="T1">陳真</text:span><text:s/>  |  2012.10.29 22:06   |   <text:a xlink:type="simple" xlink:href="http://palinfo.habago.org/Entry?Command=Information_PrintForum&amp;iPage=496#FORUM31619"><text:span text:style-name="T2">#</text:span></text:a></text:p>
      <text:p text:style-name="P3">透過關鍵字企圖查詢到底蘇古諾夫的浮士德何時上映時<text:span text:style-name="T3">,</text:span>看到底下這篇講稿<text:span text:style-name="T3">,</text:span>雖然沒啥特別<text:span text:style-name="T3">,</text:span>但也值得一讀<text:span text:style-name="T3">. </text:span>對岸學者寫的東西許多仍然還是值得看的<text:span text:style-name="T3">,</text:span>本文便是<text:span text:style-name="T3">,</text:span>但這不表示我認同其各種說法<text:span text:style-name="T3">.<text:line-break/><text:line-break/></text:span>盡一切努力<text:span text:style-name="T3">,</text:span>想方設法試了許多方法與管道<text:span text:style-name="T3">,</text:span>希望能儘早從純粹賣命的市場上撤退<text:span text:style-name="T3">,</text:span>但每一條路幾乎都給堵住而無可脫逃<text:span text:style-name="T3">. <text:line-break/><text:line-break/></text:span>但我仍然還是忘不了哲學<text:span text:style-name="T3">,</text:span>仍然還是想寫一本好書<text:span text:style-name="T3">,</text:span>許多時候<text:span text:style-name="T3">,</text:span>我總覺得自己應該可以做得比大多數人要好上一些<text:span text:style-name="T3">,</text:span>因為我知道我能看見旁人所看不見的<text:span text:style-name="T3">. </text:span>希望至少在或許即將熄滅的生命或變成漸凍人的最後幾年能夠有一段清靜安靜的時光<text:span text:style-name="T3">,</text:span>讓我把這書寫完<text:span text:style-name="T3">. </text:span>但很可能這輩子就連個安靜乾淨明亮的寬敞書房的基本願望都已不可能實現<text:span text:style-name="T3">. <text:line-break/><text:line-break/></text:span>除了在劍橋曾有三五年有個不錯的書房之外<text:span text:style-name="T3">,</text:span>至今一直都窩在陰暗吵鬧悶熱擁擠到完全沒有轉身的狹隘斗室<text:span text:style-name="T3">,</text:span>而且總是在劇烈疲憊猶如要活活喪命之餘<text:span text:style-name="T3">,</text:span>勉強再拼命挖出零零星星幾分鐘時間給自己<text:span text:style-name="T3">. <text:line-break/><text:line-break/></text:span>這書的命運或許就如同我的命運般<text:span text:style-name="T3">,</text:span>似乎終究不是我想方設法所能改變<text:span text:style-name="T3">,</text:span>完成它的時光也許真的早已流逝<text:span text:style-name="T3">,</text:span>只是我始終難違心志<text:span text:style-name="T3">,</text:span>更難遺忘那個讓我魂縈夢牽有無數的話語必須訴說的抽象世界<text:span text:style-name="T3">.<text:line-break/><text:line-break/></text:span>陳真<text:span text:style-name="T3"><text:line-break/>===================<text:line-break/></text:span>俞吾金教授：哲學的困惑和魅力<text:span text:style-name="T3"> <text:line-break/><text:line-break/>www.XINHUANET.com</text:span>　　<text:span text:style-name="T3"><text:line-break/>2005</text:span>年<text:span text:style-name="T3">08</text:span>月<text:span text:style-name="T3">31</text:span>日<text:span text:style-name="T3"><text:s/>09:43:19</text:span>　　來源：文匯報<text:span text:style-name="T3"> <text:line-break/><text:line-break/></text:span>哲學本身充滿了困惑。然而，唯其如此，它才充滿了活力和魅力。在某種意義上可以說，哲學家的思考就像大漠中的跋涉，當他看到前面有一片綠洲的時候，心裏的愉悅之情是無法用語言來表達的。實際上，對于真正的思想者來說，一門學問越是深刻，越是難以把握，就越能激起他的經久不衰的興趣和研究的熱情。反過來說，哲學需要的也是普羅米修斯式的殉道者，而不是三心兩意的同路人！<text:span text:style-name="T3"> <text:line-break/><text:line-break/></text:span>講到哲學，古希臘哲學家亞裏士多德在《形而上學》中說過一句名言：哲學起源于對外部世界的驚奇。這句名言為以後的許多哲學家所引證，用以解釋哲學的起源。但在我看來，這句名言似乎沒有多大的意義，因為我們也可以說，所有科學都起源于對外部世界的驚奇。<text:span text:style-name="T3"> <text:line-break/><text:line-break/></text:span>按照我的看法，哲學應該起源于驚奇的驚奇，就是<text:span text:style-name="T3">whyofwhy</text:span>。如果說，單個的<text:span text:style-name="T3">why</text:span>主要是對實證科學而言的，那麼，兩個<text:span text:style-name="T3">why</text:span>則表明，哲學的起源具有更深含義，它對實證科學的驚奇再表示驚奇。實證科學為什麼會把外部世界的某些現象，而不是另一些現象作為自己驚奇的對象呢？這裏的深層原因究竟是什麼？實證科學本身是無法回答的，必須由哲學來解答。哲學是為實證科學澄明思想前提的。像試管嬰兒和人體克隆問題，引起生命科學和醫學的巨大興趣；而哲學不僅對這類重大問題發生興趣，更對生命科學和醫學為什麼對這類問題產生巨大興趣而發生興趣。哲學通過自己的刨根究底式的思維方式，目的是澄清生命科學和醫學的價值基礎。<text:span text:style-name="T3"> <text:line-break/><text:line-break/></text:span>在普通人心目中，哲學是高高在上、十分抽象的學問。其實，在我看來，哲學不但不在高處，而是在最低處，也就是說，它是最具基礎性的學科，為所有實證學科澄明思想和價值的基礎。<text:span text:style-name="T3"> <text:line-break/><text:line-break/></text:span>如果說，實證科學詢問的是事實，那麼，哲學詢問的則是價值。哲學並不以實證科學的方式進行研究，它關注的是實證科學的價值基礎。文藝復興意大利畫家拉斐爾在其名畫《雅典學院》中，畫了一個大廳，大廳中央站著蘇格拉底、柏拉圖和亞裏士多德，周圍有好多哲學家、數學家和物理學家，他們或者三五成群討論著問題，或者獨自一人陷入深思。這幅畫表明，包括哲學在內的所有學科都起源于我們對外部世界的困惑與驚奇。正是這種懸而未決的困惑引起了人們對哲學和其他實證科學經久不衰的興趣。後來，德國哲學家狄爾泰寫了一篇散文《夢》，在他夢中出現的正是拉斐爾的雅典學院中的情景。狄爾泰寫道：<text:span text:style-name="T3">“</text:span>永不熄滅的形而上學的動力是想解決世界和生活之謎。<text:span text:style-name="T3">”</text:span>雅典學院這幅畫的畫面也表明，哲學家實際上也就是問題家，即善于因驚奇而發問的人，而哲學史實際上也就是問題史。科學發展的歷史也是科學家們對問題不斷進行探討的歷史。當然，有的問題是新冒出來的，也有的問題正像奧地利哲學家維特根斯坦所說：如果改變一下它們的提法，那麼原來的問題也就消失掉了。哲學史上存在著各種不同的思想體係，但其核心則無例外地是人們對各種問題的思索。<text:span text:style-name="T3"> <text:line-break/><text:line-break/></text:span>在這個意義上可以說，研究哲學首先需要一種問題意識。如果一個人在閱讀文本時從來沒有產生過疑問，那麼他就不可能在哲學研究的任何一個領域提出原創性思想。羅素在《哲學問題》一書中說過，哲學家思考的都是一些深奧問題，如果你要解決他們的問題，那就要用比他們更荒謬的方式來思考和解答問題。所有這些都表明，哲學探索與問題之間，或哲學探索與我們的困惑之間，始終存在著十分密切的聯係。<text:span text:style-name="T3"> <text:line-break/><text:line-break/></text:span>以往一些文學作品總是對哲學家的沉思，施以懷疑和譏笑。比如，古希臘喜劇作家阿裏斯托芬在喜劇作品《雲》中無情地嘲笑了蘇格拉底，在莫裏哀的喜劇、甚至錢鐘書的《圍城》中，也同樣能遭遇到哲學家的尷尬。事實上，哲學家們的沉思看起來是滑稽可笑的，但也是十分可愛的。比如說，據古代學者記載，蘇格拉底經常站在屋檐下思考哲學問題，有時候竟一動不動地在那裏站了一天一夜！笛卡兒說過一句名言，一個民族如果沒有自己的哲學家，它在世界上是不可能有地位的。另一位哲學家金岳霖完成了《知識論》後，正好遇到空襲，他抱著書稿逃了出去。空襲過後，他還未從哲學沉思中完全擺脫出來，竟站起身來走了，忘記了坐在屁股下的那部書稿！當他想起來再去找時，這部書稿早就沒了。後來，他又根據回憶，重新把這部<text:span text:style-name="T3">70</text:span>多萬字的書稿撰寫出來。這是何等偉大的毅力！在哲學家的生活中總是充斥著一些古怪故事，然而，他們深入思索的正是宇宙和人類生活中的重大問題。<text:span text:style-name="T3"> <text:line-break/><text:line-break/></text:span>對于我們這樣一個浮躁和浮誇的時代來說，這種哲學的沉思既難能可貴，也十分必要。湯因比曾經提出過<text:span text:style-name="T3">“</text:span>退隱與復出<text:span text:style-name="T3">”</text:span>的思想。在他看來，任何一種偉大、原創性思想的提出，都要經歷一個退隱與復出的過程。任何偉大的思想都是在長期思考的過程中形成並發展起來的。在學術上，任何浮躁的做法都只可能葬送學術。馬克思寫《資本論》花了<text:span text:style-name="T3">40</text:span>年，歌德寫《浮士德》前後花了<text:span text:style-name="T3">60</text:span>年。康德寫《純粹理性批判》前後沉默了<text:span text:style-name="T3">12</text:span>年，撰寫書稿則只花了<text:span text:style-name="T3">4</text:span>、<text:span text:style-name="T3">5</text:span>個月。所有這些表明，解決哲學中的困惑需要靜下心來認真思考，需要以超功利的心態來追求真理，而任何浮躁、浮誇的風氣都于事無補。現在不少年輕學者熱衷于<text:span text:style-name="T3">“</text:span>炒作<text:span text:style-name="T3">”</text:span>自己，一開口就講自己出版了多少部著作，發表了多少篇論文。我們倒要問，這些論著都是有質量的嗎？它們對我們的學術生活有真正意義上的推進嗎？講到這裏，我不禁想起了英國哲學家休謨的名言：<text:span text:style-name="T3">“</text:span>我們如果在手裏拿起一本書來，例如神學書或經院哲學書，那我們就可以問，其中包含著數和量方面的抽象推論麼？沒有。其中包含著關于實在事實和存在的任何經驗的推論麼？沒有。那麼我們就可以把它投在烈火裏，因為它所包含的沒有別的，只有詭辯和幻想。<text:span text:style-name="T3">” <text:line-break/><text:line-break/></text:span>在學術上真正有推進的東西並不單純取決于數量，而人們則總是片面強調數量，所謂<text:span text:style-name="T3">“</text:span>著作等身<text:span text:style-name="T3">”</text:span>在今天就帶有諷刺味。我經常開玩笑說：<text:span text:style-name="T3">“</text:span>著作等身<text:span text:style-name="T3">”</text:span>有兩種可能，一種可能性是一個人的個子長得特別矮小，所以比較容易著作等身；另一種可能性是一個人的論著的字都寫得特別大，這些論著壘起來大概也比較容易等身。真正說來，學術論著的價值要從其質地上得到規定。比如說，有的自然科學家撰寫的論文，不過幾百個字，一個公式，就獲得了諾貝爾獎。文字不在于多少，關鍵在于這些文字是否體現出作者的原創性。在哲學研究中，不應該去追逐名利，而應該對哲學有敬畏之心，並自覺地把哲學研究作為一項嚴肅事業來對待。<text:span text:style-name="T3"> <text:line-break/><text:line-break/></text:span>哲學之困惑<text:span text:style-name="T3"> <text:line-break/><text:line-break/></text:span>眾所周知，哲學和其他實證科學的一個根本性的區別在于，實證科學，如物理學、化學這樣的科學，一旦確定其領域後，就不會再有大變化，但哲學卻必須在其研究的途中不斷反躬自省：什麼是哲學？因為在不同歷史條件下，人們的理解會發生很大變化。這也正是哲學這門學科的特殊性和魅力所在。<text:span text:style-name="T3"> <text:line-break/><text:line-break/></text:span>我們隨便舉個例子。比如，有個學者說：張三有張三的哲學，李四有李四的哲學。這個說法在表述上是有問題的，因為它造成了一種假象，似乎世界上存在著許許多多不同的哲學。其實，正確表述應該是：張三有張三的哲學觀點，李四有李四的哲學觀點。因為哲學觀點可以是復數，然而哲學卻是惟一的。事實上，只要仔細思考下去，就會發現，目前整個哲學學科的分類也存在著嚴重問題。比如說，人們通常把哲學劃分為中國哲學、西方哲學和馬克思主義哲學。有趣的是，這裏的<text:span text:style-name="T3">“</text:span>中國哲學<text:span text:style-name="T3">”</text:span>以國家作為分類原則，而<text:span text:style-name="T3">“</text:span>西方哲學<text:span text:style-name="T3">”</text:span>則以區域作為分類原則，<text:span text:style-name="T3">“</text:span>馬克思主義哲學<text:span text:style-name="T3">”</text:span>則以學派作為分類原則。而在這些不統一的分類原則中，韓國哲學、印度哲學、拉美哲學、非洲哲學等又將放在什麼地方呢？所以這個分類亟需改革。<text:span text:style-name="T3"> <text:line-break/><text:line-break/></text:span>像<text:span text:style-name="T3">“</text:span>中國哲學<text:span text:style-name="T3">”</text:span>這樣的提法不過是一種習慣性的表述方法。如果我們換一種提法，能不能說世界上存在著<text:span text:style-name="T3">“</text:span>法國數學<text:span text:style-name="T3">”</text:span>、<text:span text:style-name="T3">“</text:span>比利時數學<text:span text:style-name="T3">”</text:span>和<text:span text:style-name="T3">“</text:span>索馬裏數學<text:span text:style-name="T3">”</text:span>呢？或<text:span text:style-name="T3">“</text:span>美國物理學<text:span text:style-name="T3">”</text:span>、<text:span text:style-name="T3">“</text:span>英國物理學<text:span text:style-name="T3">”</text:span>和<text:span text:style-name="T3">“</text:span>泰國物理學<text:span text:style-name="T3">”</text:span>呢？物理學和數學可以按國界線來劃分嗎？無論是數學還是物理學，作為學科，它們都是惟一的。所以，我們能夠談論數學在法國或比利時的發展，物理學在英國或美國的發展，卻斷斷不可使用<text:span text:style-name="T3">“</text:span>法國數學<text:span text:style-name="T3">”</text:span>、<text:span text:style-name="T3">“</text:span>美國物理學<text:span text:style-name="T3">”</text:span>的表述方式。同樣，嚴格說來，我們也不能使用<text:span text:style-name="T3">“</text:span>中國哲學<text:span text:style-name="T3">”</text:span>的表述方式，不然也會引起誤解。世界上有<text:span text:style-name="T3">200</text:span>多個國家，難道竟有兩百多種不同哲學嗎？湯因比就主張，不要以國家、而應當以文明作為歷史研究的基本單位，為什麼人們就不能以不同文明來劃分不同哲學類型呢？<text:span text:style-name="T3">“</text:span>中國哲學<text:span text:style-name="T3">”</text:span>的提法也許應該被<text:span text:style-name="T3">“</text:span>哲學在中國<text:span text:style-name="T3">”</text:span>或<text:span text:style-name="T3">“</text:span>哲學的中國類型<text:span text:style-name="T3">”</text:span>的提法所取代。<text:span text:style-name="T3"> <text:line-break/><text:line-break/></text:span>我們再回到<text:span text:style-name="T3">“</text:span>什麼是哲學？<text:span text:style-name="T3">”</text:span>的問題上來。<text:span text:style-name="T3">“</text:span>什麼是哲學？<text:span text:style-name="T3">”</text:span>這種提問方式起源于日常語言，源于日常語言中的<text:span text:style-name="T3">“</text:span>這是什麼？<text:span text:style-name="T3">”</text:span>的提問方式。然而，這一提問方式已經包含著一個假設，即被詢問的對象已經現成擺在那裏。當我們以同樣方式去詢問<text:span text:style-name="T3">“</text:span>什麼是哲學？<text:span text:style-name="T3">”</text:span>時，無形中也就引入了一個理論假設，即哲學也是一個現成擺在那裏的、有待于詢問的對象，它與詢問者之間的意義關係就被疏略了。而實際上，哲學不能脫離我們的生存狀況，以現成的、知識對象的方式被詢問。<text:span text:style-name="T3"> <text:line-break/><text:line-break/></text:span>一旦哲學被抽象為已然擺在那裏、單純的求知對象，它與作為詢問者的人之間的意義關係就被遮蔽起來了。所以，<text:span text:style-name="T3">“</text:span>什麼是哲學？<text:span text:style-name="T3">”</text:span>這種提問方式和句型已經使我們無法真正洞見哲學真諦。<text:span text:style-name="T3"> <text:line-break/><text:line-break/></text:span>我們究竟以何種方式來提問呢？就人與哲學之間的意義關係而言，我們應該以下述方式來提問：<text:span text:style-name="T3">“</text:span>為什麼人類需要哲學？<text:span text:style-name="T3">”</text:span>正是這一提問方式把注意力引導到另一個方向，即探究哲學對人類的意義。為了用這種新的提問方式來引導人們對<text:span text:style-name="T3">“</text:span>什麼是哲學？<text:span text:style-name="T3">”</text:span>問題的解答，我提出了一個新概念<text:span text:style-name="T3">——“</text:span>題際性<text:span text:style-name="T3">”</text:span>（<text:span text:style-name="T3">inter</text:span>－<text:span text:style-name="T3">question</text:span>），把兩個問題用連字符號貫通起來進行提問：<text:span text:style-name="T3">“</text:span>什麼是哲學－為什麼人類需要哲學？<text:span text:style-name="T3">”</text:span>意圖就是讓人們不要撇開第二個問題來詢問和解答第一個問題，從而保證人們不沿著單純的知識論哲學的思路來追問哲學之真諦。<text:span text:style-name="T3"> <text:line-break/><text:line-break/></text:span>認識論之困惑<text:span text:style-name="T3"> <text:line-break/><text:line-break/></text:span>一討論認識論問題，我們就假設自己已經置身于認識論的語境之中了。何謂<text:span text:style-name="T3">“</text:span>認識論的語境<text:span text:style-name="T3">”</text:span>？也就是預先假定認識主體、認識對象和認識的媒介物（如語言）的存在。撇開認識論的語境，去追問未受人的認識污染的世界究竟是怎麼樣的，乃是一個毫無意義的問題。<text:span text:style-name="T3"> <text:line-break/><text:line-break/></text:span>我們只能在認識論的語境中去探索世界。事實上，當我們去認識世界時，我們發現了一個根本性困難：一方面，世界乃是生命的流動，是一種生生不息的東西，這種生命之流構成世界的本質。然而，當我們去認識世界時，卻無法把握它的流動性，我們只能通過時間、空間，通過各種范疇和概念等去切割世界。這樣一來，世界就被<text:span text:style-name="T3">“</text:span>謀殺<text:span text:style-name="T3">”</text:span>了。于是，我們陷入到一種無法回避的悖論中：一方面，我們的目的是認識作為生命之流的世界，但另一方面，我們實際上認識的卻是已經被我們的概念工具切割肢解的、死去了的世界。<text:span text:style-name="T3"> <text:line-break/><text:line-break/></text:span>如何從這種悖論中解脫出來？哲學家們想出了兩種不同方法。一種方法以黑格爾為代表，主張讓概念本身也流動起來，從而創造出一種概念的辯證法去說明流動著的世界。這個理論遭到許多批評。人們普遍認為，概念和邏輯都從屬于理性，因此，它們並不能完整說明世界，因為世界上還存在著許多非理性的東西，這些東西是單純的理性無法理解和把握的。另一種方法主張，即使概念是流動的，也無法把握流動著的世界，因為此流動非彼流動，何況概念運動不可能還原出千差萬別的世界之原樣，因而主張，只有以非概念、直觀的方式才能把握世界，從而提出了理智直觀的方法。然而，康德認為，對于普通人來說，直觀只可能是感性的，只有上帝才可能有理智直觀的能力，而普通人並不具備這種能力。以後，謝林主張哲學家可以有理智直觀的能力，但其解釋導向神秘主義。因而黑格爾諷刺他的理智直觀乃是<text:span text:style-name="T3">“</text:span>黑夜看牛<text:span text:style-name="T3">”</text:span>。後來，胡塞爾力排眾議，提出了<text:span text:style-name="T3">“</text:span>本質直觀<text:span text:style-name="T3">”</text:span>和<text:span text:style-name="T3">“</text:span>范疇直觀<text:span text:style-name="T3">”</text:span>的新見解，但這也只是就人們對本質關係的把握而言，至于對整個世界或實在的把握，無論是柏格森的理智直觀說，還是佛教的頓悟說，都是聚訟紛紜，無法引申出令人信服的答案來。<text:span text:style-name="T3"> <text:line-break/><text:line-break/></text:span>　　方法論上的困惑<text:span text:style-name="T3"> <text:line-break/><text:line-break/></text:span>在哲學研究中，方法論上的困惑主要表現在以下兩個方面：<text:span text:style-name="T3"> <text:line-break/><text:line-break/></text:span>一個是部分與整體之間的關係。這就像詮釋學在其詮釋方法上所碰到的一個悖論：一方面，為了了解整個文本，人們必須先了解文本中的每個部分。另一方面，如果你沒有吃透整個文本的精神，那麼你對文本中的任何一個部分的理解也是不可能深入下去的。于是，部分與整體之間形成了一種互為前提的、互動的關係。<text:span text:style-name="T3"> <text:line-break/><text:line-break/></text:span>仔細觀察就會發現，日常生活中一些不經意的表達會涉及部分與整體間的關係。人們常說，窺一斑而知全豹。其實，對于金錢豹這樣的有機整體，整體永遠是大于部分的，從部分（一斑）是永遠推不出整體（全豹）來的，除非你在<text:span text:style-name="T3">“</text:span>窺一斑<text:span text:style-name="T3">”</text:span>之前已經先入為主地有了對<text:span text:style-name="T3">“</text:span>全豹<text:span text:style-name="T3">”</text:span>形象的了解。<text:span text:style-name="T3"> <text:line-break/><text:line-break/></text:span>另一個是認識者的期望與認識結果之間的關係。在一般情況下，就認識的期望而言，我們總是希望能夠對對象獲得客觀的認識，但由于我們在認識任何對象之前就已經有先入之見。這也是人們在任何詮釋活動中必定會遭遇到的悖論。如何解決或超越這一悖論？實際上，解決或超越這一悖論都是不可能的，我們只能自覺地應順這一悖論，在認識任何對象之前，先對作為認識者的自我進行批評性反思，這種反思絕不可能使自我出離任何立場，從而處于無立場的狀態下，而只能達到一個相對合理的立場，即盡可能排除自己的主觀情感或其他心理因素的影響，使自己的立場變得更為合理。深入的研究使我們發現，任何客觀性都是奠立于一定的視角（<text:span text:style-name="T3">perspective</text:span>）之上的，在這個意義上可以說，客觀性也就是使自己的視角更切合通常性的觀察視角。<text:span text:style-name="T3"> <text:line-break/><text:line-break/></text:span>語言表達上的困惑<text:span text:style-name="T3"> <text:line-break/><text:line-break/></text:span>在<text:span text:style-name="T3">20</text:span>世紀，西方哲學發展中出現了所謂的<text:span text:style-name="T3">“</text:span>語言學轉向<text:span text:style-name="T3">”</text:span>，而在我們這裏，哲學的反思還很少觸及到語言問題。其實，當我們隨心所欲地使用語言的時候，語言也正使我們陷入種種表達的困境之中。只有自覺地反思語言表達中的種種困惑，我們的哲學思考才能真正向前發展。<text:span text:style-name="T3"> <text:line-break/><text:line-break/></text:span>語言問題可以從兩個不同角度加以探索：一是語義學，即從語詞、句子和文本的含義入手探討問題；二是語用學，即從語言的使用的角度出發探討問題。<text:span text:style-name="T3"> <text:line-break/><text:line-break/></text:span>先來看語義學上存在的問題。比如，蘇格拉底說過一句名言：<text:span text:style-name="T3">“</text:span>我知道我什麼也不知道。<text:span text:style-name="T3">”</text:span>聽起來他很謙虛，但深入分析或許會使我們引申出相反結論來。假如說，蘇格拉底什麼也不知道，他又是怎麼知道他什麼也不知道的呢？反之，如果他知道自己什麼也不知道，那就決不可能有<text:span text:style-name="T3">“</text:span>我知道<text:span text:style-name="T3">”</text:span>這樣的句型。其二，蘇格拉底能夠說出這句話必定有兩個前提：第一，他必定知道，用他已經掌握的語言可以表達出自己的思想；第二，他也必定知道，他用語言表述的思想他人可能理解。不用說，如果他對這一點也缺乏信心，那就不可能對他人說話。由此可見，蘇格拉底在說出<text:span text:style-name="T3">“</text:span>我知道我什麼也不知道<text:span text:style-name="T3">”</text:span>前，他決不可能什麼也不知道。他的謙虛乃是偽裝出來的。<text:span text:style-name="T3"> <text:line-break/><text:line-break/></text:span>再來看語用學上存在的問題。我們通常以為，我們是用語言來表達自己的思想的，但在相當多情況下，我們也用語言來掩飾自己的思想。所以，有些話必須經過翻譯才能明白其真正含義。比如，在日常生活中，當一個人出錯後，別人總會用<text:span text:style-name="T3">“</text:span>人非聖賢，孰能無過<text:span text:style-name="T3">”</text:span>這句話去安慰他。這句話的含義是：人人都會出錯。其實，這句話的真實含義正好相反，它的意思是：普通人是會犯錯誤的，但聖賢卻是不會出錯的。這樣的見解不正是現代迷信的思想基礎嗎？這充分表明，我們要充分注意人們在使用語言時實際上賦予語言的含義，而不能停留在對語詞表面含義的分析上。<text:span text:style-name="T3"> <text:line-break/><text:line-break/></text:span>順便指出，我們總是把語言作為交流思想的工具。這種見解包含著雙重誤解。其實，語言不但不是我們的工具，反過來，我們倒是語言的工具。道理很簡單。在日常生活中，一只具體的貓誕生了，過了一些時間，它又死去了。然而，貓這個概念卻是永恒的。語言就像一條大河，生生不息，而一只具體的貓就像河水表面的泡沫，剛產生不久就破滅了。具體的貓是如此，具體的人也是如此。日常生活中的真正過程決不是我們把語言當作工具來使用，而是語言把我們當作工具來使用。正如維特根斯坦所說：語言的界限就是我們思想的界限。常常陷入自大狂的人們總覺得自己的思想是十分自由的，可以思考自己願意思考的任何問題。然而，這些人高興得太早了。他們的自由很可能就是戴著鐐銬的舞蹈，因為當他們的思想像一只風箏在天上翱翔的時候，他們已然忘記了自己身子牽著的那條線！<text:span text:style-name="T3"> <text:line-break/><text:line-break/></text:span>實際上，我們運用語言表達思想的空間是非常有限的。我們如何表達，用什麼方式表達，我們對外部世界的什麼問題發生興趣，所有這些早就為我們已經熟知的語言所規定。有時，人們為了說明自己的見解是多麼富有創意，頻繁使用這樣的句型<text:span text:style-name="T3">——“</text:span>我發現<text:span text:style-name="T3">”</text:span>、<text:span text:style-name="T3">“</text:span>我確定<text:span text:style-name="T3">”</text:span>、<text:span text:style-name="T3">“</text:span>我相信<text:span text:style-name="T3">”</text:span>，倣佛我真的做出了什麼偉大發現似的。其實，這裏的<text:span text:style-name="T3">“</text:span>我<text:span text:style-name="T3">”</text:span>只是一個形式化主體，真正主宰這些人思想的乃是意識形態化的語言主體。比如說，有人總喜歡誇口說：我最近讀了好多書，學到了好多知識。其實，把這句話翻譯出來的意思就是：我已經被這些書牽著鼻子走了，我已經不再有自我了。直到有一天，當這個人表示，他已經發現書中存在著什麼問題時，他的自我才開始蘇醒並脫穎而出了。<text:span text:style-name="T3"> <text:line-break/><text:line-break/></text:span>總而言之，哲學本身充滿了困惑。然而，唯其如此，它才充滿了活力和魅力。在某種意義上可以說，哲學家的思考就像大漠中的跋涉，當他看到前面有一片綠洲的時候，心裏的愉悅之情是無法用語言來表達的。實際上，對于真正的思想者來說，一門學問越是深刻，越是難以把握，就越能激起他的經久不衰的興趣和研究的熱情。反過來說，哲學需要的也是普羅米修斯式的殉道者，而不是三心兩意的同路人！<text:span text:style-name="T3"> <text:line-break/><text:line-break/></text:span>講演者小傳<text:span text:style-name="T3"> <text:line-break/><text:line-break/></text:span>俞吾金<text:span text:style-name="T3"> <text:line-break/><text:line-break/>1948</text:span>年<text:span text:style-name="T3">6</text:span>月生，浙江蕭山人，<text:span text:style-name="T3">1977</text:span>年考入復旦大學哲學係，<text:span text:style-name="T3">1984</text:span>年獲碩士學位並留係任教，<text:span text:style-name="T3">1988</text:span>－<text:span text:style-name="T3">1990</text:span>年赴德國法蘭克福大學留學，<text:span text:style-name="T3">1992</text:span>年獲哲學博士學位，<text:span text:style-name="T3">1993</text:span>年被批準為博導，<text:span text:style-name="T3">1997</text:span>－<text:span text:style-name="T3">1998</text:span>年為美國哈佛大學訪問教授。現為復旦大學特聘教授、復旦大學現代哲學研究所所長、復旦大學當代國外馬克思主義研究中心主任、復旦大學人文學術委員會主任、復旦大學學術委員會副主任、國務院哲學學科評議組成員等；並擔任北京大學、清華大學等多所高校的兼職教授或兼職研究員。已出版個人學術著作《思考與超越》、《意識形態論》、《實踐詮釋學》、《俞吾金集》等。<text:span text:style-name="T3">1999</text:span>年被評為全國有突出貢獻中青年專家。<text:span text:style-name="T3"> <text:line-break/><text:line-break/></text:span>《雅典學院》這幅畫表明，包括哲學在內的所有學科都起源于我們對外部世界的困惑與驚奇。<text:span text:style-name="T3"> <text:line-break/></text:span></text:p>
      <text:p text:style-name="P1"><text:span text:style-name="T1">學姊</text:span><text:s/>  |  2012.10.29 10:34   |   <text:a xlink:type="simple" xlink:href="http://palinfo.habago.org/Entry?Command=Information_PrintForum&amp;iPage=496#FORUM31618"><text:span text:style-name="T2">#</text:span></text:a></text:p>
      <text:p text:style-name="P2">《天倫夢覺：無言劇<text:span text:style-name="T3">2012</text:span>》<text:span text:style-name="T3"><text:line-break/>11/21</text:span>（三）<text:span text:style-name="T3">~ 11/25</text:span>（日）<text:span text:style-name="T3">8:00pm<text:line-break/></text:span>牯嶺街小劇場二樓藝文空間<text:span text:style-name="T3"><text:line-break/></text:span><text:span text:style-name="T4">※</text:span>每場限量<text:span text:style-name="T3">10</text:span>張優惠票券<text:span text:style-name="T3">350</text:span>元（善意提醒：週六場只剩一張優惠票券。）<text:span text:style-name="T3"><text:line-break/><text:line-break/></text:span>王墨林<text:span text:style-name="T3">x</text:span>鄭志忠<text:span text:style-name="T3">x</text:span>黃大旺<text:span text:style-name="T3"><text:line-break/><text:line-break/></text:span>對這安靜如血的世界<text:span text:style-name="T3"><text:line-break/></text:span>最深沉的抗辯<text:span text:style-name="T3"><text:line-break/><text:line-break/></text:span>【無言劇<text:span text:style-name="T3">2012</text:span>】安靜如血<text:span text:style-name="T3"><text:line-break/><text:line-break/></text:span>重新開啟一份業已遺忘的文件，人稱「主任」的柳春春駐團編導鄭志忠寫下這麼一段：「其實我想問她，為什麼要拉著我的手去做那件事情。只要忘記，只要把一切都忘記就行了。她這麼說，來。我抵擋著，只要能不離開這把椅子，一切都不會發生。她這麼說，來。」我在主任身上看見的現實卻不是如此，他從<text:span text:style-name="T3">2008 </text:span>年<text:span text:style-name="T3"><text:s/>3 </text:span>月起，每個月有那麼一天，針對美國侵略其他國家的議題，在<text:span text:style-name="T3">AIT</text:span>（美國在台協會）前定點站樁。<text:span text:style-name="T3"><text:line-break/><text:line-break/></text:span>過程不語，不干擾機構運作，就只是站著，掛著字牌，像是隱隱嵌入了這個世界，樣子無比安靜，安靜如血。<text:span text:style-name="T3"><text:line-break/><text:line-break/>xxxxxxxxxxxxxxxxxxxxxxxxxxxxxxxxxxxxxxxxxxxxxxx<text:line-break/></text:span>兩廳院售票<text:span text:style-name="T3"> <text:line-break/>www.artsticket.com.tw<text:line-break/></text:span>節目名稱：<text:span text:style-name="T3"><text:s/></text:span>柳春春劇社《天倫夢覺：無言劇<text:span text:style-name="T3">2012</text:span>》<text:span text:style-name="T3"> <text:line-break/></text:span>主辦：<text:span text:style-name="T3"><text:s/></text:span>柳春春劇社<text:span text:style-name="T3"><text:line-break/><text:line-break/>11</text:span>月<text:span text:style-name="T3">15</text:span>日<text:span text:style-name="T3"><text:line-break/></text:span>紀州庵文學森林<text:span text:style-name="T3"><text:line-break/></text:span>以身體反制規訓<text:span text:style-name="T3">--</text:span>柳春春劇社與它的《天倫夢覺：無言劇<text:span text:style-name="T3">2012</text:span>》討論會訊息<text:span text:style-name="T3">:<text:line-break/><text:line-break/>http://goo.gl/CJLNRu</text:span></text:p>
      <text:p text:style-name="P1"><text:span text:style-name="T1">陳真</text:span><text:s/>  |  2012.10.29 01:20   |   <text:a xlink:type="simple" xlink:href="http://palinfo.habago.org/Entry?Command=Information_PrintForum&amp;iPage=496#FORUM31617"><text:span text:style-name="T2">#</text:span></text:a></text:p>
      <text:p text:style-name="P3">當醫師二十多年<text:span text:style-name="T3">,</text:span>只參加過三次醫學會<text:span text:style-name="T3">,</text:span>這是第四次<text:span text:style-name="T3">,</text:span>為了維繫飯碗<text:span text:style-name="T3">,</text:span>一連兩天<text:span text:style-name="T3">,</text:span>撈到這回大拜拜的所有學分<text:span text:style-name="T3">,</text:span>真的不是普通的痛苦<text:span text:style-name="T3">. <text:line-break/><text:line-break/></text:span>真難想像一個演講者如何能講很多話<text:span text:style-name="T3">,</text:span>每一句都合乎中文文法<text:span text:style-name="T3">,</text:span>但卻好像沒有一句話是有點意義的<text:span text:style-name="T3">,</text:span>類似小時候的朝會校長訓話<text:span text:style-name="T3">,</text:span>講一堆<text:span text:style-name="T3">,</text:span>往往一講就是一小時<text:span text:style-name="T3">,</text:span>但若要你事後轉述<text:span text:style-name="T3">,</text:span>卻一句也轉述不來<text:span text:style-name="T3">,</text:span>因為內容瑣碎空洞而缺乏認知意義<text:span text:style-name="T3">. <text:line-break/><text:line-break/></text:span>我常想不通<text:span text:style-name="T3">, </text:span>如果他們沒有什麼重要的話要說<text:span text:style-name="T3">, </text:span>為什麼不保持沉默而一定要講個不停而且老是同樣這些人在講話呢<text:span text:style-name="T3">?<text:line-break/><text:line-break/></text:span>課堂內算是精神刑求<text:span text:style-name="T3">,</text:span>課堂外當然就更可怕了<text:span text:style-name="T3">,</text:span>等於是直接開槍<text:span text:style-name="T3">. </text:span>不過這不能怪別人<text:span text:style-name="T3">,</text:span>只能怪自己的重度懼人症<text:span text:style-name="T3">,</text:span>看到正常人就怕<text:span text:style-name="T3">(</text:span>怪人我就不怕了<text:span text:style-name="T3">),</text:span>猶如黃花大閨女身陷狼群<text:span text:style-name="T3">,</text:span>上下其手<text:span text:style-name="T3">,</text:span>裏外輕薄<text:span text:style-name="T3">. </text:span>兩天下來<text:span text:style-name="T3">,</text:span>算一算差不多中了<text:span text:style-name="T3">20</text:span>幾槍<text:span text:style-name="T3">. </text:span>所謂人獸殊途<text:span text:style-name="T3">,</text:span>做人真難<text:span text:style-name="T3">. <text:line-break/><text:line-break/></text:span>人類如果會說話<text:span text:style-name="T3">,</text:span>就算他說的是標準獅語<text:span text:style-name="T3">,</text:span>其實獅子也不知道他在說什麼<text:span text:style-name="T3">. </text:span>不過<text:span text:style-name="T3">,</text:span>其實我是人獸兩套語言都能通的<text:span text:style-name="T3">. </text:span>馬龍白蘭度也有這麼一套人獸語翻譯指南<text:span text:style-name="T3">,</text:span>比方他說<text:span text:style-name="T3">,</text:span>在上流社會<text:span text:style-name="T3">,</text:span>當人們跟你說<text:span text:style-name="T3">: "trust me!" </text:span>時<text:span text:style-name="T3">,</text:span>他的意思翻譯成獸語其實就是<text:span text:style-name="T3"><text:s/>"fuck you!" </text:span>這時你能怎麼樣<text:span text:style-name="T3">? </text:span>難道要跟人說獅語嗎<text:span text:style-name="T3">? </text:span>當然不能<text:span text:style-name="T3">,</text:span>你也只好硬著頭皮講點人話<text:span text:style-name="T3">.<text:line-break/><text:line-break/></text:span>哇<text:span text:style-name="T3">! </text:span>你這也太憤世嫉俗了吧<text:span text:style-name="T3">?!</text:span>非也非也<text:span text:style-name="T3">,</text:span>我只是懂得人語<text:span text:style-name="T3">,</text:span>如實翻譯而已<text:span text:style-name="T3">.<text:line-break/><text:line-break/></text:span>說到底<text:span text:style-name="T3">,</text:span>獸類終究還是屬於夜<text:span text:style-name="T3">,</text:span>見不得光的<text:span text:style-name="T3">,</text:span>惟有回到幽微無聲的山裏海裏洞穴裏<text:span text:style-name="T3">,</text:span>傷口方能撫平<text:span text:style-name="T3">,</text:span>靈魂才得安息<text:span text:style-name="T3">.</text:span></text:p>
      <text:p text:style-name="P1"><text:span text:style-name="T1">陳真</text:span><text:s/>  |  2012.10.29 01:02   |   <text:a xlink:type="simple" xlink:href="http://palinfo.habago.org/Entry?Command=Information_PrintForum&amp;iPage=496#FORUM31616"><text:span text:style-name="T2">#</text:span></text:a></text:p>
      <text:p text:style-name="P2">當醫師二十多年<text:span text:style-name="T3">,</text:span>只參加過三次醫學會<text:span text:style-name="T3">,</text:span>這是第四次<text:span text:style-name="T3">,</text:span>為了維繫飯碗<text:span text:style-name="T3">,</text:span>一連兩天<text:span text:style-name="T3">,</text:span>撈到這回大拜拜的所有學分<text:span text:style-name="T3">,</text:span>真的不是普通的痛苦<text:span text:style-name="T3">. <text:line-break/><text:line-break/></text:span>真難想像一個演講者如何能講很多話<text:span text:style-name="T3">,</text:span>每一句都合乎中文文法<text:span text:style-name="T3">,</text:span>但卻好像沒有一句話是有點意義的<text:span text:style-name="T3">,</text:span>類似小時候的朝會校長訓話<text:span text:style-name="T3">,</text:span>講一堆<text:span text:style-name="T3">,</text:span>往往一講就是一小時<text:span text:style-name="T3">,</text:span>但若要你事後轉述<text:span text:style-name="T3">,</text:span>卻一句也轉述不來<text:span text:style-name="T3">,</text:span>因為內容瑣碎空洞而缺乏認知意義<text:span text:style-name="T3">.<text:line-break/><text:line-break/></text:span>課堂內算是精神刑求<text:span text:style-name="T3">,</text:span>課堂外當然就更可怕了<text:span text:style-name="T3">,</text:span>等於是直接開槍<text:span text:style-name="T3">. </text:span>不過這不能怪別人<text:span text:style-name="T3">,</text:span>只能怪自己的重度懼人症<text:span text:style-name="T3">,</text:span>看到正常人就怕<text:span text:style-name="T3">(</text:span>怪人我就不怕了<text:span text:style-name="T3">),</text:span>猶如黃花大閨女身陷狼群<text:span text:style-name="T3">,</text:span>上下其手<text:span text:style-name="T3">,</text:span>裏外輕薄<text:span text:style-name="T3">. </text:span>兩天下來<text:span text:style-name="T3">,</text:span>算一算差不多中了<text:span text:style-name="T3">20</text:span>幾槍<text:span text:style-name="T3">. </text:span>所謂人獸殊途<text:span text:style-name="T3">,</text:span>做人真難<text:span text:style-name="T3">.</text:span></text:p>
      <text:p text:style-name="P1"><text:span text:style-name="T1">陳真</text:span><text:s/>  |  2012.10.26 17:09   |   <text:a xlink:type="simple" xlink:href="http://palinfo.habago.org/Entry?Command=Information_PrintForum&amp;iPage=496#FORUM31615"><text:span text:style-name="T2">#</text:span></text:a></text:p>
      <text:p text:style-name="P3">健保局似乎把醫療院所特別是診所，當做八大行業那樣在管理，或許開診所就跟開妓院真的也沒啥兩樣，周旋在嫖客（病患）與老鴇（健保局）之間，兩邊都不是很好侍候。<text:span text:style-name="T3"><text:line-break/><text:line-break/></text:span>妓院比喻，對妓院無絲毫不敬之意，畢竟兩者都是來尋歡解憂去除病痛的，特別是我這一科更像，而且老鴇有許多奇奇怪怪的規定，例如規定要嫖<text:span text:style-name="T3">45</text:span>分鐘以上，並附有詳實記錄，才可以來申請某些不過兩三百元的款項。但是，如果每嫖一次，我是說如果看每一個病人都一定要<text:span text:style-name="T3">45</text:span>分鐘才能有資格申請那幾百元，那麼，所有醫院與診所恐怕連付水電都不夠。<text:span text:style-name="T3"><text:line-break/><text:line-break/></text:span>老鴇因為是妓院連鎖店的老闆娘，所有妓院都是她在管的，因此，只要她開心，有什麼不可以？她閒閒沒事做，愛怎麼規定就怎麼規定，比方說規定不可多嫖就是不可多嫖；你這間嫖過了，時間未到，就不能再嫖另一間，否則將會處罰妓女，說她沒有抓出不良嫖客，沒有去下載嫖客黑名單軟體，浪費了什麼資源云云，輕者逐出妓院永不錄用，重則繩之以法。而且還規定妓女一定要隨時提高警覺，必須暗中調查每一位嫖客的來歷，包括去哪嫖過，有沒有花柳病等等，更是不能讓人這裏也嫖那裏也嫖。<text:span text:style-name="T3"><text:line-break/><text:line-break/></text:span>重點是，嫖客嫖這間感覺不好，自然就會再找別間，沒有人生病是根據規定辦事的。病若沒好，當然會提前回來找醫生加藥或改開別的藥或是換別家看，可是，問題來了，明明還有三天藥，為何讓病人提前回來拿藥？顯然是企圖<text:span text:style-name="T3">A</text:span>健保，這罪名很重的，為了避免栽贓，我向來乾脆一概認賠不申報。許多時候，簡直是看一個（病人）賠一個，苦不堪言。<text:span text:style-name="T3"><text:line-break/><text:line-break/></text:span>嫖客，我是說病人，往往也很不講理。你要他先拿一星期的藥試試有效沒效，他或許出於貪心，或許出於圖個方便，硬是吵著要一個月的藥，許多精力就花在這類無謂的爭執上。好吧，一個月的藥開出去了，叫他一個月後才可以再來，但他很可能兩天後又因為某種大驚小怪的「可怕症狀」出現（例如心臟跳了<text:span text:style-name="T3">71</text:span>下，比<text:span text:style-name="T3">70</text:span>多一下）而跑回來喊救命了；或是三天份的藥，他嫌藥劑太輕，一天就給你吃完了，這時他若回診，你也只好認賠，當做是白嫖。<text:span text:style-name="T3"><text:line-break/><text:line-break/></text:span>妓女真是很辛苦，每天出門要穿戲服，而且還要朗誦練習溫馨台詞，展現朝陽般的燦爛笑容，至少頭髮要梳好，衣服要紮進去，我就是因為向來不願梳頭髮而屢遭嫖客糾正，當然，也有人以為這是神醫必然應該有的造型而心生仰慕。<text:span text:style-name="T3"><text:line-break/><text:line-break/></text:span>妓院有大有小。大醫院有各種部門，申報問題請找醫療事務部，電腦軟體問題請洽資訊室，病歷整理是病歷室的工作，廣告與公關自然有甜美帥氣的秘書出面處理與接待，各項生活悲劇或行政洽公有社福部或社工室幫忙，採購找總務，清潔衛生有庶務部門在管，物品壞了，工務課就會馬上來解決，各種行政事務包括各項報表與文書處理或公文建置與歸檔等等，有科部祕書、助理等等幫你弄，你頂多只是負責蓋章而已。<text:span text:style-name="T3"><text:line-break/><text:line-break/></text:span>在大醫院，每種事項總有相對應的部門負責，但小妓院因為只有一人當家，只好校長兼撞鐘，一切大小事全都得包了。而且，在大醫院，老鴇根本不會有機會跟醫師接觸，更不會每天來問候你，在小診所卻宛如惡婆娘底下的小媳婦，動輒得疚，危機重重，彷彿你只要稍有不慎，就有可能被繩之以法。老鴇對你講起話來是完全不客氣的，常會收到恐嚇電話或公文，威脅你若哪裡沒按照規定做好，你將涉嫌觸犯一堆可怕的法條。<text:span text:style-name="T3"><text:line-break/><text:line-break/></text:span>陳真<text:span text:style-name="T3">2012. 10. 26.</text:span></text:p>
      <text:p text:style-name="P1"><text:span text:style-name="T1">陳真</text:span><text:s/>  |  2012.10.26 16:27   |   <text:a xlink:type="simple" xlink:href="http://palinfo.habago.org/Entry?Command=Information_PrintForum&amp;iPage=496#FORUM31614"><text:span text:style-name="T2">#</text:span></text:a></text:p>
      <text:p text:style-name="P2"><text:span text:style-name="T3">OK</text:span>啊<text:span text:style-name="T3">,</text:span>可以轉貼<text:span text:style-name="T3">.</text:span>但這麼無聊的答辯書會有人想看嗎<text:span text:style-name="T3">.</text:span></text:p>
      <text:p text:style-name="P1">J. Z.   |  2012.10.26 09:53   |   <text:a xlink:type="simple" xlink:href="http://palinfo.habago.org/Entry?Command=Information_PrintForum&amp;iPage=496#FORUM31613"><text:span text:style-name="T2">#</text:span></text:a></text:p>
      <text:p text:style-name="P3">陳大哥<text:span text:style-name="T3">, </text:span>這信可以借轉在我<text:span text:style-name="T3">FB</text:span>上嗎<text:span text:style-name="T3">?</text:span></text:p>
      <text:p text:style-name="P1"><text:span text:style-name="T1">陳真</text:span><text:s/>  |  2012.10.26 01:01   |   <text:a xlink:type="simple" xlink:href="http://palinfo.habago.org/Entry?Command=Information_PrintForum&amp;iPage=496#FORUM31612"><text:span text:style-name="T2">#</text:span></text:a></text:p>
      <text:p text:style-name="P2">這不能算是私事，事實上它理應攸關每個人的權益與尊嚴，不過寫起來很多細節有點冗長就是，懶得看的不妨直接看最後四段。<text:span text:style-name="T3"><text:line-break/><text:line-break/></text:span>陳真<text:span text:style-name="T3"><text:line-break/><text:line-break/>=========<text:line-break/>XX</text:span>，<text:span text:style-name="T3"><text:line-break/><text:line-break/></text:span>有件事跟妳說一聲，也不知道妳或<text:span text:style-name="T3">YY</text:span>能不能幫上什麼忙，這其實也是我平常工作上的一大困擾。這事只是無數例子之一而已。<text:span text:style-name="T3"><text:line-break/><text:line-break/></text:span>這事很長，簡單說就是大約幾個月前，健保局打電話要我去看一個健保局提供的病患黑名單，也就是拿藥過量或重覆就醫的病患。我不知道要去哪看，就問以前那位電腦工程師，但他總是告訴我說「不用管它」或說「不清楚」，或說叫我去看常誠看診軟體的某個欄位。我試著去看了，但沒看到什麼黑名單。<text:span text:style-name="T3"><text:line-break/><text:line-break/></text:span>後來，健保局又來電話，說我都沒有去查黑名單。我說我去健保局網上查了，但實在不知道到底是要我查什麼。<text:span text:style-name="T3"><text:line-break/><text:line-break/></text:span>後來，經過兩次三次的催促，我於是再硬著頭皮問以前的那位電腦工程師，他不理不睬，每次都說正在忙或正在上課，大多時候是不接電話或關機，完全不照合約行事，毫無功能，要找他真的很難，後來幾次碰釘子之後，我才生氣把他給開除了，不再跟他們續約。<text:span text:style-name="T3"><text:line-break/><text:line-break/></text:span>台中的<text:span text:style-name="T3">SS</text:span>真的很有效率。所以，健保局黑名單這事我就請他幫忙，他好像是幫我更新了版本或做了些設定，我的看診軟體才跑出健保局黑名單的欄位。<text:span text:style-name="T3"><text:line-break/><text:line-break/></text:span>這個欄位必須用我的醫事人員卡輸入密碼才能進去閱讀。於是我每遇到一些我覺得用藥習慣不好或不尋常的病患，我就會去查，經過這樣一種「我覺得對病患不是很尊敬、有點把他們當小偷」的調查，發現大多數是清白的，只有少數幾位有重覆在不同診所就醫、取藥過量的病患。<text:span text:style-name="T3"><text:line-break/><text:line-break/></text:span>我以為這下應該沒事了。沒想到，幾周後，王八蛋健保局又打電話且寫公文來，說我都沒有去查黑名單，於是我就打電話回去健保局詢問到底是要我做什麼或我少做了什麼？因為我明明都有在查啊，到底是還要我做什麼。但他們似乎也不是很清楚要我查什麼，似乎連自己也不知道自己說的黑名單是什麼東西，只是一味重申說根據他們的記錄，我都沒有去查他們提供的黑名單。<text:span text:style-name="T3"><text:line-break/><text:line-break/></text:span>但我明明就有查出了好幾個黑名單。但王八蛋健保局堅持說我連一次都不曾去查看過。我覺得很無奈，問他們說我都已經照你們說的去查了，你們一定要說我沒有查，那現在是要我怎麼樣？（要我斬雞頭對天發誓嗎？）<text:span text:style-name="T3"><text:line-break/><text:line-break/></text:span>我本來都是用非常溫和客氣的態度在跟他們溝通。直到前兩周，我又收到一張公文，上面說，我若再不去查，就要記我違約，違約累積兩次將解除健保合約。我看到這麼具有威脅性的公文，於是就照公文上承辦人的電話和分機打過去問，結果打了幾次全是民宅，電話顯然是錯的。<text:span text:style-name="T3"><text:line-break/><text:line-break/></text:span>後來，我上網去查到真正的健保局相關單位電話，說我要找承辦人。那天承辦人不在，是否請假也沒人知道，電話一再轉接，接到好幾個人手上，都表示對此不清楚，也不知道承辦人是誰，我唸公文文號請他們查，也推說不知道。我說你們連自己健保局的電話在公文上都寫錯了，對方卻回答我說「不可能有錯」，我越聽火氣越大，但基本禮貌還是維持住。<text:span text:style-name="T3"><text:line-break/><text:line-break/></text:span>後來，有一位比較勇於任事的小姐大概是看我快要發飆罵人了，出來教我怎麼查閱黑名單。<text:span text:style-name="T3"><text:line-break/><text:line-break/></text:span>我照她的方法又自己去上網搞設定，搞半天才知道她教我設定的東西老早就已經設定好在我們的看診軟體上。所以我又打電話去健保局說，我老早已經都有在查黑名單，你們到底是要我做什麼。<text:span text:style-name="T3"><text:line-break/><text:line-break/></text:span>後來，承辦人跟我連繫了，她就是長久以來一直打電話不斷「督促」我查黑名單的那一位。姓李，電話是<text:span text:style-name="T3">06-….</text:span>轉<text:span text:style-name="T3">…</text:span>。。她還是說我「可能」有去查了，但沒有抓出「每一個」黑名單。<text:span text:style-name="T3"><text:line-break/><text:line-break/></text:span>我跟她說，看診那麼忙，我怎麼可能去查每一個病人，怎麼可能保證抓出所有黑名單？我還說，而且，就醫記錄這種東西，若不是臨床上非常需要知道而且經過病患同意，我一般不會偷偷去查病人去哪裡就醫。我覺得，如果連病人的話我們每一個都要懷疑，那我們還像在當醫生嗎？我有把我的想法告訴對方。我覺得，不應該把每個病患當做賊，而且醫生也沒有義務要幫國家抓出什麼害群之馬。我是醫生，我又不是搞徵信社。<text:span text:style-name="T3"><text:line-break/><text:line-break/></text:span>更重要的是心態，我相信人或相信病人，信就信了，我不會對病人的話抱持懷疑的態度，除非對方的不良就醫行為或詐欺意圖真的很明顯，我才會起疑心。所以我告訴對方說，我不會去查每個人，看診時也很難一邊看診一邊調查每一個病患，況且有些人你真的無法懷疑其真的生病的真實性。就好像<text:span text:style-name="T3">YY</text:span>若來讓我看病，難道我會懷疑她講的話？難道我應該偷偷去查一下看她有沒有變成黑名單或有沒有跑去看哪些科等等？<text:span text:style-name="T3"><text:line-break/><text:line-break/></text:span>但健保局依然堅持我必須「每一個」病人都查。對此我們沒有共識，不過這倒不礙事。因為前幾封公文上寫說麥擱來診所有<text:span text:style-name="T3">10</text:span>位黑名單，是我沒有查到的，所以我就跟健保局說，既然你們連我一共有幾個黑名單都知道，那何不直接把名單給我就好，我以後就特別注意這<text:span text:style-name="T3">10</text:span>個人，何必要我每位來看診的病患一個個都要查？<text:span text:style-name="T3"><text:line-break/><text:line-break/></text:span>但王八蛋健保局真的很奇怪，承辦人依然還是堅持說我應該自己去查，而且每一個害群之馬都要抓到，不能有漏網之魚。否則，否則就是像公文上所寫，將解除診所的健保合約。<text:span text:style-name="T3"><text:line-break/><text:line-break/></text:span>不過，上個月最新一封威脅性的公文上這回倒是寫了一段話如下：「請配合於每月<text:span text:style-name="T3">2</text:span>日及<text:span text:style-name="T3">17</text:span>日更新及下載未以系統查詢關懷名單（即我所謂黑名單）之功能，本局將不再另行提供未查詢名單」。<text:span text:style-name="T3"><text:line-break/><text:line-break/></text:span>從這段公文之「本局不再另行提供」，可以看出健保局「過去會提提供」黑名單，但我三番兩次跟她們要，她們卻都不給，堅持要我自己去查，而且每一個黑名單都要抓到才行，一個也不能漏掉。若不是公文撒謊，就是這些承辦人員撒謊，或是故意曲解健保局這些作法，故意把它講得好像我必須隨時戰戰兢兢去調查每個病人，若有遺漏一個也不行，否則就會受到解除健保合約或涉嫌販毒的刑法起訴之懲罰。<text:span text:style-name="T3"><text:line-break/><text:line-break/></text:span>所以，在上個月底，收到這封公文後，我馬上打了電話去健保局，問她們如何「更新未以系統查詢關懷名單（即我所謂黑名單）之功能」，但電話轉了好幾圈就是沒有一個人知道這東西是什麼。我說，如果連你們都不知道這是什麼東西，那你們到底是要我做什麼？<text:span text:style-name="T3"><text:line-break/><text:line-break/></text:span>後來，他們說，問電腦工程師一定知道。所以我當天就找了<text:span text:style-name="T3">SS</text:span>。他說他也不清楚，但我試著給他一些線索，他努力幫我在健保局網上找了很多軟體與設定，仍然還是找不到這個東西。<text:span text:style-name="T3"><text:line-break/><text:line-break/></text:span>那一天，<text:span text:style-name="T3">SS</text:span>剛好有事要外出，所以後來就由他的一位女同事接手。那女生也是很熱心，好像幫我找到了一些可能的設定，但最後試著要進一步查詢時發現進不去，原來是我的醫事人員卡剛好那幾天到期了。沒有醫事人員卡，一切設定更新只好暫停。<text:span text:style-name="T3"><text:line-break/><text:line-break/></text:span>兩天後，我利用下班時間留下來慢慢研究醫事人員卡要怎麼換新卡，比申請護照還難，要先在網上輸入一堆資料，然後網上約定臨櫃辦理的時間。我是電腦白癡，所以我真的是費了好大一番工夫，終於才完成預約換卡的手續。隔天，我就託<text:span text:style-name="T3">YY</text:span>攜帶我的各種證件前往衛生局辦理。<text:span text:style-name="T3"><text:line-break/><text:line-break/></text:span>辦完後，必須再等一個禮拜才能收到新卡。收到之後，我試著去讀卡，發現必須先開卡，於是又花了許多時間研究怎麼開卡。今天終於開卡成功了。所以我就馬上打電話給<text:span text:style-name="T3">SS</text:span>，請他幫我處理上次沒有完成的什麼「更新未以系統查詢關懷名單（即我所謂黑名單）之功能」。<text:span text:style-name="T3"><text:line-break/><text:line-break/></text:span>但他在幫我處理的過程中，問我卡片密碼，說開卡後會出現一組密碼。我說開卡後只顯示開卡成功，沒看到什麼密碼。他說沒關係，密碼可以重設，他說他常幫許多診所處理這些問題，很簡單。<text:span text:style-name="T3"><text:line-break/><text:line-break/></text:span>但密碼重設過程中，卻一再出現說我的醫事人員卡之卡號並不存在，也就是說根本沒有這張卡片。我堅持說卡號就是我的身份證，我不但倒背如流，而且之前都已經用它開卡了，絕不會有錯。但<text:span text:style-name="T3">SS</text:span>仍試著重新透過系統去查詢，證實我說的卡號無誤。可是，一旦要拿這卡號來進行程式設定時，卻又每次都說無此卡號的存在。<text:span text:style-name="T3"><text:line-break/><text:line-break/>SS</text:span>說他曾處理過很多次同樣的設定，卻是第一次碰到這樣的事，所以也不清楚問題究竟出在哪。他馬上打電話給有關單位<text:span text:style-name="T3"><text:s/>(</text:span>什麼官方發卡中心類<text:span text:style-name="T3">) </text:span>查詢。對方說，重辦一張卡片好了，要不然也不知道怎麼會這樣。<text:span text:style-name="T3"><text:line-break/><text:line-break/>SS</text:span>說，剛剛才開卡成功的卡片，記錄上也是如此顯示這是一張有效卡，怎麼需要再重辦？他說，要不然換一台電腦用不同的讀卡機試試。不過，那時已經很晚了，診所只剩我一人，掛號處我又沒帶鑰匙，掛號處的電腦我也不敢亂動，而且怕耽誤<text:span text:style-name="T3">SS</text:span>吃晚飯，所以我就說明天再繼續奮鬥好了。<text:span text:style-name="T3"><text:line-break/><text:line-break/></text:span>同樣就是在今天下午，健保局那位承辦人又打電話來重申違約記點將解除健保合約的事。我告訴她之所以耽擱兩三周是因為醫事人員卡剛好到期，申請重新換卡前後需要一兩個禮拜的時間，但她似乎很不耐煩聽我解釋，說長官要她催，她只好來催，我再不完成使命，她們就要對我不客氣了，但我迄今不知道健保局到底要我做什麼下載更新，去哪下載？去哪更新？更荒謬的是，健保局這些承辦人員自己也不知道要去哪下載，去哪更新。<text:span text:style-name="T3"><text:line-break/><text:line-break/></text:span>我知道我當時若再跟她講電話下去，恐怕非罵人不可，加上當時病患很多，所以沒再多講，況且，我發現健保局似乎不認為自己是一個服務提供者，而是一個高高在上像獄卒般的管理者，相當官僚而且蠻頇。<text:span text:style-name="T3"><text:line-break/><text:line-break/></text:span>今天沒有夜診，但現在已經晚上十二點了，我還留在診所搞這些理應讓助理或祕書去做的事，實在是很浪費生命。<text:span text:style-name="T3"><text:line-break/><text:line-break/></text:span>妳看我寫這麼多，大概也知道火山快爆炸了。我會盡一切努力去完成這件到底是要做什麼至今都還沒有人知道的事，<text:span text:style-name="T3">SS</text:span>說，他處理這麼多診所，也沒聽說什麼黑名單的下載更新軟體，更沒聽說有哪家診所為了這樣一件沒頭沒腦的事一直被健保局督促甚至威脅要解除合約。<text:span text:style-name="T3"><text:line-break/><text:line-break/></text:span>等我弄完這事，滿足健保局的要求後，若我屆時憤怒還在，良心還在，我會把這事給公開，或許用文章的形式，透過媒體，探討一下健保局這樣一種動輒把病人當賊、甚至強迫醫生去調查每一個病人是否是賊的心態是否合理。就我的認知，醫生只該對一個對象忠誠，那就是病人；醫生沒有義務幫國家去抓賊，更不應該去懷疑每個病人。<text:span text:style-name="T3"><text:line-break/><text:line-break/></text:span>更荒謬的是，健保局動輒公然以刑法威脅醫生，比方說，安眠藥在台灣或世界各地都免不了會有濫用的情形，但健保局三番兩次寫公文給每家診所，上面是這麼寫的「近來本局已查獲多起醫師涉嫌醫療不當處方如<text:span text:style-name="T3">zopidem</text:span>藥物之案件，除罰款之外，並分別停止其處方或使用藥劑<text:span text:style-name="T3">6</text:span>個月至<text:span text:style-name="T3">2</text:span>年之處分，另有多起販售<text:span text:style-name="T3">zopidem</text:span>案件，依毒品危害防制條例以其涉嫌供應、販售毒品提起公訴。」<text:span text:style-name="T3"><text:line-break/><text:line-break/></text:span>這些威脅，使得診所之間互相告誡乾脆都不要再以自費開立這個最常用的安眠藥物，以策醫師自身安全。<text:span text:style-name="T3"><text:line-break/><text:line-break/></text:span>講這些，一來是讓妳明白這事，因為我實在也不知道這事到底是要怎麼做，看妳有沒有什麼方法？或者說我根本不知道到底健保局要我們更新下載、並且每個病人都要調查的那個黑名單軟體到底藏在哪，因為連健保局自己也說不清楚到底是要去哪下載。<text:span text:style-name="T3"><text:line-break/><text:line-break/></text:span>二來是讓妳明白，診所看診並不是只有看診而已，而是一堆有的沒的工作要做，比方說我今晚恐怕得在診所熬夜整理，才有辦法在明後天把這個月抽查的一堆病歷和各種相關文件整理之後寄出。<text:span text:style-name="T3"><text:line-break/><text:line-break/></text:span>以前在醫院都有社工或祕書或助理可以處理所有這些事，但現在卻幾乎全是我一個人在弄，但看病已經累到快爆炸了，實在沒有剩餘任何體力和時間去做這麼多雜事。比方說有一塊廣告看板都已經退色退到快成無字天書了，應該要趕緊換新看板才不會鬧笑話，但我實在沒有辦法同時做這麼多事。<text:span text:style-name="T3"><text:line-break/><text:line-break/></text:span>這封信，我會刪去人名，以及刪去一些純粹診所內部的事，然後把它寄給健保局那位承辦人，請她轉交給她所謂的「上面」，請她問問「上面」那位長官到底是要診所做什麼，並且請他們深思一下在防賊的同時，是不是應該別忘記病人才是老大，所有這一切所謂健保或醫療，無非是為了病人而存在，而病人的各項權利包括其人格是應該尊重而且值得尊重的。<text:span text:style-name="T3"><text:line-break/><text:line-break/></text:span>健保就像一輛火車，或許有些人沒買票就來坐車，但沒必要因此把所有乘客都當做賊那樣盤查，更不應該經常威脅列車長說萬一有人沒買票卻沒被你抓到，那你列車長無疑就是共犯，應繩之以法。<text:span text:style-name="T3"><text:line-break/><text:line-break/></text:span>都已經<text:span text:style-name="T3">21</text:span>世紀了，但我看健保局以及許多公家機關，大概還以為自己是在衙門當官那般心態與口氣。我若屆時憤怒還在，良心還在，我會很樂意不計一切代價來公開談談這些事，雖然很可能狗吠火車，不會有什麼用，但這麼一點最基本的理念，總該有個提醒。<text:span text:style-name="T3"><text:line-break/><text:line-break/></text:span>在台灣，醫療這東西真的越來越像八大行業了，因為主其事者似乎總以為自己是在管理八大行業那樣一種心態。這樣一些人，不妨考慮改行，看是要去徵信社工作，或是去考調查局當警官，或是派去黑社會臥底，總之似乎不適合繼續留在以醫療為宗旨的工作崗位上。<text:span text:style-name="T3"><text:line-break/><text:line-break/><text:line-break/></text:span>陳真<text:span text:style-name="T3"><text:s/>2012. 10. 26.</text:span></text:p>
      <text:p text:style-name="P1"><text:span text:style-name="T1">楊世主</text:span><text:s/>  |  2012.10.24 11:58   |   <text:a xlink:type="simple" xlink:href="http://palinfo.habago.org/Entry?Command=Information_PrintForum&amp;iPage=496#FORUM31611"><text:span text:style-name="T2">#</text:span></text:a></text:p>
      <text:p text:style-name="P5"><text:span text:style-name="T1">是不是藍絲絨裡的這一首</text:span>love letter by Ketty Lester<text:line-break/>http://www.youtube.com/watch?v=kG7rXv-3phA&amp;feature=related<text:line-break/><text:line-break/>2002<text:span text:style-name="T1">年的</text:span>love letter<text:line-break/>http://www.youtube.com/watch?v=EuZvb51Xwjw&amp;feature=related<text:line-break/><text:line-break/><text:span text:style-name="T1">人人都想在美夢裡死去，但不會做夢的人就得忍受殘酷的現實吧？還沒被殺手解決以前，也許先學著做點夢，特別是美麗的夢</text:span><text:line-break/>falling by Julee Cruise <text:line-break/>http://www.youtube.com/watch?v=srqIymNRVYc</text:p>
      <text:p text:style-name="P4"/>
      <text:p text:style-name="P1"><text:span text:style-name="T1">陳真</text:span><text:s/>  |  2012.10.24 02:56   |   <text:a xlink:type="simple" xlink:href="http://palinfo.habago.org/Entry?Command=Information_PrintForum&amp;iPage=497#FORUM31610"><text:span text:style-name="T2">#</text:span></text:a></text:p>
      <text:p text:style-name="P3">溫柔殺戮<text:span text:style-name="T3">(kill them softly)</text:span>看完了<text:span text:style-name="T3">,</text:span>想跟車神比<text:span text:style-name="T3">,</text:span>真是門都沒有<text:span text:style-name="T3">, </text:span>跟<text:span text:style-name="T3">Tomas Alfredson </text:span>的<text:span text:style-name="T3">Tinker Tailor Soldier Spy </text:span>亦是連比都沒得比<text:span text:style-name="T3">. <text:line-break/><text:line-break/></text:span>拒絕暴力的愛好和平人士可放心入場<text:span text:style-name="T3">,</text:span>暴力場面很少<text:span text:style-name="T3">,</text:span>而且拍得美美的<text:span text:style-name="T3">,</text:span>無謂的對白倒是很多<text:span text:style-name="T3">. <text:line-break/><text:line-break/></text:span>導演是誰不知道<text:span text:style-name="T3">,</text:span>但很可能是<text:span text:style-name="T3">MARTIN SCORSESE</text:span>及<text:span text:style-name="T3">DAVID LYNCH</text:span>的粉絲<text:span text:style-name="T3">,</text:span>有些地方真的有抄襲<text:span text:style-name="T3"><text:s/>LYNCH </text:span>的<text:span text:style-name="T3">BLUE VELVET</text:span>之嫌<text:span text:style-name="T3">,</text:span>連歌都一樣<text:span text:style-name="T3">,</text:span>但水平真是差很多<text:span text:style-name="T3">.<text:line-break/><text:line-break/></text:span>雖然講了很多壞話<text:span text:style-name="T3">,</text:span>但片子倒也不爛<text:span text:style-name="T3">. </text:span>吃飽有點太閒時還是可以一看<text:span text:style-name="T3">. </text:span>沒有台灣人愛看的賣點<text:span text:style-name="T3">,</text:span>觀眾應該很少很少才對<text:span text:style-name="T3">,</text:span>不會有<text:span text:style-name="T3"><text:s/>"</text:span>台灣學生<text:span text:style-name="T3">" </text:span>型那一類低能驕縱自私的人渣帶著熱狗薯條鹹酥雞吃吃喝喝跟你一起看戲<text:span text:style-name="T3">,</text:span>所以不用戴口罩或防毒面具進場<text:span text:style-name="T3">.<text:line-break/><text:line-break/></text:span>另外<text:span text:style-name="T3">,</text:span>教父一二集正在台北上映<text:span text:style-name="T3">,</text:span>沒看過的人一定要看<text:span text:style-name="T3">,</text:span>看過的更應該再多看幾遍<text:span text:style-name="T3">.</text:span></text:p>
      <text:p text:style-name="P1"><text:span text:style-name="T1">鄭啟承</text:span><text:s/>  |  2012.10.22 18:53   |   <text:a xlink:type="simple" xlink:href="http://palinfo.habago.org/Entry?Command=Information_PrintForum&amp;iPage=497#FORUM31609"><text:span text:style-name="T2">#</text:span></text:a></text:p>
      <text:p text:style-name="P2">已經教訓看門狗放人了，媽的這狗崽子連哈巴狗董事長都不認得，想被槍斃嗎<text:span text:style-name="T3">?</text:span></text:p>
      <text:p text:style-name="P1"><text:span text:style-name="T1">陳真</text:span><text:s/>  |  2012.10.22 18:20   |   <text:a xlink:type="simple" xlink:href="http://palinfo.habago.org/Entry?Command=Information_PrintForum&amp;iPage=497#FORUM31608"><text:span text:style-name="T2">#</text:span></text:a></text:p>
      <text:p text:style-name="P3">奇怪<text:span text:style-name="T3">,</text:span>我的留言怎麼都跑不出來<text:span text:style-name="T3">,</text:span>這哈巴笨夠難道連主人也不認得了<text:span text:style-name="T3">? </text:span>誰幫我開開門啊<text:span text:style-name="T3">.</text:span></text:p>
      <text:p text:style-name="P1"><text:span text:style-name="T1">陳真</text:span><text:s/>  |  2012.10.22 18:18   |   <text:a xlink:type="simple" xlink:href="http://palinfo.habago.org/Entry?Command=Information_PrintForum&amp;iPage=497#FORUM31607"><text:span text:style-name="T2">#</text:span></text:a></text:p>
      <text:p text:style-name="P2">很久很久很久沒有看電影了<text:span text:style-name="T3">,</text:span>或者應該說很久很久很久沒有什麼好電影了<text:span text:style-name="T3">. Woody Allen</text:span>有新片<text:span text:style-name="T3">,</text:span>我跑到高雄去看了<text:span text:style-name="T3">(</text:span>台南沒演<text:span text:style-name="T3">),</text:span>除了不斷自我重覆並沉溺在小資男女的無聊情愛遊戲之外<text:span text:style-name="T3">,</text:span>其實了無新意<text:span text:style-name="T3">.<text:line-break/><text:line-break/></text:span>底下這片是我這兩天準備要去看的<text:span text:style-name="T3">. </text:span>這片在國際上常被拿來跟車神相提並論<text:span text:style-name="T3">,</text:span>不過看它在西方媒體上打出的一句廣告詞<text:span text:style-name="T3">,</text:span>倒是讓我還沒看就先對它打了點折扣<text:span text:style-name="T3">,</text:span>這廣告詞說<text:span text:style-name="T3">: </text:span>美國不是一個國家<text:span text:style-name="T3">,</text:span>而是一門生意<text:span text:style-name="T3">. </text:span>這話說得沒錯<text:span text:style-name="T3">,</text:span>美國其實是一家公司<text:span text:style-name="T3">,</text:span>它哪稱得上國家<text:span text:style-name="T3">. </text:span>但電影對白若講得這麼白<text:span text:style-name="T3">,</text:span>倒也不是一件好事<text:span text:style-name="T3">.<text:line-break/><text:line-break/></text:span>在台灣我一直很害怕進電影院<text:span text:style-name="T3">,</text:span>特別是害怕這類有大明星演出的電影<text:span text:style-name="T3">,</text:span>只要有很多台灣人出現的電影院<text:span text:style-name="T3">,</text:span>就跟電影院裏出現很多蟑螂老鼠一樣<text:span text:style-name="T3">,</text:span>你很難期待能夠安心安靜地看電影<text:span text:style-name="T3">.<text:line-break/><text:line-break/></text:span>不知道是南部的關係<text:span text:style-name="T3">,</text:span>還是這兩年台灣人智能品性突然退化得很厲害<text:span text:style-name="T3">,</text:span>電影院簡直跟餐廳菜市場沒兩樣<text:span text:style-name="T3">,</text:span>幾乎每個人都拿一堆食物猛吃猛喝<text:span text:style-name="T3">,</text:span>好像餓很久的感覺<text:span text:style-name="T3">,</text:span>食物臭味沖天<text:span text:style-name="T3">,</text:span>根本無處可逃<text:span text:style-name="T3">.<text:line-break/><text:line-break/></text:span>看到底下台灣人的<text:span text:style-name="T3"><text:s/>"</text:span>影評<text:span text:style-name="T3">",</text:span>讓我多少鬆了一口氣<text:span text:style-name="T3">,</text:span>只要是台灣人看到睡著或痛罵說爛的電影<text:span text:style-name="T3">,</text:span>大概就不可能爛到哪去了<text:span text:style-name="T3">. </text:span>底下還有個北七說這片是爛片排行榜第一名<text:span text:style-name="T3">,</text:span>說車神是爛片第二名<text:span text:style-name="T3">,</text:span>還說演幾分鐘就有十幾個人離席<text:span text:style-name="T3">,</text:span>說他們邊離席邊罵<text:span text:style-name="T3">.<text:line-break/><text:line-break/></text:span>相反地<text:span text:style-name="T3">,</text:span>只要台灣人說超好看超感動的片<text:span text:style-name="T3">,</text:span>大概不用懷疑可以直接打成垃圾等級<text:span text:style-name="T3">. </text:span>我發現我跟台灣人的品味恰好完全對立<text:span text:style-name="T3">. </text:span>就如永生樹台灣觀眾也是強調多麼乏味多麼無聊多麼低能<text:span text:style-name="T3">. </text:span>會有這樣的評語<text:span text:style-name="T3">,</text:span>想來也真是很不可思議<text:span text:style-name="T3">,</text:span>那就好像有人聽了莫札特的音樂然後說很低能很想吐很無聊一樣不可思議<text:span text:style-name="T3">. </text:span>人的心靈品味怎麼會差異這麼大<text:span text:style-name="T3">?<text:line-break/><text:line-break/></text:span>你光從底下影評的水平上<text:span text:style-name="T3">,</text:span>就可以看出至少在某些面向上崇洋是正確的<text:span text:style-name="T3">,</text:span>人家文化水平比你好<text:span text:style-name="T3">,</text:span>你不崇他要崇誰<text:span text:style-name="T3">?<text:line-break/><text:line-break/></text:span>陳真<text:span text:style-name="T3"><text:line-break/><text:line-break/>================<text:line-break/>Killing Them Softly: Cannes 2012 Review <text:line-break/>Posted: 05/22/2012 4:25 <text:line-break/><text:line-break/>Director: Andrew Dominik<text:line-break/><text:line-break/>Runtime: 104 minutes<text:line-break/><text:line-break/>Dominik's Killing Them Softly is about the state of America and the economy that keeps its motor running. But who's paying for that motor and where are we getting it from? Set in a Rust Belt-looking, once-industrial city where the primary service industry appears to be crime, Dominik, to no surprise, utilizes the camera to its full advantage. A bit more surprising, then, is the filmmaker's superb use of sound editing -- the abrupt, brutal sound mix complementing his fluid camera moves beautifully, as illustrated in the film's opening scene.<text:line-break/><text:line-break/>On a technical level this is perhaps the most memorable film of the fest so far, thanks to Greig Fraser's hyberpolic cinematography. It's a film that warrants another look, and maybe one more after that. How many genre films can we say that about?<text:line-break/><text:line-break/>=============================<text:line-break/></text:span>主題：神阿救救我吧<text:span text:style-name="T3"><text:line-break/></text:span>無圖示老十人<text:span text:style-name="T3"><text:line-break/><text:line-break/></text:span>為什麼可以爛成這樣<text:span text:style-name="T3">...<text:line-break/></text:span>第一次電影沒看完我就走出場外了<text:span text:style-name="T3"><text:line-break/></text:span>我前面已經有大約<text:span text:style-name="T3">10</text:span>個人出去了<text:span text:style-name="T3"><text:line-break/></text:span>幾乎都在罵髒話<text:span text:style-name="T3"><text:line-break/></text:span>對不起我真的看不完<text:span text:style-name="T3"><text:line-break/><text:line-break/></text:span>他也加入我的濫片排行榜<text:span text:style-name="T3"><text:s/></text:span>直接第一名<text:span text:style-name="T3"><text:line-break/></text:span>僅次於<text:span text:style-name="T3"><text:s/></text:span>落日車神<text:span text:style-name="T3"><text:line-break/>================ <text:line-break/></text:span>主題：諷刺政治意圖太過明顯，需保持精神飽滿狀態再進場以免睡著<text:span text:style-name="T3"><text:line-break/></text:span>無圖示<text:span text:style-name="T3">CFS<text:line-break/><text:line-break/></text:span>文章日期：<text:span text:style-name="T3">2012/10/21 13:48<text:line-break/></text:span>文章點閱：<text:span text:style-name="T3">178<text:line-break/></text:span>回應<text:span text:style-name="T3"> <text:line-break/><text:line-break/></text:span>昨天看完<text:span text:style-name="T3">”</text:span>殺戮行動<text:span text:style-name="T3">”</text:span>，有種莫名的沮喪，因為我已經很久很久沒有看電影時打瞌睡的記錄了，而看這部片時，精神不濟的我竟然數度幾乎睡著，我得不斷地用力搖晃我的腦袋以保持清醒。<text:span text:style-name="T3"><text:line-break/>=================<text:line-break/><text:line-break/></text:span>台灣人的口味<text:span text:style-name="T3"><text:line-break/></text:span>無圖示<text:span text:style-name="T3">paul<text:line-break/><text:line-break/></text:span>文章日期：<text:span text:style-name="T3">2012/10/22 00:29<text:line-break/></text:span>文章點閱：<text:span text:style-name="T3">59<text:line-break/></text:span>回應<text:span text:style-name="T3"> <text:line-break/><text:line-break/></text:span>在<text:span text:style-name="T3">IMDB,</text:span>在所有世界其它人的評價都不差啊<text:span text:style-name="T3">.<text:line-break/>http://www.imdb.com/title/tt1764234/reviews<text:line-break/><text:line-break/></text:span>為什麼只有台灣人把本片罵成這樣<text:span text:style-name="T3">?<text:line-break/><text:line-break/></text:span>原因我想不外乎<text:span text:style-name="T3">: <text:line-break/>1. </text:span>台灣觀影者只看表面的東西<text:span text:style-name="T3">, </text:span>無法了解真正的意涵<text:span text:style-name="T3">.<text:line-break/>2. </text:span>台灣觀影者的漫罵時<text:span text:style-name="T3">, </text:span>也反應了他們自己的水準<text:span text:style-name="T3">.</text:span></text:p>
      <text:p text:style-name="P1"><text:span text:style-name="T1">陳真</text:span><text:s/>  |  2012.10.22 17:27   |   <text:a xlink:type="simple" xlink:href="http://palinfo.habago.org/Entry?Command=Information_PrintForum&amp;iPage=497#FORUM31605"><text:span text:style-name="T2">#</text:span></text:a></text:p>
      <text:p text:style-name="P3">病患阿花<text:span text:style-name="T3">:</text:span>醫生<text:span text:style-name="T3">!!!</text:span>你是會不會開藥<text:span text:style-name="T3">?!!!</text:span>為什麼昨天我老公說我的腳在抖<text:span text:style-name="T3">,</text:span>像這樣<text:span text:style-name="T3">,</text:span>坐著就想抖<text:span text:style-name="T3">. </text:span>為什麼會這樣<text:span text:style-name="T3">? </text:span>是不是你開的藥有什麼問題<text:span text:style-name="T3">?<text:line-break/><text:line-break/></text:span>醫<text:span text:style-name="T3">: </text:span>腳抖停不下來嗎<text:span text:style-name="T3">?<text:line-break/><text:line-break/></text:span>花<text:span text:style-name="T3">: </text:span>停得下來啊<text:span text:style-name="T3">,</text:span>但為什麼我會想抖<text:span text:style-name="T3">?</text:span>我先生說我最近幾天突然喜歡撥頭髮<text:span text:style-name="T3">,</text:span>那是什麼副作用<text:span text:style-name="T3">?! </text:span>我怎麼辦怎麼辦<text:span text:style-name="T3">....?</text:span>我先生等一下會來找你理論<text:span text:style-name="T3">. </text:span>他說你害我現在變得很怕冷<text:span text:style-name="T3">,</text:span>然後今天卻又覺得很熱<text:span text:style-name="T3">,</text:span>你看我背部都還在流汗<text:span text:style-name="T3">.</text:span>這是什麼藥<text:span text:style-name="T3">,</text:span>怎麼會讓我這樣<text:span text:style-name="T3">?!</text:span>我以前都不會去撥頭髮的<text:span text:style-name="T3">.<text:line-break/><text:line-break/></text:span>醫<text:span text:style-name="T3">: </text:span>這些狀況跟藥一點關係都沒有<text:span text:style-name="T3">,</text:span>妳吃藥幾個月妳的恐慌症不是已經幾乎都好了嗎<text:span text:style-name="T3">?<text:line-break/><text:line-break/></text:span>花<text:span text:style-name="T3">: </text:span>可是為什麼我現在背部流汗<text:span text:style-name="T3">?<text:line-break/><text:line-break/></text:span>醫<text:span text:style-name="T3">: </text:span>因為我想省電<text:span text:style-name="T3">,</text:span>沒開冷氣<text:span text:style-name="T3">,</text:span>我現在也是全身都是汗<text:span text:style-name="T3">.<text:line-break/><text:line-break/></text:span>花<text:span text:style-name="T3">: </text:span>可是我以前不怕熱啊<text:span text:style-name="T3">,</text:span>為什麼昨天晚上半夜我先生說我好像很冷<text:span text:style-name="T3">,</text:span>今天我又覺得很熱<text:span text:style-name="T3">.<text:line-break/><text:line-break/></text:span>醫<text:span text:style-name="T3">: </text:span>如果妳對藥物這麼多懷疑<text:span text:style-name="T3">,</text:span>那就不用吃藥<text:span text:style-name="T3">,</text:span>反正恐慌症也不會怎麼樣<text:span text:style-name="T3">.<text:line-break/><text:line-break/></text:span>花<text:span text:style-name="T3">: </text:span>那我現在口很渴<text:span text:style-name="T3">,</text:span>為什麼會這樣<text:span text:style-name="T3">?!!</text:span>是不是副作用<text:span text:style-name="T3">?!! (</text:span>開始哭叫<text:span text:style-name="T3">)<text:line-break/><text:line-break/></text:span>醫<text:span text:style-name="T3">: </text:span>很渴就喝水啊<text:span text:style-name="T3">,</text:span>這也叫症狀嗎<text:span text:style-name="T3">?<text:line-break/><text:line-break/></text:span>花<text:span text:style-name="T3">: </text:span>我一喝水就想上廁所<text:span text:style-name="T3">,</text:span>我現在要去接小孩<text:span text:style-name="T3">,</text:span>怎麼能喝水<text:span text:style-name="T3">?</text:span>嗚嗚嗚<text:span text:style-name="T3">....</text:span>為什麼這藥的副作用讓我口渴<text:span text:style-name="T3">? </text:span>是不是傷到神經<text:span text:style-name="T3">? </text:span>等一下我先生會來找你<text:span text:style-name="T3">.<text:line-break/><text:line-break/></text:span>醫<text:span text:style-name="T3">: </text:span>好<text:span text:style-name="T3">,</text:span>那妳今天就不用拿藥了<text:span text:style-name="T3">,</text:span>直接去退掛號<text:span text:style-name="T3">.<text:line-break/><text:line-break/></text:span>花<text:span text:style-name="T3">: </text:span>為什麼不拿藥<text:span text:style-name="T3">? </text:span>是不是副作用傷到神經<text:span text:style-name="T3">,</text:span>不能再吃藥了<text:span text:style-name="T3">?!! </text:span>嗚嗚嗚<text:span text:style-name="T3">....<text:line-break/><text:line-break/></text:span>醫<text:span text:style-name="T3">: </text:span>你的口渴流汗和這些藥無關<text:span text:style-name="T3">,</text:span>如果妳這麼不放心<text:span text:style-name="T3">,</text:span>那就不要吃藥<text:span text:style-name="T3">, </text:span>照理說我今天應該給妳加重劑量才對<text:span text:style-name="T3">,</text:span>不過吃不吃藥是妳的自由<text:span text:style-name="T3">,</text:span>如果妳這麼多懷疑就不要再拿藥<text:span text:style-name="T3">.<text:line-break/><text:line-break/></text:span>花<text:span text:style-name="T3">: </text:span>你保證都沒有副作用<text:span text:style-name="T3">?<text:line-break/><text:line-break/></text:span>醫<text:span text:style-name="T3">: </text:span>所有藥都有副作用<text:span text:style-name="T3">,</text:span>就連食物也有副作用<text:span text:style-name="T3">,</text:span>何況是藥<text:span text:style-name="T3">. </text:span>我是說這些藥不會讓妳昨天半夜覺得冷<text:span text:style-name="T3">,</text:span>今天中午覺得很熱<text:span text:style-name="T3">,</text:span>這些藥也不會讓妳口渴<text:span text:style-name="T3">,</text:span>如果妳一整天都還沒有喝水當然會口渴<text:span text:style-name="T3">.<text:line-break/><text:line-break/></text:span>花<text:span text:style-name="T3">: </text:span>可是為什麼我會流汗<text:span text:style-name="T3">? </text:span>會不會害我長汗斑<text:span text:style-name="T3">?! </text:span>怎麼辦怎麼辦<text:span text:style-name="T3">? </text:span>嗚嗚嗚<text:span text:style-name="T3">....<text:line-break/><text:line-break/>......</text:span>如此夾纏了<text:span text:style-name="T3">20</text:span>分鐘<text:span text:style-name="T3">,</text:span>頭痛欲裂<text:span text:style-name="T3">,</text:span>客訴者一個接一個<text:span text:style-name="T3">,</text:span>做為客訴中心主任<text:span text:style-name="T3">,</text:span>每天幾乎都是精疲力竭在處理這樣一些不是問題的問題<text:span text:style-name="T3">,</text:span>實在很無奈<text:span text:style-name="T3">. </text:span>治病很容易<text:span text:style-name="T3">,</text:span>治療病人真的很難<text:span text:style-name="T3">.<text:line-break/><text:line-break/></text:span>大部份人似乎總有些不可理喻的地方<text:span text:style-name="T3">,</text:span>重點是當事人往往不知道自己的非理性帶給自己和別人多少痛苦與折磨<text:span text:style-name="T3">. </text:span>情感是好事<text:span text:style-name="T3">,</text:span>但情緒卻只是一種脆弱心靈的負面特徵<text:span text:style-name="T3">,</text:span>極度關切自己的每個細節<text:span text:style-name="T3">,</text:span>擔心這個擔心那個<text:span text:style-name="T3">,</text:span>好多擔心<text:span text:style-name="T3">,</text:span>好多不安<text:span text:style-name="T3">,</text:span>好多禁忌<text:span text:style-name="T3">,</text:span>好多規矩<text:span text:style-name="T3">,</text:span>好多猜疑<text:span text:style-name="T3">,</text:span>好多地雷<text:span text:style-name="T3">,</text:span>好多心思<text:span text:style-name="T3">. </text:span>藥物是不可能改變這些的<text:span text:style-name="T3">,</text:span>至少在目前不可能<text:span text:style-name="T3">. <text:line-break/><text:line-break/></text:span>殷海光出身於一個充滿禮教與人事心思的傳統大家族<text:span text:style-name="T3">,</text:span>有人說這或許使他更渴望理性<text:span text:style-name="T3">,</text:span>一種純粹的理性<text:span text:style-name="T3">. </text:span>我大約也能體會這樣一種渴望<text:span text:style-name="T3">,</text:span>從小到大不管是家庭或社會或工作<text:span text:style-name="T3">,</text:span>周旋於彷彿永無止盡的<text:span text:style-name="T3"><text:s/>"</text:span>人<text:span text:style-name="T3">" </text:span>的因素中<text:span text:style-name="T3">,</text:span>氾濫成災的情緒心思心機忌恨疑慮偏見及利益衝突<text:span text:style-name="T3">,</text:span>你得不斷安撫這個<text:span text:style-name="T3">,</text:span>慰問那個<text:span text:style-name="T3">,</text:span>喬這事喬那事<text:span text:style-name="T3">,</text:span>喬來喬去喬到最後往往只是白忙一場<text:span text:style-name="T3">.<text:line-break/><text:line-break/></text:span>在純粹理性中卻沒有這些夾纏<text:span text:style-name="T3">,</text:span>一道數學問題是否有解<text:span text:style-name="T3">,</text:span>你不用去到處喬<text:span text:style-name="T3">,</text:span>不用問誰的意見<text:span text:style-name="T3">,</text:span>也不用觀察誰的臉色<text:span text:style-name="T3">,</text:span>更不用擔心誰的情緒反彈<text:span text:style-name="T3">,</text:span>你不爽也沒用<text:span text:style-name="T3">,</text:span>一加一該等於二就還是等於二<text:span text:style-name="T3">,</text:span>有解無解純粹只是依照理性的必然性來決定<text:span text:style-name="T3">. <text:line-break/><text:line-break/></text:span>不喜歡純粹理性的<text:span text:style-name="T3">,</text:span>理當就該變成一個詩人<text:span text:style-name="T3">,</text:span>讓一切地面上的事端總是能在無重力的詩的世界中獲得喘息找到救贖<text:span text:style-name="T3">.</text:span></text:p>
      <text:p text:style-name="P1"><text:span text:style-name="T1">陳真</text:span><text:s/>  |  2012.10.22 01:45   |   <text:a xlink:type="simple" xlink:href="http://palinfo.habago.org/Entry?Command=Information_PrintForum&amp;iPage=497#FORUM31604"><text:span text:style-name="T2">#</text:span></text:a></text:p>
      <text:p text:style-name="P2">莫言說<text:span text:style-name="T3">,</text:span>在中國講話要小心的<text:span text:style-name="T3">,</text:span>常覺自己大嘴巴<text:span text:style-name="T3">,</text:span>於是取個筆名<text:span text:style-name="T3"><text:s/>"</text:span>莫言<text:span text:style-name="T3">" </text:span>隨時自我警惕<text:span text:style-name="T3">. </text:span>我想了想<text:span text:style-name="T3">,</text:span>也許該給自己取個法號叫莫悲<text:span text:style-name="T3">,</text:span>取其莫再悲慘莫再悲苦之吉祥意<text:span text:style-name="T3">. </text:span>我真的太悲苦了<text:span text:style-name="T3">,</text:span>再好的事臨頭我都怕<text:span text:style-name="T3">,</text:span>從我眼裏看出去全是一個悲字<text:span text:style-name="T3">. </text:span>以後大家可以叫我莫悲大師<text:span text:style-name="T3">,</text:span>隨時自我警惕莫再悲苦<text:span text:style-name="T3">.<text:line-break/><text:line-break/></text:span>扮幾歲的人我倒無此困擾<text:span text:style-name="T3">,</text:span>因為再怎麼扮老都老不過我一頭白髮<text:span text:style-name="T3">.</text:span>有個病人拍馬屁<text:span text:style-name="T3">,</text:span>希望我對他好一點<text:span text:style-name="T3">,</text:span>竟說<text:span text:style-name="T3">:"</text:span>呦<text:span text:style-name="T3">,(</text:span>傳說中的<text:span text:style-name="T3">)</text:span>陳醫師好年輕哦<text:span text:style-name="T3">,</text:span>您應該還沒七十歲吧<text:span text:style-name="T3">?!" <text:line-break/><text:line-break/></text:span>扮老不難<text:span text:style-name="T3">,</text:span>扮樂觀就真的有點強我所難<text:span text:style-name="T3">.</text:span>一群人同歡<text:span text:style-name="T3">,</text:span>我是沒法跟大家打成一片的<text:span text:style-name="T3">,</text:span>我總會想到各項宿命般的悲劇將降臨眾人身上<text:span text:style-name="T3">,</text:span>比方說<text:span text:style-name="T3">,</text:span>若干年後<text:span text:style-name="T3">,</text:span>咱們全得埋進土裏<text:span text:style-name="T3">,</text:span>無一倖免<text:span text:style-name="T3">,</text:span>比方說<text:span text:style-name="T3">,</text:span>你們就算不說<text:span text:style-name="T3">,</text:span>我也能看穿諸位內心某個不為人知的角落之陰暗晦澀悲苦惆悵<text:span text:style-name="T3">,</text:span>只是你沒說出來而已<text:span text:style-name="T3">.<text:line-break/><text:line-break/></text:span>比方說<text:span text:style-name="T3">,</text:span>太多比方說了<text:span text:style-name="T3">,</text:span>總之就是我很難假裝溫馨喜悅樂觀進取<text:span text:style-name="T3">,</text:span>偏偏我這兩年的工作硬要我假裝充滿朝氣<text:span text:style-name="T3">,</text:span>溫馨進取<text:span text:style-name="T3">. </text:span>就像演員要上舞臺之前一樣<text:span text:style-name="T3">,</text:span>每天出門上班前我都要先在家大聲練習一些溫馨對白<text:span text:style-name="T3">,</text:span>大約練習個五分鐘<text:span text:style-name="T3">,</text:span>換上一副樂觀進取的國劇臉譜才去上班<text:span text:style-name="T3">,</text:span>但就跟狗一樣<text:span text:style-name="T3">,</text:span>很難偽裝<text:span text:style-name="T3">,</text:span>稍不留神就會露出原形<text:span text:style-name="T3">,</text:span>露出悲字輩悲苦惆悵的心態樣貌<text:span text:style-name="T3">.<text:line-break/><text:line-break/></text:span>聽說有隻狗很聰明<text:span text:style-name="T3">,</text:span>智商跟我差不多<text:span text:style-name="T3">,</text:span>幾乎要破表<text:span text:style-name="T3">,</text:span>不但精通國文算數<text:span text:style-name="T3">,</text:span>而且還會打橋牌<text:span text:style-name="T3">,</text:span>可是<text:span text:style-name="T3">,</text:span>這麼一隻天才狗為何每次打牌都輸呢<text:span text:style-name="T3">? </text:span>因為每當牠準備打出一副好牌時<text:span text:style-name="T3">,</text:span>就會不自主地搖尾巴<text:span text:style-name="T3">,</text:span>露出原形<text:span text:style-name="T3">,</text:span>洩露底牌<text:span text:style-name="T3">. <text:line-break/><text:line-break/></text:span>市場上常有個無聊說法叫<text:span text:style-name="T3"><text:s/>"</text:span>做自己<text:span text:style-name="T3">",</text:span>老實說我一點都不想做自己<text:span text:style-name="T3">,</text:span>重點是<text:span text:style-name="T3">,</text:span>你除了做自己<text:span text:style-name="T3">,</text:span>難道還能做別人<text:span text:style-name="T3">. </text:span>每個人心腸裏外是啥模樣<text:span text:style-name="T3">,</text:span>其實是藏不住的<text:span text:style-name="T3">. </text:span>你就算不想做自己終究也還是會露出原形<text:span text:style-name="T3">.</text:span></text:p>
      <text:p text:style-name="P1"><text:span text:style-name="T1">智巽</text:span><text:s/>  |  2012.10.22 01:07   |   <text:a xlink:type="simple" xlink:href="http://palinfo.habago.org/Entry?Command=Information_PrintForum&amp;iPage=497#FORUM31603"><text:span text:style-name="T2">#</text:span></text:a></text:p>
      <text:p text:style-name="P3">不用客氣<text:span text:style-name="T3">! </text:span>套句我同事的話<text:span text:style-name="T3">, </text:span>能幫到你們我也覺得挺開心的。</text:p>
      <text:p text:style-name="P1"><text:span text:style-name="T1">鄭啟承</text:span><text:s/>  |  2012.10.21 13:06   |   <text:a xlink:type="simple" xlink:href="http://palinfo.habago.org/Entry?Command=Information_PrintForum&amp;iPage=497#FORUM31602"><text:span text:style-name="T2">#</text:span></text:a></text:p>
      <text:p text:style-name="P2">感謝智巽啊，謎底終於解開了<text:span text:style-name="T3">!!</text:span></text:p>
      <text:p text:style-name="P1"><text:span text:style-name="T1">智巽</text:span><text:s/>  |  2012.10.20 17:19   |   <text:a xlink:type="simple" xlink:href="http://palinfo.habago.org/Entry?Command=Information_PrintForum&amp;iPage=497#FORUM31601"><text:span text:style-name="T2">#</text:span></text:a></text:p>
      <text:p text:style-name="P3"><text:span text:style-name="T3"><text:line-break/></text:span>章<text:span text:style-name="T3">: </text:span>不過我扮得很差<text:span text:style-name="T3">, </text:span>即我<text:span text:style-name="T3">...</text:span>再扮都不可能<text:span text:style-name="T3">(</text:span>像<text:span text:style-name="T3">)61</text:span>歲<text:span text:style-name="T3">! (</text:span>這句我猜的<text:span text:style-name="T3">)<text:line-break/></text:span>主<text:span text:style-name="T3">: </text:span>你由多少歲開始有這個感覺<text:span text:style-name="T3">?<text:line-break/></text:span>章<text:span text:style-name="T3">: </text:span>不知咧<text:span text:style-name="T3">, </text:span>由很小時就不想大了<text:span text:style-name="T3"><text:line-break/></text:span>主<text:span text:style-name="T3">: </text:span>就是囉<text:span text:style-name="T3">, </text:span>所以我說<text:span text:style-name="T3">, </text:span>其實不用扮的啦<text:span text:style-name="T3">, </text:span>你從來都是一個小朋友的嘛<text:span text:style-name="T3">!<text:line-break/></text:span>章<text:span text:style-name="T3">: </text:span>其實做一個大人是有很大壓力的<text:span text:style-name="T3">, </text:span>要負責很多種東西<text:span text:style-name="T3">, </text:span>包括養妻活兒及做一些行為是不可以<text:span text:style-name="T3">....</text:span>總之小朋友可以<text:span text:style-name="T3">(</text:span>得到<text:span text:style-name="T3">)</text:span>好多原諒的<text:span text:style-name="T3">, </text:span>人家會說是小朋友啊<text:span text:style-name="T3">, </text:span>但現在沒了這句話了<text:span text:style-name="T3">, </text:span>所以很辛苦的<text:span text:style-name="T3">..</text:span>阿<text:span text:style-name="T3">,</text:span>呵呵呵<text:span text:style-name="T3">~ </text:span></text:p>
      <text:p text:style-name="P1"><text:span text:style-name="T1">懷軒</text:span><text:s/>  |  2012.10.20 16:56   |   <text:a xlink:type="simple" xlink:href="http://palinfo.habago.org/Entry?Command=Information_PrintForum&amp;iPage=497#FORUM31600"><text:span text:style-name="T2">#</text:span></text:a></text:p>
      <text:p text:style-name="P2">我也很想知道章國明訪談沒字幕的一段到底在說甚麼。</text:p>
      <text:p text:style-name="P1"><text:span text:style-name="T1">智巽</text:span><text:s/>  |  2012.10.20 15:33   |   <text:a xlink:type="simple" xlink:href="http://palinfo.habago.org/Entry?Command=Information_PrintForum&amp;iPage=497#FORUM31599"><text:span text:style-name="T2">#</text:span></text:a></text:p>
      <text:p text:style-name="P3">關於章國明訪談沒字幕的一段<text:span text:style-name="T3">, </text:span>請各位放心<text:span text:style-name="T3">, </text:span>我請家裡操廣東話的人幫忙一下<text:span text:style-name="T3">...</text:span></text:p>
      <text:p text:style-name="P4"/>
      <text:p text:style-name="P1"><text:span text:style-name="T1">柳春春阿忠</text:span><text:s/>  |  2012.10.19 11:22   |   <text:a xlink:type="simple" xlink:href="http://palinfo.habago.org/Entry?Command=Information_PrintForum&amp;iPage=498#FORUM31598"><text:span text:style-name="T2">#</text:span></text:a></text:p>
      <text:p text:style-name="P3">嗯，要讓人知道你是對某些事在當真，很不容易。<text:span text:style-name="T3">(</text:span>主任最近也心有所感<text:span text:style-name="T3">......)</text:span></text:p>
      <text:p text:style-name="P1"><text:span text:style-name="T1">陳真</text:span><text:s/>  |  2012.10.19 00:04   |   <text:a xlink:type="simple" xlink:href="http://palinfo.habago.org/Entry?Command=Information_PrintForum&amp;iPage=498#FORUM31597"><text:span text:style-name="T2">#</text:span></text:a></text:p>
      <text:p text:style-name="P2">聽起來真是觸目驚心<text:span text:style-name="T3">. </text:span>我也有篇文章<text:span text:style-name="T3">,</text:span>以學術論文形式寫成<text:span text:style-name="T3">,</text:span>當初跟出版社講好一個標點符號也不能給我偷改<text:span text:style-name="T3">,</text:span>就算錯字若我看了順眼便也不能算是錯字了<text:span text:style-name="T3">. <text:line-break/><text:line-break/></text:span>雖說事先講好<text:span text:style-name="T3">,</text:span>但我很了解人們的心態<text:span text:style-name="T3">,</text:span>一般我當真拿命來換的事人們通常會直接當成放屁<text:span text:style-name="T3">,</text:span>當做修辭<text:span text:style-name="T3">,</text:span>當做裝飾品<text:span text:style-name="T3">,</text:span>聽聽就好<text:span text:style-name="T3">,</text:span>但我開玩笑胡扯的鬼話蠢話<text:span text:style-name="T3">,</text:span>人們卻往往肅然起敬<text:span text:style-name="T3">,</text:span>當起真來<text:span text:style-name="T3">.<text:line-break/><text:line-break/></text:span>所以<text:span text:style-name="T3">,</text:span>後來那文章鬧出的衝突也差不多類似啟承講的這樣<text:span text:style-name="T3">,</text:span>出版社原本以為我只是在放屁<text:span text:style-name="T3">,</text:span>故做姿態<text:span text:style-name="T3">,</text:span>後來才相信我真的會為了維護一個標點符號而不惜毀滅世界<text:span text:style-name="T3">,</text:span>若不屈服很可能會釀成慘案<text:span text:style-name="T3">,</text:span>為了世界和平<text:span text:style-name="T3">,</text:span>出版社不得已才屈服<text:span text:style-name="T3">. </text:span>執行編輯是位姑娘<text:span text:style-name="T3">,</text:span>聽總編說還因此氣得哭成淚人兒<text:span text:style-name="T3">,</text:span>後來知道董事長思想深奧內涵雄厚溫文儒雅玉樹臨風<text:span text:style-name="T3">,</text:span>並非無理取鬧<text:span text:style-name="T3">,</text:span>方才釋懷<text:span text:style-name="T3">,</text:span>變成好友<text:span text:style-name="T3">.<text:line-break/><text:line-break/></text:span>有些東西<text:span text:style-name="T3">,</text:span>特別是那些人們普遍不在意的事<text:span text:style-name="T3">,</text:span>若你要人們聽進去<text:span text:style-name="T3">,</text:span>似乎不威脅毀滅地球不可能讓人們聽見你當真在說些什麼<text:span text:style-name="T3">. </text:span>在這一點上<text:span text:style-name="T3">,</text:span>我能體會<text:span text:style-name="T3"><text:s/>"</text:span>恐怖份子<text:span text:style-name="T3">" </text:span>的心情<text:span text:style-name="T3">.</text:span></text:p>
      <text:p text:style-name="P1"><text:span text:style-name="T1">鄭啟承</text:span><text:s/>  |  2012.10.17 22:14   |   <text:a xlink:type="simple" xlink:href="http://palinfo.habago.org/Entry?Command=Information_PrintForum&amp;iPage=498#FORUM31596"><text:span text:style-name="T2">#</text:span></text:a></text:p>
      <text:p text:style-name="P3">台灣什麼報什麼社的<text:span text:style-name="T3">(</text:span>或者應該說整個台灣菁英界<text:span text:style-name="T3">)</text:span>，一方面像是有某種文字潔癖，對任何<text:span text:style-name="T3">”</text:span>不乾淨<text:span text:style-name="T3">”</text:span>的用詞遣字敏感得要命，好像看到一句髒話就會世界崩壞一樣，另一方面往往又強烈喜愛各種聳動鹹濕誇張的標題和描述，愈重鹹愈挑動愈好。這就好像一個人一下子是白雪公主，碰到一點灰塵就會死喔，下一秒卻搖身一變成為痴漢大叔，努力毛手毛腳大肆性騷擾。奇怪的是大部份人都不覺得這種精神分裂有什麼不妥。<text:span text:style-name="T3"><text:line-break/><text:line-break/></text:span>對這種文字上的異常錯亂和偏執我覺得是種奴性，主流大眾的當下口味和禁忌是什麼，各報各社就會努力端出什麼菜，以迎合兩千三百萬個主子。愛吃口味超重的麻辣臭豆腐<text:span text:style-name="T3">? </text:span>沒問題<text:span text:style-name="T3">~ </text:span>叫辣妹端上來<text:span text:style-name="T3">! </text:span>要多臭就有多臭，要多辣有多辣<text:span text:style-name="T3">~ </text:span>唯一不能加鴨血<text:span text:style-name="T3">? </text:span>可是<text:span text:style-name="T3">…</text:span>麻辣臭豆腐裡本來就有鴨血耶<text:span text:style-name="T3">…</text:span>什麼<text:span text:style-name="T3">? </text:span>看到血覺得好殘忍<text:span text:style-name="T3">? </text:span>好吧，我用手給你撈起來<text:span text:style-name="T3">!<text:line-break/><text:line-break/></text:span>這樣一種餐廳，你不要期待它會有多尊重廚師了，廚師是誰根本不重要，衛生更不重要，菜色夯不夯，有沒有犯禁忌才是重點。<text:span text:style-name="T3"><text:line-break/><text:line-break/></text:span>一年半前因朋友介紹，晨星出版社找上我，說有本原文書要在台灣發行中文版，希望我能擔任該書的翻譯工作。因為是我喜歡的動物題材，我表示有很高意願，一切願意配合，但唯一條件是不允許任何人在未經我同意下更動包括書名內文的任何一個文字<text:span text:style-name="T3"><text:s/>(</text:span>除非有錯字或錯譯<text:span text:style-name="T3">)</text:span>。該編輯說好啊好啊，好難得遇到「這麼重視自己文字」的譯者喔<text:span text:style-name="T3">! </text:span>看了好高興喔<text:span text:style-name="T3">! </text:span>一定照辦。但我看他顯然不是真正明白我的意思，我的意思是你要是膽敢隨便私自更動我的文字，我就會跟你拼命<text:span text:style-name="T3"><text:s/>(</text:span>當然我沒有這麼說<text:span text:style-name="T3">)</text:span>，而且依我對台灣出版社的瞭解，作者譯者之文字權利可說根本不存在，不事前聲明的話就形同任人宰割，所以我還特地把這個要求列在合約裡，以求保障。<text:span text:style-name="T3"><text:line-break/><text:line-break/></text:span>一年多後，順利完稿，要請一位相關領域的學者專家當校訂人，以增加賣點，於是我推薦我在台大動物系念書一位很喜歡的老師擔任這個工作，他也欣然接受。會選這位老師是因為他是我所認識的老師之中文字能力最好的一位，而且是個很樸實認真的學者，在吵雜花俏如菜市場的台大裡是個異類。<text:span text:style-name="T3"><text:line-break/><text:line-break/></text:span>期間往返都用<text:span text:style-name="T3"><text:s/>email </text:span>溝通，校訂完之後這位老師給了我一個評語，說我文字流暢通順，除少數錯字外並無需要修改之處，唯書名太過聳動，建議更換。<text:span text:style-name="T3"><text:line-break/><text:line-break/></text:span>我看了覺得很不好意思，怎麼讓自己的老師這樣講，一定要檢討檢討。但我同時也很納悶，不知道自己訂的這書名究竟聳動在哪裡<text:span text:style-name="T3">? </text:span>這書英文原名是《<text:span text:style-name="T3">Zoo Story: Life in the Garden of Captives</text:span>》，我把它翻成《動物園的故事：禁錮的花園》，理應很貼近原意才對。結果親自拜訪我的老師時，發現他手上稿子的書名竟然變成《禁錮與瘋狂－探索動物園的真相》，我一看簡直沒氣死，媽的也差太多了吧，難怪被嫌棄說太聳動，我趕緊澄清說那不是我翻的，同時對出版社編輯興師問罪，說當初講得好好的，怎麼在未經我同意，把書名給改成這樣<text:span text:style-name="T3">? (</text:span>媽的這書是報導文學，內容明明就故作平實超然，哪來什麼瘋狂<text:span text:style-name="T3">? </text:span>什麼真相<text:span text:style-name="T3">?)<text:line-break/><text:line-break/></text:span>編輯趕緊回信說歹勢歹勢，弄錯了，說那是某位知名書籍<text:span text:style-name="T3">”</text:span>推薦人<text:span text:style-name="T3">”</text:span>建議的書名，不小心就換上去了。我當時覺得很離譜，但因為我寫的聲色俱厲，編輯一副大受驚嚇的樣子，所以我也不好意思再追問<text:span text:style-name="T3"><text:s/>(</text:span>連書名都改了，內文不知道是不是也受連累<text:span text:style-name="T3">?)</text:span>，我只說好吧，弄錯就算了，改回來就好。<text:span text:style-name="T3"><text:line-break/><text:line-break/></text:span>這事就這樣解決了，然後一直到排版完成都沒有出狀況。但七月底這位編輯突然離開該出版社，另謀他職，我心裡當時便泛起不祥預感，因為書是十月底才要付印上市，中間的三個月不知道會產生什麼變數。<text:span text:style-name="T3"><text:line-break/><text:line-break/></text:span>果不其然，九月底接手該書的另一位編輯寫信給我，說該書經過內部討論，考量到「市場性」，決定改為《動物園悲歌》，特地寫信通知我。我一看就知道又來了，遇上黑店了，我回信說我不同意，當初講好是我全權決定所有文字的，有合約為證，你們不能承辦人離職了就不認帳了，我要維持原狀。我同時告訴這位新的編輯美眉說你們之前那位編輯葛格已經出過一次狀況了，你可以問他我對這事有多強硬，不要挑戰我的忍耐底限。<text:span text:style-name="T3"><text:line-break/><text:line-break/></text:span>結果編輯美眉還是搞不清楚狀況，說好好好，書名我們會<text:span text:style-name="T3">”</text:span>再評估<text:span text:style-name="T3">”</text:span>，另外告訴你喔，這本書你努力翻了三百多頁，結果其中快六十頁都是附註喔<text:span text:style-name="T3"><text:s/>(</text:span>這本書的附註就是報導內容的資料來源<text:span text:style-name="T3">)</text:span>，因為佔太多頁了，對讀者沒多大用處，我們要刪掉喔，不然成本變貴，會影響銷量喔。<text:span text:style-name="T3"><text:line-break/><text:line-break/></text:span>我一看就知道完蛋了，一本報導文學作品若把附註刪掉那不是等同一篇學術文章沒有後面的<text:span text:style-name="T3"><text:s/>references (</text:span>參考資料<text:span text:style-name="T3">)? </text:span>這種幹法簡直是離譜到天邊了，看來講道理講不通，不趕快下重手處理，恐怕此書不保，於是我使出最大力度的一種威脅恐嚇方式，回了一封長信，同時<text:span text:style-name="T3"><text:s/>fwd </text:span>給原來那位編輯葛格，請他出面處理。我在信末說如果你們要這樣幹，我要告知美國的原作者和原出版社，看你們怎麼善後。<text:span text:style-name="T3"><text:line-break/><text:line-break/></text:span>以上都是簡化，過程中間的細節略過不表，結果是對方無條件維持原狀，但附註希望用比較小的字體印刷，以「節省紙張成本」，我一聽真是哭笑不得，但我也是不想為難人家，畢竟人家也是做生意的，生意人不打生意人，所以我就同意了。這書就這樣確定下來，不過截至目前為止書還沒出版，所以我也沒把握到時候是不是又會出什麼狀況。<text:span text:style-name="T3"><text:line-break/><text:line-break/></text:span>結論是，在台灣身為一個作者或譯者，你若不是擁有很強大的一種堅持，以及動筆講理還有講不通時動粗的一種文字能力，那你的文字想要保有包含自己個性在內的所有氣質和原貌，實在是很困難，很多時候就只能無奈再無奈。這樣一種「精神」早被輕視和唾棄的時代，已經沒有所謂志業，只有事業，一切考量都是市場考量，而非專業或美學考量，更別說什麼理想了。<text:span text:style-name="T3"><text:line-break/><text:line-break/></text:span>我能同意在商言商，出版社要賣什麼書有時候是要看客人臉色，說來有點身不由己，但你決定賣什麼菜之後就該好好賣，不能掛出羊頭賣狗肉，不能當初滿口理想要賣蝦仁炒飯，找了各大名廚坐鎮，結果端上桌前發現客人愛吃肉就擅自加上一堆肉絲，然後把飯量偷偷減半，這不是做生意，這是胡搞。<text:span text:style-name="T3"><text:line-break/><text:line-break/></text:span>有這樣一種餐廳，再好的廚師都只能拿寶刀切菜瓜，餵養一些被寵壞而毫無味覺鑑賞力的食客。</text:p>
      <text:p text:style-name="P1"><text:span text:style-name="T1">陳真</text:span><text:s/>  |  2012.10.15 18:19   |   <text:a xlink:type="simple" xlink:href="http://palinfo.habago.org/Entry?Command=Information_PrintForum&amp;iPage=498#FORUM31595"><text:span text:style-name="T2">#</text:span></text:a></text:p>
      <text:p text:style-name="P2">病患乙<text:span text:style-name="T3">(</text:span>初診<text:span text:style-name="T3">):....<text:line-break/><text:line-break/></text:span>醫<text:span text:style-name="T3">: </text:span>請問哪裡不舒服嗎<text:span text:style-name="T3">? (</text:span>跟算命先生一樣<text:span text:style-name="T3">,</text:span>憑第一眼<text:span text:style-name="T3">,</text:span>我就隨手在病歷上寫下<text:span text:style-name="T3">self-righteous, argumentative, aggressive (</text:span>自以為是<text:span text:style-name="T3">,</text:span>好辯<text:span text:style-name="T3">,</text:span>侵略性<text:span text:style-name="T3">)<text:line-break/><text:line-break/></text:span>乙<text:span text:style-name="T3">: </text:span>醫生<text:span text:style-name="T3">,</text:span>你是哪一種醫生<text:span text:style-name="T3">?<text:line-break/><text:line-break/></text:span>醫<text:span text:style-name="T3">: </text:span>我是精神科醫生<text:span text:style-name="T3">.<text:line-break/><text:line-break/></text:span>乙<text:span text:style-name="T3">: </text:span>我老實告訴你啦<text:span text:style-name="T3">,</text:span>我什麼醫生都認識啦<text:span text:style-name="T3">,</text:span>像你這樣的醫生我也看很多了啦<text:span text:style-name="T3">.<text:line-break/><text:line-break/></text:span>醫<text:span text:style-name="T3">: </text:span>嗯<text:span text:style-name="T3">,</text:span>所以呢<text:span text:style-name="T3">?<text:line-break/><text:line-break/></text:span>乙<text:span text:style-name="T3">: (</text:span>斜眼看人<text:span text:style-name="T3">,</text:span>警戒<text:span text:style-name="T3">)<text:line-break/><text:line-break/></text:span>醫<text:span text:style-name="T3">:(</text:span>盡量強顏歡笑<text:span text:style-name="T3">,</text:span>以最迷人的溫柔語調說<text:span text:style-name="T3">): </text:span>那妳是哪裡不舒服<text:span text:style-name="T3">.<text:line-break/><text:line-break/></text:span>乙<text:span text:style-name="T3">:</text:span>我問你<text:span text:style-name="T3">,</text:span>人是不是應該守承諾<text:span text:style-name="T3">?<text:line-break/><text:line-break/></text:span>醫<text:span text:style-name="T3">: </text:span>妳能不能直接講妳的問題<text:span text:style-name="T3">.<text:line-break/><text:line-break/></text:span>乙<text:span text:style-name="T3">: </text:span>你知道嗎<text:span text:style-name="T3">,</text:span>如果一個人<text:span text:style-name="T3">,</text:span>特別是當一個父親不守承諾<text:span text:style-name="T3">,</text:span>會對小孩的心靈產生多大的傷害你知道嗎<text:span text:style-name="T3">?<text:line-break/><text:line-break/></text:span>醫<text:span text:style-name="T3">: </text:span>所以<text:span text:style-name="T3">...?<text:line-break/><text:line-break/></text:span>乙<text:span text:style-name="T3">: </text:span>所以這就是我來找你的原因<text:span text:style-name="T3">.<text:line-break/><text:line-break/></text:span>醫<text:span text:style-name="T3">: </text:span>怎麼說<text:span text:style-name="T3">?<text:line-break/><text:line-break/></text:span>乙<text:span text:style-name="T3">: </text:span>我已經說了<text:span text:style-name="T3">. </text:span>你沒在聽嗎<text:span text:style-name="T3">? </text:span>你們醫生就只會想要趕快結束談話趕快開藥了事<text:span text:style-name="T3">.<text:line-break/><text:line-break/></text:span>醫<text:span text:style-name="T3">: </text:span>那妳有什麼樣的症狀或不舒服<text:span text:style-name="T3">?<text:line-break/><text:line-break/></text:span>乙<text:span text:style-name="T3">: </text:span>你為什麼要問我症狀<text:span text:style-name="T3">? </text:span>你這種醫生我真是看太多了<text:span text:style-name="T3">.<text:line-break/><text:line-break/></text:span>醫<text:span text:style-name="T3">: :(</text:span>盡量強顏歡笑<text:span text:style-name="T3">,</text:span>以最迷人的溫柔語調說<text:span text:style-name="T3">): </text:span>所以<text:span text:style-name="T3">....?<text:line-break/><text:line-break/></text:span>乙<text:span text:style-name="T3">: </text:span>我都是每天聽許<text:span text:style-name="T3">x</text:span>才醫師的開示<text:span text:style-name="T3">.<text:line-break/><text:line-break/></text:span>醫<text:span text:style-name="T3">: ....<text:line-break/><text:line-break/></text:span>乙<text:span text:style-name="T3">: </text:span>怎麼<text:span text:style-name="T3">? </text:span>你不知道誰是許<text:span text:style-name="T3">x</text:span>才嗎<text:span text:style-name="T3">?<text:line-break/><text:line-break/></text:span>醫<text:span text:style-name="T3">: </text:span>我不知道<text:span text:style-name="T3">.<text:line-break/><text:line-break/></text:span>乙<text:span text:style-name="T3">: </text:span>那我真的很懷疑你是怎麼當醫生的<text:span text:style-name="T3">? </text:span>他也是精神科醫師<text:span text:style-name="T3">,</text:span>而你竟然不認識<text:span text:style-name="T3">,</text:span>那我該相信你嗎<text:span text:style-name="T3">? </text:span>我真的對你這種人很失望<text:span text:style-name="T3">.<text:line-break/><text:line-break/></text:span>醫<text:span text:style-name="T3">: </text:span>沒關係<text:span text:style-name="T3">,</text:span>你可以去退掛號<text:span text:style-name="T3">,</text:span>找你相信的醫生<text:span text:style-name="T3">.<text:line-break/><text:line-break/></text:span>乙<text:span text:style-name="T3">: </text:span>你病人很多嗎<text:span text:style-name="T3">? </text:span>沒有嘛<text:span text:style-name="T3">,</text:span>樓下根本沒有人<text:span text:style-name="T3">,</text:span>你還敢趕我走<text:span text:style-name="T3">.<text:line-break/><text:line-break/></text:span>醫<text:span text:style-name="T3">: </text:span>我是說你應該找你相信的醫生<text:span text:style-name="T3">.<text:line-break/><text:line-break/></text:span>乙<text:span text:style-name="T3">: </text:span>我不是真的想來給你看<text:span text:style-name="T3">,</text:span>我只是住這附近<text:span text:style-name="T3">,</text:span>有人說你很好<text:span text:style-name="T3">,</text:span>但我看也差不多而已<text:span text:style-name="T3">.<text:line-break/><text:line-break/></text:span>醫<text:span text:style-name="T3">: :(</text:span>盡量強顏歡笑<text:span text:style-name="T3">,</text:span>以最迷人的溫柔語調說<text:span text:style-name="T3">): </text:span>我只是一個很普通的醫生<text:span text:style-name="T3">,</text:span>那妳現在是希望我做什麼<text:span text:style-name="T3">?<text:line-break/><text:line-break/></text:span>乙<text:span text:style-name="T3">: </text:span>你還沒回答我的問題<text:span text:style-name="T3">. </text:span>守承諾是不是很重要<text:span text:style-name="T3">.<text:line-break/><text:line-break/></text:span>醫<text:span text:style-name="T3">: </text:span>重不重要要看狀況<text:span text:style-name="T3">.<text:line-break/><text:line-break/></text:span>乙<text:span text:style-name="T3">: </text:span>哼<text:span text:style-name="T3">...(</text:span>用鼻子發出冷笑<text:span text:style-name="T3">),</text:span>我就知道你們這種醫生會這麼說<text:span text:style-name="T3">. </text:span>如果是許<text:span text:style-name="T3">x</text:span>才就不會這樣說<text:span text:style-name="T3">,</text:span>他會從身心靈去分析<text:span text:style-name="T3">.<text:line-break/><text:line-break/></text:span>醫<text:span text:style-name="T3">: </text:span>那妳去給他看啊<text:span text:style-name="T3">.<text:line-break/><text:line-break/></text:span>乙<text:span text:style-name="T3">: </text:span>哼<text:span text:style-name="T3">...(</text:span>用鼻子發出冷笑<text:span text:style-name="T3">),</text:span>他那樣一種境界的醫生<text:span text:style-name="T3">,</text:span>我要去哪找他<text:span text:style-name="T3">,</text:span>我有那麼多錢嗎<text:span text:style-name="T3">?<text:line-break/><text:line-break/></text:span>醫<text:span text:style-name="T3">: </text:span>那妳現在是有什麼問題<text:span text:style-name="T3">?<text:line-break/><text:line-break/></text:span>乙<text:span text:style-name="T3">: </text:span>憂鬱症有哪些症狀你沒學過嗎<text:span text:style-name="T3">?<text:line-break/><text:line-break/></text:span>醫<text:span text:style-name="T3">: </text:span>每個人症狀表現不同<text:span text:style-name="T3">,</text:span>而且我之前沒見過妳<text:span text:style-name="T3">,</text:span>我不知道妳有憂鬱症<text:span text:style-name="T3">.<text:line-break/><text:line-break/></text:span>乙<text:span text:style-name="T3">: </text:span>那你現在知道了<text:span text:style-name="T3">.<text:line-break/><text:line-break/></text:span>醫<text:span text:style-name="T3">: </text:span>那妳有什麼樣的不舒服<text:span text:style-name="T3">,</text:span>比方說會不會失眠或胸悶頭痛等等<text:span text:style-name="T3">?<text:line-break/><text:line-break/></text:span>乙<text:span text:style-name="T3">: </text:span>你只關心這些嗎<text:span text:style-name="T3">? </text:span>你不知道一個人什麼才是重要的嗎<text:span text:style-name="T3">? </text:span>我勸你真的不妨可以多多接觸佛經<text:span text:style-name="T3">,</text:span>打開你的眼界<text:span text:style-name="T3">.<text:line-break/><text:line-break/></text:span>醫<text:span text:style-name="T3">: (</text:span>盡量強顏歡笑以最有磁性的迷人聲音說<text:span text:style-name="T3">): </text:span>你過去的診斷是重度憂鬱症嗎<text:span text:style-name="T3">?<text:line-break/><text:line-break/></text:span>乙<text:span text:style-name="T3">: </text:span>不要用專有名詞來嚇唬我<text:span text:style-name="T3">,</text:span>那只是顯示你的自信心不足<text:span text:style-name="T3">,</text:span>告訴你<text:span text:style-name="T3">,</text:span>我年輕時<text:span text:style-name="T3">(20</text:span>幾年前<text:span text:style-name="T3">)</text:span>也是唸護校畢業的<text:span text:style-name="T3">,</text:span>我認識的醫生<text:span text:style-name="T3">,</text:span>真正大牌主任級的醫生不會比你認識的少<text:span text:style-name="T3">.<text:line-break/><text:line-break/></text:span>醫<text:span text:style-name="T3">: </text:span>好<text:span text:style-name="T3">,</text:span>那我開抗憂鬱的藥給妳<text:span text:style-name="T3">.<text:line-break/><text:line-break/></text:span>乙<text:span text:style-name="T3">: </text:span>你們這種醫生就只會開藥<text:span text:style-name="T3">.<text:line-break/><text:line-break/></text:span>醫<text:span text:style-name="T3">: </text:span>重度憂鬱症的第一線治療原則就是藥物治療<text:span text:style-name="T3">.<text:line-break/><text:line-break/></text:span>乙<text:span text:style-name="T3">:....(</text:span>拒絕說話<text:span text:style-name="T3">,</text:span>沉默揮手表示不願講話<text:span text:style-name="T3">,</text:span>同時也要我閉嘴<text:span text:style-name="T3">)<text:line-break/><text:line-break/></text:span>醫<text:span text:style-name="T3">: (</text:span>盡量強顏歡笑以最有磁性的迷人聲音說<text:span text:style-name="T3">):</text:span>平常情緒很不好嗎<text:span text:style-name="T3">? (</text:span>這是一句廢話<text:span text:style-name="T3">)<text:line-break/><text:line-break/></text:span>乙<text:span text:style-name="T3">: </text:span>我情緒很好<text:span text:style-name="T3">,</text:span>你不要隨便對我污名化<text:span text:style-name="T3">,</text:span>這樣我可以告你毀謗<text:span text:style-name="T3">.<text:line-break/><text:line-break/></text:span>醫<text:span text:style-name="T3">: </text:span>那妳平常有些什麼煩惱嗎<text:span text:style-name="T3">?<text:line-break/><text:line-break/></text:span>乙<text:span text:style-name="T3">: </text:span>我已經告訴你了<text:span text:style-name="T3">. </text:span>我恨我爸爸<text:span text:style-name="T3">,</text:span>他沒資格當一個父親<text:span text:style-name="T3">.<text:line-break/><text:line-break/></text:span>醫<text:span text:style-name="T3">: </text:span>為什麼<text:span text:style-name="T3">? <text:line-break/><text:line-break/></text:span>乙<text:span text:style-name="T3">: </text:span>我在<text:span text:style-name="T3">11 </text:span>歲那一年<text:span text:style-name="T3">,</text:span>考試得了一百分<text:span text:style-name="T3">,</text:span>我很聰明<text:span text:style-name="T3">,</text:span>什麼考試都難不倒我<text:span text:style-name="T3">,</text:span>我只是不屑念書而已<text:span text:style-name="T3">.<text:line-break/><text:line-break/></text:span>醫<text:span text:style-name="T3">: </text:span>然後呢<text:span text:style-name="T3">?<text:line-break/><text:line-break/></text:span>乙<text:span text:style-name="T3">: </text:span>我爸說我若考一百分就要送我一個我很想要的皮包<text:span text:style-name="T3">. <text:line-break/><text:line-break/></text:span>醫<text:span text:style-name="T3">: </text:span>結果呢<text:span text:style-name="T3">?<text:line-break/><text:line-break/></text:span>乙<text:span text:style-name="T3">: </text:span>我已經告訴你了<text:span text:style-name="T3">,</text:span>如果你真的是一個專業的醫生就不會這樣問<text:span text:style-name="T3">.<text:line-break/><text:line-break/></text:span>醫<text:span text:style-name="T3">: </text:span>結果他沒買皮包給妳<text:span text:style-name="T3">?<text:line-break/><text:line-break/></text:span>乙<text:span text:style-name="T3">: ....(</text:span>開始痛哭<text:span text:style-name="T3">)<text:line-break/><text:line-break/></text:span>醫<text:span text:style-name="T3">: </text:span>可是妳<text:span text:style-name="T3">11</text:span>歲的事<text:span text:style-name="T3">,</text:span>那不就是<text:span text:style-name="T3">35</text:span>年前的事了<text:span text:style-name="T3">?<text:line-break/><text:line-break/></text:span>乙<text:span text:style-name="T3">: ....(</text:span>繼續痛哭<text:span text:style-name="T3">)<text:line-break/><text:line-break/></text:span>醫<text:span text:style-name="T3">: (</text:span>趕緊遞上衛生紙並以最溫柔體貼的聲音說<text:span text:style-name="T3">): </text:span>所以<text:span text:style-name="T3">35</text:span>年了妳還是覺得很難過<text:span text:style-name="T3">.<text:line-break/><text:line-break/></text:span>乙<text:span text:style-name="T3">: (</text:span>開始進入飛常冗長的細節描述與角色扮演式的歷史事件原音重現<text:span text:style-name="T3">)<text:line-break/><text:line-break/></text:span>已經原音重現<text:span text:style-name="T3">20</text:span>分鐘了<text:span text:style-name="T3">. <text:line-break/><text:line-break/></text:span>醫<text:span text:style-name="T3">: (</text:span>企圖打斷似乎可以講上三小時的原音重現<text:span text:style-name="T3">)</text:span>妳不要難過啊<text:span text:style-name="T3">,</text:span>而且這些事都已經是很久以前的事了<text:span text:style-name="T3">,</text:span>慢慢應該讓它成為過去吧<text:span text:style-name="T3">.<text:line-break/><text:line-break/></text:span>乙<text:span text:style-name="T3">: (</text:span>暴怒<text:span text:style-name="T3">!!!!!!) </text:span>你講這個是什麼屁話<text:span text:style-name="T3">?!!! </text:span>什麼叫很久以前的事<text:span text:style-name="T3">. </text:span>我有做錯嗎<text:span text:style-name="T3">? </text:span>我沒有做錯<text:span text:style-name="T3">,</text:span>我還考了一百分<text:span text:style-name="T3">,</text:span>為什麼我卻沒有得到我應得的<text:span text:style-name="T3">? </text:span>我對你這種醫生真的很失望<text:span text:style-name="T3">,</text:span>為什麼要叫我忘記以前的事<text:span text:style-name="T3">?!!!(</text:span>尖叫<text:span text:style-name="T3">)<text:line-break/><text:line-break/></text:span>醫<text:span text:style-name="T3">: </text:span>那妳是希望我告訴妳說<text:span text:style-name="T3">,</text:span>妳記憶力真好<text:span text:style-name="T3">,</text:span>三四十年的事都還記得<text:span text:style-name="T3">,</text:span>請繼續切記不要忘嗎<text:span text:style-name="T3">?<text:line-break/><text:line-break/></text:span>乙<text:span text:style-name="T3">: (</text:span>搖頭<text:span text:style-name="T3">,</text:span>做出不屑而且很無奈的斜視表情<text:span text:style-name="T3">): </text:span>如果是許<text:span text:style-name="T3">x</text:span>才醫師就會說<text:span text:style-name="T3">: </text:span>我知道這會讓妳很心碎很難忘記<text:span text:style-name="T3">,</text:span>但我相信以妳的能力妳的胸襟一定可以慢慢把它忘記<text:span text:style-name="T3">.<text:line-break/><text:line-break/></text:span>醫<text:span text:style-name="T3">: </text:span>嗯<text:span text:style-name="T3">,</text:span>沒錯<text:span text:style-name="T3">,</text:span>許醫師講得真好<text:span text:style-name="T3">,</text:span>我就是這個意思<text:span text:style-name="T3">.<text:line-break/><text:line-break/></text:span>乙<text:span text:style-name="T3">: (</text:span>搖頭<text:span text:style-name="T3">,</text:span>用鼻子做出不屑的聲音說<text:span text:style-name="T3">): </text:span>你不要以為我是來給你看病<text:span text:style-name="T3">,</text:span>我告訴你<text:span text:style-name="T3">,</text:span>我們家是很有名望的<text:span text:style-name="T3">,</text:span>我只是無聊順便來看一下你們這間診所<text:span text:style-name="T3">,</text:span>順便聊聊<text:span text:style-name="T3">.<text:line-break/><text:line-break/></text:span>醫<text:span text:style-name="T3">: </text:span>所以你一直忘不了這件事因此心裏很憂鬱<text:span text:style-name="T3">? </text:span>但是其實應該說是你本身有重度憂鬱症<text:span text:style-name="T3">,</text:span>所以才會一些很負面的想法一直忘不掉<text:span text:style-name="T3">.<text:line-break/><text:line-break/></text:span>乙<text:span text:style-name="T3">: </text:span>我也是學醫的<text:span text:style-name="T3">,</text:span>這個你不用教我<text:span text:style-name="T3">,</text:span>我比你懂<text:span text:style-name="T3">.<text:line-break/><text:line-break/></text:span>醫<text:span text:style-name="T3">: </text:span>好<text:span text:style-name="T3">,</text:span>那我需要開藥給你嗎<text:span text:style-name="T3">?<text:line-break/><text:line-break/></text:span>乙<text:span text:style-name="T3">: </text:span>我要去見我父親<text:span text:style-name="T3">.<text:line-break/><text:line-break/></text:span>醫<text:span text:style-name="T3">: </text:span>妳父親沒跟妳住一起嗎<text:span text:style-name="T3">?<text:line-break/><text:line-break/></text:span>乙<text:span text:style-name="T3">: </text:span>他早就死了<text:span text:style-name="T3">.<text:line-break/><text:line-break/></text:span>醫<text:span text:style-name="T3">: </text:span>那妳怎麼見他<text:span text:style-name="T3">?<text:line-break/><text:line-break/></text:span>乙<text:span text:style-name="T3">: </text:span>我會用佛教的精神力量跟他會合<text:span text:style-name="T3">.<text:line-break/><text:line-break/></text:span>醫<text:span text:style-name="T3">: </text:span>他過世多久了<text:span text:style-name="T3">?<text:line-break/><text:line-break/></text:span>乙<text:span text:style-name="T3">: 68</text:span>歲過世<text:span text:style-name="T3">.<text:line-break/><text:line-break/></text:span>醫<text:span text:style-name="T3">: </text:span>這樣是多久<text:span text:style-name="T3">?<text:line-break/><text:line-break/></text:span>乙<text:span text:style-name="T3">: </text:span>你不會自己算嗎<text:span text:style-name="T3">?!<text:line-break/><text:line-break/></text:span>醫<text:span text:style-name="T3">: (</text:span>無奈<text:span text:style-name="T3">)</text:span>好吧<text:span text:style-name="T3">.<text:line-break/><text:line-break/></text:span>乙<text:span text:style-name="T3">: </text:span>他死<text:span text:style-name="T3">14</text:span>年了<text:span text:style-name="T3">.<text:line-break/><text:line-break/></text:span>醫<text:span text:style-name="T3">: </text:span>嗯<text:span text:style-name="T3">,</text:span>好<text:span text:style-name="T3">. </text:span>那我需要開藥嗎<text:span text:style-name="T3">? </text:span>妳肯吃嗎<text:span text:style-name="T3">?<text:line-break/><text:line-break/></text:span>乙<text:span text:style-name="T3">: </text:span>我也是學醫的<text:span text:style-name="T3">,</text:span>該不該吃我自己知道<text:span text:style-name="T3">.<text:line-break/><text:line-break/></text:span>醫<text:span text:style-name="T3">: </text:span>妳有吃過嗎<text:span text:style-name="T3">?<text:line-break/><text:line-break/></text:span>乙<text:span text:style-name="T3">: </text:span>沒有<text:span text:style-name="T3">,</text:span>我不需要<text:span text:style-name="T3">. </text:span>我用愛心和包容心就可以化解<text:span text:style-name="T3">. </text:span>醫生你真的需要多看經書<text:span text:style-name="T3">.<text:line-break/><text:line-break/></text:span>醫<text:span text:style-name="T3">: </text:span>好<text:span text:style-name="T3">,</text:span>那我就不開藥了<text:span text:style-name="T3">. </text:span>但我還是應該告訴妳<text:span text:style-name="T3">,</text:span>憂鬱症就是一種身體的病<text:span text:style-name="T3">,</text:span>不是什麼心病<text:span text:style-name="T3">,</text:span>它就跟比方說糖尿病一樣<text:span text:style-name="T3">,</text:span>糖尿病是某一種內分泌例如胰島素出了問題<text:span text:style-name="T3">,</text:span>憂鬱症也一樣<text:span text:style-name="T3">,</text:span>也是一些腦神經傳導物質出了問題<text:span text:style-name="T3">,</text:span>我沒見過有治不好的憂鬱症<text:span text:style-name="T3">.<text:line-break/><text:line-break/></text:span>乙<text:span text:style-name="T3">: (</text:span>用鼻子發出冷笑不屑的聲音說<text:span text:style-name="T3">): </text:span>我也是學醫的<text:span text:style-name="T3">,</text:span>我見過太多沒有治好的憂鬱症<text:span text:style-name="T3">,</text:span>像我就是了<text:span text:style-name="T3">.<text:line-break/><text:line-break/></text:span>醫<text:span text:style-name="T3">: </text:span>妳應該說有太多憂鬱症病人根本不願意接受治療<text:span text:style-name="T3">.<text:line-break/><text:line-break/></text:span>乙<text:span text:style-name="T3">: </text:span>你真的需要多聽聽佛經<text:span text:style-name="T3">,</text:span>多聽聽許醫師的開示<text:span text:style-name="T3">,</text:span>他都不必開藥<text:span text:style-name="T3">,</text:span>直接用話語就點醒我們<text:span text:style-name="T3">.<text:line-break/><text:line-break/></text:span>醫<text:span text:style-name="T3">: </text:span>可是妳聽他開示或念佛經這麼久<text:span text:style-name="T3">,</text:span>憂鬱症不是也沒有好嗎<text:span text:style-name="T3">?<text:line-break/><text:line-break/></text:span>乙<text:span text:style-name="T3">: </text:span>但是我學到了智慧<text:span text:style-name="T3">,</text:span>學到了愛心和包容心<text:span text:style-name="T3">,</text:span>學到怎麼去包容宇宙萬物<text:span text:style-name="T3">.<text:line-break/><text:line-break/></text:span>醫<text:span text:style-name="T3">: </text:span>嗯<text:span text:style-name="T3">,</text:span>好<text:span text:style-name="T3">. </text:span>那我就不開藥了<text:span text:style-name="T3">.<text:line-break/><text:line-break/></text:span>乙<text:span text:style-name="T3">: </text:span>我還是要開藥<text:span text:style-name="T3">.<text:line-break/><text:line-break/></text:span>醫<text:span text:style-name="T3">: </text:span>妳不是說只要講經就好了<text:span text:style-name="T3">?<text:line-break/><text:line-break/></text:span>乙<text:span text:style-name="T3">: </text:span>吃藥我會更有力量去體現佛法<text:span text:style-name="T3">. </text:span>你就開<text:span text:style-name="T3">a, b, c</text:span>三種藥給我<text:span text:style-name="T3">.<text:line-break/><text:line-break/></text:span>醫<text:span text:style-name="T3">: </text:span>為什麼一定要<text:span text:style-name="T3">a, b, c</text:span>這三種藥<text:span text:style-name="T3">?<text:line-break/><text:line-break/></text:span>乙<text:span text:style-name="T3">: </text:span>這是我的經驗<text:span text:style-name="T3">,</text:span>請你尊重我的用藥權利<text:span text:style-name="T3">.<text:line-break/><text:line-break/></text:span>醫<text:span text:style-name="T3">: </text:span>好吧<text:span text:style-name="T3">. </text:span>但是這些藥必須定期服用才有療效<text:span text:style-name="T3">.<text:line-break/><text:line-break/></text:span>乙<text:span text:style-name="T3">: </text:span>我也是學醫的<text:span text:style-name="T3">,</text:span>我會比你更不懂嗎<text:span text:style-name="T3">?<text:line-break/><text:line-break/></text:span>醫<text:span text:style-name="T3">: </text:span>好<text:span text:style-name="T3">.</text:span>那妳去拿藥<text:span text:style-name="T3">.<text:line-break/><text:line-break/></text:span>乙<text:span text:style-name="T3">: </text:span>我真的要建議像你們這種醫生應該要好好培養一些智慧<text:span text:style-name="T3">,</text:span>你不要誤會<text:span text:style-name="T3">,</text:span>我不是真的要來給你看病<text:span text:style-name="T3">,</text:span>我只是路過順便來看看<text:span text:style-name="T3">,</text:span>順便跟你聊聊<text:span text:style-name="T3">,</text:span>我一般不會去給像你們這種層級的醫生看<text:span text:style-name="T3">.<text:line-break/><text:line-break/></text:span>醫<text:span text:style-name="T3">: (</text:span>知道終於要結束痛苦而冗長將近<text:span text:style-name="T3">40</text:span>分鐘的談話<text:span text:style-name="T3">,</text:span>終於可以放心講話<text:span text:style-name="T3">,</text:span>露出真心的燦爛迷死人笑容說<text:span text:style-name="T3">): </text:span>對對對<text:span text:style-name="T3">,</text:span>我知道妳也是學醫的<text:span text:style-name="T3">,</text:span>耽誤你這麼多時間真不好意思<text:span text:style-name="T3">,</text:span>我只會看一些比較簡單的小毛病<text:span text:style-name="T3">,</text:span>程度太高的病人應該找其它醫生看<text:span text:style-name="T3">.</text:span></text:p>
      <text:p text:style-name="P1"><text:span text:style-name="T1">楊世主</text:span><text:s/>  |  2012.10.15 11:41   |   <text:a xlink:type="simple" xlink:href="http://palinfo.habago.org/Entry?Command=Information_PrintForum&amp;iPage=498#FORUM31594"><text:span text:style-name="T2">#</text:span></text:a></text:p>
      <text:p text:style-name="P3"><text:span text:style-name="T3">"</text:span>瑪莉<text:span text:style-name="T3">~</text:span>我好中意妳<text:span text:style-name="T3">~</text:span>妳<text:span text:style-name="T3">,</text:span>妳<text:span text:style-name="T3">,</text:span>妳，不要逃避<text:span text:style-name="T3">~~~~"<text:line-break/></text:span>好久沒聽到這一首，真的一下子回到小時候了，我也是小學二年級就開始迷港劇粵語歌的，跟我姐姐兩個每天窩在錄音機旁收集卡帶，很多帶子聽到都壞了，很奇怪小時候學粵語特別快，聽兩次就會唱，現在帶學生坐遊覽車唱卡拉<text:span text:style-name="T3">ok</text:span>時偶爾還會秀幾首港劇歌讓香港學生樂ㄧ樂，像上海灘、萬水千山總是情，萬般情等等，許冠傑的就很難學了，那首天才與白癡都是什麼仔仔仔，我跟我姐還把它寫下來飆上注音符號，結果還是不會唱啦<text:span text:style-name="T3">~~</text:span>很奇怪小時候也沒有什麼辛酸事這些歌曲卻份外親切，一聽就上心，不管是開心的還是難過的，都讓小小心靈能飛到天空貪玩一下，幾年前到香港跟朋友說我要買港劇還有黃霑的歌，朋友竟然說這些都是老漁民在聽的啦<text:span text:style-name="T3">~~</text:span>害我監介了一下</text:p>
      <text:p text:style-name="P1"><text:span text:style-name="T1">陳真</text:span><text:s/>  |  2012.10.15 01:42   |   <text:a xlink:type="simple" xlink:href="http://palinfo.habago.org/Entry?Command=Information_PrintForum&amp;iPage=498#FORUM31593"><text:span text:style-name="T2">#</text:span></text:a></text:p>
      <text:p text:style-name="P2">聽了幾次也聽不懂章國明訪談那最後幾句<text:span text:style-name="T3">,</text:span>只聽懂壓力好大<text:span text:style-name="T3">,</text:span>仔<text:span text:style-name="T3">(</text:span>小孩<text:span text:style-name="T3">),</text:span>不需要扮演<text:span text:style-name="T3">(</text:span>幾歲的人<text:span text:style-name="T3">)</text:span>等等字眼<text:span text:style-name="T3">...</text:span>但湊不出整個意思<text:span text:style-name="T3">.<text:line-break/><text:line-break/></text:span>聽他講話實在很有趣<text:span text:style-name="T3">,</text:span>童心未泯<text:span text:style-name="T3">,</text:span>不像一個六十一歲的人<text:span text:style-name="T3">.</text:span>他說<text:span text:style-name="T3">,</text:span>如果你每天醒來走出去不扮演你應有年紀的話<text:span text:style-name="T3">,</text:span>人家會以為你是不是白癡啊<text:span text:style-name="T3">,</text:span>是不是哪條筋有問題<text:span text:style-name="T3">.<text:line-break/><text:line-break/></text:span>聽他講到小時候只要花兩毛錢就可以逃到電影世界裏<text:span text:style-name="T3">,</text:span>逃開貧窮和生活現實中許多痛苦的事<text:span text:style-name="T3">,</text:span>雖是笑笑地說<text:span text:style-name="T3">,</text:span>聽起來卻格外可悲<text:span text:style-name="T3">. </text:span>也許章國明之於各位<text:span text:style-name="T3">,</text:span>不像他之於我有著某種生命聯結<text:span text:style-name="T3">,</text:span>自然聽起來就沒啥特別感受<text:span text:style-name="T3">,</text:span>但我倒是很<text:span text:style-name="T3">enjoy</text:span>反覆聽他說話<text:span text:style-name="T3">,</text:span>看他的表情<text:span text:style-name="T3">,</text:span>真的很像個小孩<text:span text:style-name="T3">.<text:line-break/><text:line-break/></text:span>這樣一個好像永遠長不大的<text:span text:style-name="T3"><text:s/>"</text:span>小孩<text:span text:style-name="T3">",</text:span>不管是點指兵兵或邊緣人<text:span text:style-name="T3">,</text:span>其幾部電影卻有著強烈的宿命意識<text:span text:style-name="T3">.<text:line-break/><text:line-break/></text:span>這裏有他於<text:span text:style-name="T3">2007</text:span>年執導的點指兵兵音樂短片<text:span text:style-name="T3">.</text:span>拍得很好哦<text:span text:style-name="T3">,</text:span>特別是從大約<text:span text:style-name="T3">1: 47</text:span>開始<text:span text:style-name="T3">,</text:span>出現電影中那個戴著國劇臉譜的賊<text:span text:style-name="T3">,</text:span>特別震撼<text:span text:style-name="T3">. <text:line-break/><text:line-break/></text:span>還有<text:span text:style-name="T3">,</text:span>別忘了看最後一幕哦<text:span text:style-name="T3">, </text:span>又可愛又聰明既天真又深邃既單純又複雜的偶像站在正中間哦<text:span text:style-name="T3">.<text:line-break/><text:line-break/>http://www.youtube.com/watch?v=mFdE28VuZ4I&amp;feature=endscreen&amp;NR=1<text:line-break/><text:line-break/></text:span>因為沒有人要給他錢拍電影<text:span text:style-name="T3">,</text:span>聽說他去年曾表示將自己集資拍片<text:span text:style-name="T3">,</text:span>復出影壇<text:span text:style-name="T3">,</text:span>我要是有錢<text:span text:style-name="T3">,</text:span>就當他的製片人<text:span text:style-name="T3">,</text:span>看他想拍啥都行<text:span text:style-name="T3">,</text:span>有人看也好<text:span text:style-name="T3">,</text:span>若沒人看<text:span text:style-name="T3"><text:s/>- - &gt; </text:span>更好<text:span text:style-name="T3">.<text:line-break/><text:line-break/></text:span>底下就更好玩了<text:span text:style-name="T3">,</text:span>是徐克和泰迪羅賓及偶像的大合唱<text:span text:style-name="T3">,</text:span>唱的全是許冠傑的歌<text:span text:style-name="T3">,</text:span>這些歌我聽了三四十年<text:span text:style-name="T3">,</text:span>差不多聽了一百萬次有了<text:span text:style-name="T3">.<text:line-break/><text:line-break/></text:span>旁邊有個彈琴的女生就是徐克的太太<text:span text:style-name="T3">. </text:span>不管是憂鬱症還是什麼症<text:span text:style-name="T3">,</text:span>凡是活得不耐煩的人<text:span text:style-name="T3">-- -- &gt; </text:span>必看<text:span text:style-name="T3">!! </text:span>比百憂解還有效哦<text:span text:style-name="T3">~<text:line-break/><text:line-break/>http://www.youtube.com/watch?NR=1&amp;v=rccMfgq10Q8&amp;feature=endscreen<text:line-break/><text:line-break/>http://www.youtube.com/watch?v=JEy0Tz_rOic (</text:span>許冠傑唱<text:span text:style-name="T3">,</text:span>有歌詞<text:span text:style-name="T3">)<text:line-break/><text:line-break/></text:span>底下是點指兵兵的歌詞<text:span text:style-name="T3">:<text:line-break/><text:line-break/></text:span>一個走　一個追<text:span text:style-name="T3"><text:line-break/></text:span>兵賊彷似早分配<text:span text:style-name="T3"><text:line-break/></text:span>今天的你像那當初的我<text:span text:style-name="T3"><text:line-break/></text:span>他朝對錯變幻多　難測彼我<text:span text:style-name="T3"><text:line-break/><text:line-break/></text:span>不會少　不會多<text:span text:style-name="T3"><text:line-break/></text:span>恩怨彷似早分妥<text:span text:style-name="T3"><text:line-break/></text:span>他朝的你或似今天的我<text:span text:style-name="T3"><text:line-break/></text:span>當初遠景難分清楚　不知不覺<text:span text:style-name="T3"><text:line-break/><text:line-break/></text:span>〔莫奈何〕　是否有因果<text:span text:style-name="T3"><text:line-break/></text:span>〔莫奈何〕　難道冇對錯<text:span text:style-name="T3"><text:line-break/></text:span>〔莫奈何〕　一生福與禍<text:span text:style-name="T3"><text:line-break/></text:span>人人必經過<text:span text:style-name="T3"><text:line-break/><text:line-break/></text:span>點指兵兵　點指賊賊<text:span text:style-name="T3"><text:line-break/></text:span>一點中你怎去躲<text:span text:style-name="T3"><text:line-break/></text:span>點指兵兵　點指賊賊<text:span text:style-name="T3"><text:line-break/></text:span>一點中你怎去躲　莫奈何<text:span text:style-name="T3"><text:line-break/><text:line-break/></text:span>怎去擋　怎去阻<text:span text:style-name="T3"><text:line-break/></text:span>打算周到偏出錯<text:span text:style-name="T3"><text:line-break/></text:span>幾多苦困又會偏偏闖過<text:span text:style-name="T3"><text:line-break/></text:span>不到終點安知結果　怎分功過<text:span text:style-name="T3"> </text:span></text:p>
      <text:p text:style-name="P1"><text:span text:style-name="T1">陳真</text:span><text:s/>  |  2012.10.15 00:13   |   <text:a xlink:type="simple" xlink:href="http://palinfo.habago.org/Entry?Command=Information_PrintForum&amp;iPage=498#FORUM31592"><text:span text:style-name="T2">#</text:span></text:a></text:p>
      <text:p text:style-name="P3">已就言論尺度達成共識<text:span text:style-name="T3">,</text:span>暫時沒有要退出立報<text:span text:style-name="T3">,</text:span>各位讀者別緊張<text:span text:style-name="T3">.<text:line-break/><text:line-break/></text:span>立報不是教育專業報嗎<text:span text:style-name="T3">? </text:span>我若嘴裏說要跟哪怕只是一個標點符號共生死<text:span text:style-name="T3">,</text:span>但實際上卻為了前途就業為了名利收入為了掌聲為了形象為了市場考量意識形態大眾品味風俗禮教等等等而出賣它<text:span text:style-name="T3">, </text:span>如此言行不一<text:span text:style-name="T3">,</text:span>豈非不良教育<text:span text:style-name="T3">? <text:line-break/><text:line-break/></text:span>立報還說我有好多讀者哦<text:span text:style-name="T3">,</text:span>叫我別退出<text:span text:style-name="T3">.</text:span>我沒有要退出了<text:span text:style-name="T3">,</text:span>鬼子也不刪了<text:span text:style-name="T3">,</text:span>但若說我有好多讚賞的讀者<text:span text:style-name="T3">,</text:span>其實只是往我頭上澆一盆冷水<text:span text:style-name="T3">.<text:line-break/><text:line-break/></text:span>以下是寫給立報的回信<text:span text:style-name="T3">.<text:line-break/><text:line-break/></text:span>陳真<text:span text:style-name="T3"><text:line-break/><text:line-break/>===============================<text:line-break/><text:line-break/></text:span>別人喜不喜歡我寫的東西<text:span text:style-name="T3">, </text:span>對我並無意義<text:span text:style-name="T3">; </text:span>我是說那不是我寫作的動機<text:span text:style-name="T3">. </text:span>小鳥唱歌並不是因為牠以為有聽眾喜歡聽<text:span text:style-name="T3">, </text:span>一個人喊痛當然也不是因為他發現有人覺得他喊痛的聲音很有磁性所以才喊<text:span text:style-name="T3">. </text:span>我只需要自由<text:span text:style-name="T3">.<text:line-break/><text:line-break/></text:span>反倒讀者的評價不管好壞都讓我感到很厭煩<text:span text:style-name="T3">, </text:span>甚至很厭惡<text:span text:style-name="T3">. </text:span>雖然我知道這樣不太好<text:span text:style-name="T3">, </text:span>因為我一樣會去評價別人或甚至成為別人的粉絲或唾棄者<text:span text:style-name="T3">, </text:span>但我不知道為什麼就是很討厭那種會評價的讀者<text:span text:style-name="T3"><text:s/>(</text:span>粉絲就更討人厭了<text:span text:style-name="T3">). </text:span>讀者只要安安靜靜讀就行<text:span text:style-name="T3">, </text:span>其它話最好一句也別說<text:span text:style-name="T3">. </text:span>若非說不可<text:span text:style-name="T3">, </text:span>最好也不要讓我聽見<text:span text:style-name="T3">, </text:span>那只會打消我想寫東西的感覺<text:span text:style-name="T3">. <text:line-break/><text:line-break/></text:span>小鳥在唱歌時我們就靜靜聽就好<text:span text:style-name="T3">, </text:span>不要吱吱喳喳評小鳥歌聲<text:span text:style-name="T3">, </text:span>唱得好不好都只是小鳥他家的事而不干讀者鳥事<text:span text:style-name="T3">. <text:line-break/><text:line-break/></text:span>我不是說我是小鳥<text:span text:style-name="T3">, </text:span>但我知道小鳥唱歌時最好就是不要去干擾<text:span text:style-name="T3">, </text:span>更不要規定牠哪些音符不能唱<text:span text:style-name="T3">. </text:span>讓牠想幹就幹想操就操不會對人心產生什麼危害的<text:span text:style-name="T3">, </text:span>頂多使人墮落而已<text:span text:style-name="T3">, </text:span>但當眾人一致努力向上提升的同時<text:span text:style-name="T3">, </text:span>讓少數知音沉淪一下又何妨<text:span text:style-name="T3">?<text:line-break/><text:line-break/></text:span>陳真<text:span text:style-name="T3"> </text:span></text:p>
      <text:p text:style-name="P1"><text:span text:style-name="T1">陳真</text:span><text:s/>  |  2012.10.14 20:11   |   <text:a xlink:type="simple" xlink:href="http://palinfo.habago.org/Entry?Command=Information_PrintForum&amp;iPage=498#FORUM31591"><text:span text:style-name="T2">#</text:span></text:a></text:p>
      <text:p text:style-name="P2">立報馬上給我回了信<text:span text:style-name="T3">,</text:span>表示編輯立場之為難<text:span text:style-name="T3">,</text:span>但願意讓我保留鬼子二字<text:span text:style-name="T3">.</text:span>我馬上回了信如下<text:span text:style-name="T3">:<text:line-break/><text:line-break/>===========<text:line-break/></text:span>你們還是可以刪<text:span text:style-name="T3"><text:s/>(</text:span>鬼子<text:span text:style-name="T3">)</text:span>啊<text:span text:style-name="T3">, </text:span>因為不是我無奈便是你為難<text:span text:style-name="T3">, </text:span>而我一般是不希望別人有所為難的<text:span text:style-name="T3">. <text:line-break/><text:line-break/></text:span>我通常會選擇在一個不為難任何人當然也不為難自己的山洞中<text:span text:style-name="T3">, </text:span>隨性塗鴉<text:span text:style-name="T3">. </text:span>所以立報如果連鬼子這樣的辭彙都感到禁忌為難<text:span text:style-name="T3">, </text:span>彷彿不潔而有害人心<text:span text:style-name="T3">, </text:span>那我其實還有許多更髒的都早已從這個表面乾淨的市面上自動消音<text:span text:style-name="T3">, </text:span>只是我不知道要怎麼更乾淨更健康來迎合社會大眾了<text:span text:style-name="T3">. <text:line-break/><text:line-break/></text:span>我把這幾篇寫完就引疚辭職<text:span text:style-name="T3">, </text:span>不再寫立報<text:span text:style-name="T3">. </text:span>或是看你們能不能在毫不為難的狀況下給我一個完全而且只是很正常很基本一點都不過份的寫作自由<text:span text:style-name="T3">. </text:span>要不然遮遮掩掩地寫<text:span text:style-name="T3"><text:s/>(</text:span>我倉庫裏還存著至少幾百篇不潔不宜的文章不敢見人<text:span text:style-name="T3">), </text:span>其實也沒啥意義不是嗎<text:span text:style-name="T3">? <text:line-break/><text:line-break/></text:span>最重要的是我實在做不來一方面唱解放高調<text:span text:style-name="T3">,</text:span>一方面卻又窩窩囊囊努力迎合這個迎合那個<text:span text:style-name="T3">. </text:span>就算我願意像個正常人那樣做<text:span text:style-name="T3">,</text:span>做一些自欺欺人的事<text:span text:style-name="T3">,</text:span>我也真的做不來<text:span text:style-name="T3">,</text:span>非不為也<text:span text:style-name="T3">,</text:span>實不能也<text:span text:style-name="T3">,</text:span>基因早已決定讓我別無選擇<text:span text:style-name="T3">.<text:line-break/><text:line-break/></text:span>陳真<text:span text:style-name="T3"> </text:span></text:p>
      <text:p text:style-name="P1"><text:span text:style-name="T1">陳真</text:span><text:s/>  |  2012.10.14 19:50   |   <text:a xlink:type="simple" xlink:href="http://palinfo.habago.org/Entry?Command=Information_PrintForum&amp;iPage=498#FORUM31590"><text:span text:style-name="T2">#</text:span></text:a></text:p>
      <text:p text:style-name="P3">我對章國明提到<text:span text:style-name="T3"><text:s/>"</text:span>滿街都是<text:span text:style-name="T3">" </text:span>覺得很好笑<text:span text:style-name="T3">. </text:span>主持人說人家誰說你是電影神童耶<text:span text:style-name="T3">,</text:span>章說這個沒什麼<text:span text:style-name="T3">,</text:span>滿街都是<text:span text:style-name="T3">.<text:line-break/><text:line-break/></text:span>他拍的<text:span text:style-name="T3"><text:s/>"</text:span>星際鈍胎俏嬌娃<text:span text:style-name="T3">" </text:span>被公認是部爛片<text:span text:style-name="T3">,</text:span>他也自嘲說拍完後連出資老闆都懷疑他是不是鈍胎<text:span text:style-name="T3">,</text:span>但我還蠻喜歡這部爛片<text:span text:style-name="T3">,</text:span>也很喜歡它的主題曲叫白金升降機<text:span text:style-name="T3">,</text:span>聽了超有活力<text:span text:style-name="T3">,</text:span>連心情都會好起來<text:span text:style-name="T3">.</text:span></text:p>
      <text:p text:style-name="P1"><text:span text:style-name="T1">陳真</text:span><text:s/>  |  2012.10.14 19:46   |   <text:a xlink:type="simple" xlink:href="http://palinfo.habago.org/Entry?Command=Information_PrintForum&amp;iPage=498#FORUM31589"><text:span text:style-name="T2">#</text:span></text:a></text:p>
      <text:p text:style-name="P2">底下是明天要上報的文章<text:span text:style-name="T3">,</text:span>剛剛報社主編說<text:span text:style-name="T3"><text:s/>"</text:span>斗膽<text:span text:style-name="T3">" </text:span>想問我能不能把<text:span text:style-name="T3"><text:s/>"</text:span>鬼子<text:span text:style-name="T3">" </text:span>二字拿掉<text:span text:style-name="T3">,</text:span>我不想為難人<text:span text:style-name="T3">,</text:span>所以同意自我閹割<text:span text:style-name="T3">,</text:span>但也斗膽回了一封信如下<text:span text:style-name="T3">:<text:line-break/><text:line-break/>----<text:line-break/></text:span>不想為難別人<text:span text:style-name="T3">, </text:span>所以鬼子二子可以拿掉<text:span text:style-name="T3">, </text:span>但我也斗膽想請問一下<text:span text:style-name="T3">, </text:span>日本鬼子這樣的詞彙在貴報也是一種禁忌嗎<text:span text:style-name="T3">? </text:span>這是我一直常在想的問題<text:span text:style-name="T3">, </text:span>感覺好像連幹<text:span text:style-name="T3">, </text:span>媽的<text:span text:style-name="T3">, </text:span>它馬的<text:span text:style-name="T3">, </text:span>甚至連鬼子也不行<text:span text:style-name="T3">, </text:span>有部電影及小說好像就叫做<text:span text:style-name="T3"><text:s/>"</text:span>鬼子來了<text:span text:style-name="T3">", </text:span>翻開柏楊幾十年前在中國時報的雜文<text:span text:style-name="T3">, </text:span>包括什麼日本鬼子洋鬼子喜歡偷看三角褲<text:span text:style-name="T3">, </text:span>媽咧個逼<text:span text:style-name="T3">, </text:span>幹伊三妹四<text:span text:style-name="T3"><text:line-break/></text:span>妹五妹等等<text:span text:style-name="T3">, </text:span>寫啥都行<text:span text:style-name="T3">, </text:span>文學不就是這樣嗎<text:span text:style-name="T3">? </text:span>文學難道還會有個言論審核禁忌<text:span text:style-name="T3">? </text:span>難道我是在寫社論<text:span text:style-name="T3">? </text:span>或是在報告新聞<text:span text:style-name="T3">? </text:span>所以幾乎沒有半點自由造句的自由<text:span text:style-name="T3">?<text:line-break/><text:line-break/></text:span>我並無怒意<text:span text:style-name="T3">, </text:span>而是純粹感到無奈<text:span text:style-name="T3">, </text:span>我們嘴裏或筆下常講一堆漂亮話<text:span text:style-name="T3">, </text:span>講出來的全是有關人類精神解放的大氣度大文明<text:span text:style-name="T3">, </text:span>但實際上卻連個最基本的文學造句自由都沒有<text:span text:style-name="T3">, </text:span>更何況我這文章不就是在反彈這樣一種莫名其妙的精神壓迫<text:span text:style-name="T3">, </text:span>這個不能講<text:span text:style-name="T3">, </text:span>那個不能講<text:span text:style-name="T3">, </text:span>講起納粹就得面露怒容<text:span text:style-name="T3">, </text:span>講到猶太大屠殺只能表哀戚<text:span text:style-name="T3">.<text:line-break/><text:line-break/></text:span>我一生所寫的一切說穿了不過就是只在講這麼一點造句的自由<text:span text:style-name="T3">, </text:span>它不是小事而是大事<text:span text:style-name="T3">, </text:span>它關係到我們該怎麼活的問題<text:span text:style-name="T3">. </text:span>一個句子要怎麼造<text:span text:style-name="T3">,</text:span>意味著一個人可以怎麼活<text:span text:style-name="T3">.<text:line-break/><text:line-break/></text:span>做為一個生命<text:span text:style-name="T3">, </text:span>我若連筆下要畫出一個什麼樣的線條圖形或發出一種什麼樣的音符排列的自由都沒有的話<text:span text:style-name="T3">, </text:span>我會毫不猶豫地回到自己的山洞中畫給自己看<text:span text:style-name="T3">, </text:span>唱給自己聽<text:span text:style-name="T3">, </text:span>我是完全不需要讀者的<text:span text:style-name="T3">. </text:span>讀者對我而言純粹身外物<text:span text:style-name="T3">, </text:span>但一個句子要怎麼造<text:span text:style-name="T3">, </text:span>一個筆畫要怎麼描繪<text:span text:style-name="T3">, </text:span>卻是我至今還活著的原因<text:span text:style-name="T3">.<text:line-break/><text:line-break/></text:span>陳真<text:span text:style-name="T3"><text:line-break/><text:line-break/>==============<text:line-break/></text:span>不是納粹的請舉手（一）<text:span text:style-name="T3"><text:line-break/><text:line-break/></text:span>陳真<text:span text:style-name="T3"><text:line-break/></text:span>立報《哈巴狗電台》<text:span text:style-name="T3">2012. 10. 15.<text:line-break/><text:line-break/><text:line-break/>1989</text:span>年，丹麥導演拉斯馮提爾母親臨終透露，父親並非親生，生父是他母親昔日老板，一位出身古典音樂世家的德國人。據說她這麼做是為了「讓拉斯馮提爾的基因中帶點藝術家的特質」。<text:span text:style-name="T3"><text:line-break/><text:line-break/></text:span>拉氏新片《<text:span text:style-name="T3">Melancholia</text:span>》（「驚悚末日」），去年獲坎城影展評審團大獎，但他卻在頒獎前夕遭影展當局驅逐，不准上台領獎，不准出席晚會，列為「不受歡迎人物」。原因是他在回答記者詢問自己的德國血統時說，「我對猶太人頗有好感，包括所有猶太人。不過以色列的確很討人厭。但我真的很想成為猶太人，後來卻發現自己原來是一名真正的納粹。你知道，我的家庭是德國人，但這倒也讓我感到快樂。我能說些什麼呢？我覺得我能理解希特勒，他做了一些錯誤的事，但看到他臨死前孤坐彈坑，我卻對他開始產生憐憫。」<text:span text:style-name="T3"><text:line-break/><text:line-break/></text:span>此言一出，立即引發軒然大波。當日本鬼子至今都還在否認侵華史實與南京大屠殺而且企圖侵佔釣魚台之際，猶太人以色列卻媳婦熬成婆，迫害滅絕巴勒斯坦人；然而，猶太人的苦難卻儼然成為人類不可忍受的沉重。特別在歐洲，納粹簡直就是言論禁忌，人們噤若寒蟬，不敢有第二種想法。<text:span text:style-name="T3"><text:line-break/><text:line-break/></text:span>面對影展驅逐，拉斯馮提爾不以為意，還說他蠻喜歡「不受歡迎人物」的稱號，後來事件越演越烈，被迫出面道歉。他表示並非支持納粹所為，而是在看過描述希特勒最後一段生命時光的德國電影《<text:span text:style-name="T3">Downfall</text:span>》（帝國毀滅）後，發現希特勒也只是個凡人，他說：「我們每個人心中都有納粹，希特勒心中也有人性，若對此視而不見，那才是危險的事。」<text:span text:style-name="T3"><text:line-break/><text:line-break/></text:span>一直記得約莫十年前參觀英國「戰爭博物館」納粹文物展的感受，除非我是個詩人，否則我說不出那份感受為何。唯一能確定的是，我的感受和當下主流社會要我們感受的完全不一樣。在那特展上讀到一封信，有個人成功申請到某個參與納粹處死智障兒童的醫院志工職位，歡欣鼓舞寫信給遠方的媽媽報喜訊，寫來滿紙榮耀與希望。我同時也看到一節當年運送猶太人前往集中營的火車實體車廂，旁邊有封信，一位猶太人就在這死亡列車中，絕望之餘，寫給妻女一封永遠寄不出的訣別信，寫滿他無盡的愛與思念。<text:span text:style-name="T3"><text:line-break/><text:line-break/></text:span>一邊是加害人，一邊是受害者，但兩者有什麼人性本質上的差別嗎？把希特勒給妖魔化，意味著我們若非對人性一無所知，便是故做純潔無辜狀。不管是納粹或希特勒，全是正常人性，而非人性以外的特殊成份。或許也正因為這份人性若此尋常，生命似乎也更顯得如此可悲。魔鬼似乎曾經（以一種美麗的方式）找上我們每個人，無一倖免。</text:p>
      <text:p text:style-name="P1"><text:span text:style-name="T1">鄭啟承</text:span><text:s/>  |  2012.10.13 20:13   |   <text:a xlink:type="simple" xlink:href="http://palinfo.habago.org/Entry?Command=Information_PrintForum&amp;iPage=498#FORUM31588"><text:span text:style-name="T2">#</text:span></text:a></text:p>
      <text:p text:style-name="P3">最近只要醒著，耳裡或腦海裡就是不斷播放著<text:span text:style-name="T3"><text:s/>Ludovico Einaudi </text:span>的那首<text:span text:style-name="T3"><text:s/>Divenire (</text:span>蛻變<text:span text:style-name="T3">)</text:span>，這首曲子就像掛在驢子前頭的紅蘿蔔一樣，讓我一遍又一遍對生命燃起了希望，向前奔馳著迎向每個明天。<text:span text:style-name="T3"><text:line-break/>http://www.youtube.com/watch?v=X1DRDcGlSsE<text:line-break/><text:line-break/></text:span>常常看到西方人專注地做著一件事，無論是彈琴或是唱歌或是修路或是種樹或是教書或是畫畫或是捕魚或是修車或是雕刻或是運動，那種神情常常讓我覺得十分不可思議，同樣是人類，為什麼會有這些差別<text:span text:style-name="T3">? </text:span>是什麼造成了身為一個人類的內在的這樣巨大的差異<text:span text:style-name="T3">? (</text:span>正確的說，是什麼讓我們華人並沒有演化成一個人類而停留在爬行生物的階段<text:span text:style-name="T3">?)<text:line-break/><text:line-break/></text:span>孟母三遷是對的，你得慎選一塊好的土壤，才有可能種出健康的果實。不過小孟子他媽的觀念顯然有誤，一個人的靈性之培養，並不在於能不能避開什麼家裡附近的墳墓或豬肉攤或妓院等等<text:span text:style-name="T3">”</text:span>壞東西<text:span text:style-name="T3">”</text:span>，老子才是對的<text:span text:style-name="T3"><text:s/>(</text:span>我是說道家的老子，不是說你老子<text:span text:style-name="T3">)</text:span>，道在市井之間，唯有讓一個人去接觸那些生命血肉中真正深刻細膩的東西，他的靈魂也才會變得深刻而細膩。而這些生命真正重要的<text:span text:style-name="T3">”</text:span>藝術<text:span text:style-name="T3">”</text:span>養份，往往和表面的高尚低俗區分一點關係也沒有。<text:span text:style-name="T3"><text:line-break/><text:line-break/></text:span>台灣和中國的父母都望子成龍、望女成鳳，往往從小就讓小孩子住高級住宅、念高級學校、學高級技藝<text:span text:style-name="T3">(</text:span>不過很奇怪不是畫畫就是珠算，再不然就是鋼琴小提琴，很少看過什麼其他技藝，題外話<text:span text:style-name="T3">)</text:span>，人們往往認為一個人掌握了所謂知識或藝術技能，就能夠蛻變成為一個完全不同的人，但事實是這樣嗎<text:span text:style-name="T3">? </text:span>我在台灣<text:span text:style-name="T3">”</text:span>第一學府<text:span text:style-name="T3">”</text:span>台大念了八年的書，工作了五年，到後來甚至在台大開課當起了老師，十幾年間不知看過多少<text:span text:style-name="T3">”</text:span>才子才女<text:span text:style-name="T3">”</text:span>，近年出來創業當商人後更是<text:span text:style-name="T3">”</text:span>網羅<text:span text:style-name="T3">”</text:span>全台各名校的業務，什麼成大清大交大陽明輔大台藝大北藝大師大的老師學生真是看得目不暇給，但這些所謂才子才女裡頭真的要說讓我感覺有什麼令人印象深刻的鮮明個性或才能的，恐怕五隻手指頭都數得出來，絕大多數實際都十分平庸，甚至可說是面目模糊，毫無個性可言，唯一可說上過人之處就是家裡大多很有錢或肯花錢，願意從小培養出一個雜技演員和念書機器。<text:span text:style-name="T3"><text:line-break/><text:line-break/></text:span>反倒是我認識的那些不屬於學術界，三教九流的各式朋友或其子女，經常讓我有一種很深的感動，所謂感動就是讓我覺得他或她是一個活生生的人，有著身為一個人的各種深淺精粗和真實情感，並保有著一種內在的、屬於靈魂的一種熱情和可塑性。可惜的是這些人大都不是佔有良好資源的那一群，所謂生命中的各種機緣對他們來說是可遇而不可求的。<text:span text:style-name="T3"><text:line-break/><text:line-break/></text:span>不知道是什麼造成了這種反差和異象，但在一個扭曲的社會裡，似乎靈魂的火焰和光芒就只能在陰暗的角落中才能真正閃耀著，一旦踏出了那份黑暗追逐起陽光，就像吸血鬼一樣，再好的資質也只會瞬間化為灰燼，也許空有美麗驅殼，裡頭卻已空洞乾枯。<text:span text:style-name="T3"><text:line-break/><text:line-break/></text:span>華人的這種對表面光鮮亮麗的各種優秀記號之爭先恐後追逐，究竟有沒有讓我們蛻變成為一個更優秀的民族<text:span text:style-name="T3">? </text:span>答案是很明顯的，我們如今不但沒有獲得別人的敬重，反而成了某種卑劣的代名詞。我們或許很怕洋人，因為洋人樣樣比較強，但其實洋人才怕咱們，因為咱們樣樣比較壞，可說壞到骨子裡頭去。<text:span text:style-name="T3"><text:line-break/><text:line-break/></text:span>你唯有先成為一個優秀的民族，才能產下優秀的人民。僅在文化表面的枝節下功夫，如何有可能誕生好的果實<text:span text:style-name="T3">? </text:span>就說音樂好了，華人往往把音樂技術當成雜技般鍛練，導致西方人常常半驚訝半諷刺說某個人很會彈琴或彈吉他就說他「一定是亞洲人」，有些人說這種酸溜溜的嘲諷甚至可說得上是種歧視了。但這麼歧視難道不對嗎<text:span text:style-name="T3">? </text:span>我們經過多年不人道的苦練也許可以練出一個技術高超的鋼琴家<text:span text:style-name="T3"><text:s/>(</text:span>比如郎朗<text:span text:style-name="T3">)</text:span>，但那就像太陽馬戲團一樣，初看很驚人，卻不會有多少人說他是一個偉大的藝術家或音樂家，他的音樂也不太可能讓你日思夜想而深深感動著。<text:span text:style-name="T3"><text:line-break/><text:line-break/></text:span>我本來想說陳真貼的那位章國明，不知道為什麼講到這邊來。沒看過這位電影天才的電影，不過我想人的才氣或熱情是很難掩飾的，觀其行聽其言，很難想像他會拍出什麼真正的爛片。一個人的內在是不是老態龍鍾，亦或仍保有赤子之心、對世界對真對善對美的事物保有一股愛戀和熱情，其實或許聽他說幾句話，看他幾個眼神和手勢便可知端倪。這卻和他有沒有努力裝出符合他生理年齡該有的社會化行為其實一點關係也沒有了。可惜這訪談最後都沒有翻譯，我覺得很重要的最後幾句話不知在談什麼，不知道有沒有聽得懂廣東話的朋友能夠代為翻譯<text:span text:style-name="T3">?</text:span></text:p>
      <text:p text:style-name="P4"/>
      <text:p text:style-name="P1"><text:span text:style-name="T1">陳真</text:span><text:s/>  |  2012.10.12 21:52   |   <text:a xlink:type="simple" xlink:href="http://palinfo.habago.org/Entry?Command=Information_PrintForum&amp;iPage=499#FORUM31587"><text:span text:style-name="T2">#</text:span></text:a></text:p>
      <text:p text:style-name="P3">有個學妹將來想走精神科<text:span text:style-name="T3">,</text:span>不但對精神科<text:span text:style-name="T3">,</text:span>甚至對整個臨床醫學充滿救苦救難的<text:span text:style-name="T3"><text:s/>"</text:span>理想<text:span text:style-name="T3">",</text:span>但我不知道該用什麼樣的力道讓她既能不灰心同時又能清楚地明白<text:span text:style-name="T3">,</text:span>理想往往就是幻想的同義詞<text:span text:style-name="T3">.<text:line-break/><text:line-break/></text:span>比方說我剛剛以高超精湛的醫學專業<text:span text:style-name="T3">,</text:span>花了一小時救苦救難<text:span text:style-name="T3">,</text:span>搞得自己疲憊不堪<text:span text:style-name="T3">,</text:span>頭痛欲裂<text:span text:style-name="T3">,</text:span>而且更委屈了我弟弟哈巴陳<text:span text:style-name="T3">. </text:span>花一小時救些什麼苦救些什麼難呢<text:span text:style-name="T3">?<text:line-break/><text:line-break/></text:span>有位病患長期胸悶心悸恐慌焦躁憤怒不滿<text:span text:style-name="T3">,</text:span>以致於經常氣得腹瀉胃痛失眠食慾不振等等<text:span text:style-name="T3">. </text:span>她總是很生氣很多情緒<text:span text:style-name="T3">,</text:span>最近氣些什麼呢<text:span text:style-name="T3">? <text:line-break/><text:line-break/></text:span>原來她的同事最近在公司重新分配辦公座位時搶到一個她也想搶的座位<text:span text:style-name="T3">,</text:span>讓她非常非常非常生氣<text:span text:style-name="T3">,</text:span>天天詛咒怒罵<text:span text:style-name="T3">,</text:span>而且氣對方位階與她平等<text:span text:style-name="T3">,</text:span>為什麼自己就要經常幫大家打電話訂便當<text:span text:style-name="T3">,</text:span>而對方卻可以假裝沒她的事<text:span text:style-name="T3">,</text:span>為什麼自己要替這種賤人訂便當<text:span text:style-name="T3">?!! <text:line-break/><text:line-break/></text:span>是可忍<text:span text:style-name="T3">,</text:span>孰不可忍<text:span text:style-name="T3">. </text:span>如此仇恨<text:span text:style-name="T3">,</text:span>簡直就如殺父之仇一般不共戴天<text:span text:style-name="T3">!!!! </text:span>足足可以聲淚俱下痛罵一小時而難以打斷<text:span text:style-name="T3">. </text:span>這個可怕的仇恨已經困擾她很久了<text:span text:style-name="T3">,</text:span>每天上班看到那個小賤人就開始頭痛心悸反胃惡心呼吸困難<text:span text:style-name="T3">....</text:span>每天晚上更是越想越氣而睡不著<text:span text:style-name="T3">.<text:line-break/><text:line-break/></text:span>也許你會說<text:span text:style-name="T3">,</text:span>叫她看開一點就好了<text:span text:style-name="T3">. </text:span>麥院長甚至告訴她<text:span text:style-name="T3">,</text:span>這麼平常的一件小事也要生氣<text:span text:style-name="T3">,</text:span>那妳豈不是一輩子得氣個不停<text:span text:style-name="T3">? </text:span>問題是<text:span text:style-name="T3">,</text:span>她如果能<text:span text:style-name="T3"><text:s/>"</text:span>看開<text:span text:style-name="T3">",</text:span>她如果是那種會把這事當成小事的人<text:span text:style-name="T3">,</text:span>她就不會恐慌焦躁頭痛惡心心悸反胃呼吸困難睡眠障礙食慾不振整天咒罵憤懣不滿了<text:span text:style-name="T3">.<text:line-break/><text:line-break/></text:span>醫學上<text:span text:style-name="T3">,</text:span>這很好處理<text:span text:style-name="T3">,</text:span>開一些情緒穩定劑或安眠藥就好了<text:span text:style-name="T3">,</text:span>但臨床上卻沒這麼簡單<text:span text:style-name="T3">,</text:span>像這樣一種深仇大恨<text:span text:style-name="T3">,</text:span>每次不聲淚俱下痛罵個半小時一小時是很難消心頭之恨的<text:span text:style-name="T3">. <text:line-break/><text:line-break/></text:span>重點是<text:span text:style-name="T3">,</text:span>這樣一些事真的值得如此談論不休嗎<text:span text:style-name="T3">? </text:span>很多時候<text:span text:style-name="T3">,</text:span>其實找里長處理或罵給老公聽就好了<text:span text:style-name="T3">,</text:span>何必對醫生或任何一個陌生人或外人詳細描述每個細節<text:span text:style-name="T3">? <text:line-break/><text:line-break/></text:span>這些年<text:span text:style-name="T3">,</text:span>精神醫學的營業範圍似乎越來越大<text:span text:style-name="T3">,</text:span>大到連我都不知道自己究竟是醫生還是客訴組主任<text:span text:style-name="T3">? </text:span>專門負責聆聽八卦與控訴<text:span text:style-name="T3">! </text:span>醫學營業範圍大到連誰跟誰借了一條皮帶弄髒了也不洗<text:span text:style-name="T3">,</text:span>都能喋喋不休地來跟你講個不停而非常難以制止其談話<text:span text:style-name="T3">.<text:line-break/><text:line-break/></text:span>不光病人如此<text:span text:style-name="T3">,</text:span>朋友也一樣<text:span text:style-name="T3">. </text:span>這也是我二三十年來自從退出黨外圈子後就停止使用電話的原因<text:span text:style-name="T3">,</text:span>因為不用很多個<text:span text:style-name="T3">,</text:span>只要每天接到一通喋喋不休的朋友來電<text:span text:style-name="T3"><text:s/>"</text:span>傾訴<text:span text:style-name="T3">",</text:span>我那天就不可能有多少時間睡覺了<text:span text:style-name="T3">,</text:span>往往得搞到精疲力竭後才能做自己該做或想做的事<text:span text:style-name="T3">.<text:line-break/><text:line-break/></text:span>當你自己都已家破人亡慘絕人寰而無意茍活於世上了<text:span text:style-name="T3">,</text:span>卻得耐著性子聽取朋友們的各種無聊八卦與控訴雞毛蒜皮事<text:span text:style-name="T3">,</text:span>實在很無奈<text:span text:style-name="T3">,</text:span>現代人都這麼好命嗎<text:span text:style-name="T3">? </text:span>好命到連一些雞毛蒜皮事也能因此柔腸寸斷憤憤不平<text:span text:style-name="T3">? </text:span>而且往往聽這些雞毛蒜皮事聽得精疲力竭<text:span text:style-name="T3">,</text:span>數十年如一日<text:span text:style-name="T3">,</text:span>讓我幾乎無法跟正常人一樣使用電話或手機或<text:span text:style-name="T3"><text:s/>EMAIL</text:span>等等這些東西<text:span text:style-name="T3">. <text:line-break/><text:line-break/></text:span>我跟學姐說<text:span text:style-name="T3">, </text:span>要不要妳去對外宣佈說陳真死了<text:span text:style-name="T3">,</text:span>遺體也燒了<text:span text:style-name="T3">,</text:span>大家就饒了他忘了他吧<text:span text:style-name="T3">,</text:span>別再派事情給他做或對他傾訴綿綿了<text:span text:style-name="T3">,</text:span>讓他有多一點時間能在陰間裏休息吧<text:span text:style-name="T3">.<text:line-break/><text:line-break/></text:span>人類真是很可怕的動物<text:span text:style-name="T3">,</text:span>沒有幾個安靜平靜的人<text:span text:style-name="T3">,</text:span>總是永無止盡的情緒情緒情緒<text:span text:style-name="T3">,</text:span>我的懼人症也逐年攀升來到最高點<text:span text:style-name="T3">. </text:span>停用手機電話<text:span text:style-name="T3">EMAIL</text:span>似乎還不夠<text:span text:style-name="T3">,</text:span>難道要我躲進墳墓裏才能獲得一些喘息<text:span text:style-name="T3">? <text:line-break/><text:line-break/></text:span>所謂<text:span text:style-name="T3">no news is good news, </text:span>很少很少有那種好康而且令人愉悅爽快的電話或<text:span text:style-name="T3">EMAIL? </text:span>很少很少有人找我是為了告訴我令人爽快的好消息或有什麼好康的東西要給我<text:span text:style-name="T3">.<text:line-break/><text:line-break/></text:span>每次講這些<text:span text:style-name="T3">,</text:span>那些我所歡迎的好朋友常嚇得不敢連絡<text:span text:style-name="T3">,</text:span>反倒是那些真的應該饒我一條生路的朋友似乎完全不覺得我有多麼害怕他們的出現與<text:span text:style-name="T3"><text:s/>"</text:span>傾訴<text:span text:style-name="T3">",</text:span>讓我彷彿永遠都沒法從客訴中心或陳真服務處下班似的<text:span text:style-name="T3">,</text:span>我這條小命遲早會被眾人操到死<text:span text:style-name="T3">.</text:span></text:p>
      <text:p text:style-name="P1"><text:span text:style-name="T1">陳真</text:span><text:s/>  |  2012.10.12 18:12   |   <text:a xlink:type="simple" xlink:href="http://palinfo.habago.org/Entry?Command=Information_PrintForum&amp;iPage=499#FORUM31586"><text:span text:style-name="T2">#</text:span></text:a></text:p>
      <text:p text:style-name="P2">甲<text:span text:style-name="T3">: </text:span>醫生<text:span text:style-name="T3">,</text:span>為什麼你的藥讓我越吃越嚴重<text:span text:style-name="T3">?<text:line-break/><text:line-break/></text:span>醫<text:span text:style-name="T3">: </text:span>怎麼說<text:span text:style-name="T3">?<text:line-break/><text:line-break/></text:span>甲<text:span text:style-name="T3">: </text:span>我不會說<text:span text:style-name="T3">.<text:line-break/><text:line-break/></text:span>醫<text:span text:style-name="T3">:....<text:line-break/><text:line-break/></text:span>甲<text:span text:style-name="T3">: </text:span>就是很奇怪的感覺<text:span text:style-name="T3">.<text:line-break/><text:line-break/></text:span>醫<text:span text:style-name="T3">: </text:span>什麼樣奇怪的感覺<text:span text:style-name="T3">?<text:line-break/><text:line-break/></text:span>甲<text:span text:style-name="T3">: </text:span>我不會說<text:span text:style-name="T3">.<text:line-break/><text:line-break/></text:span>醫<text:span text:style-name="T3">: </text:span>那你希望我幫你做什麼<text:span text:style-name="T3">?<text:line-break/><text:line-break/></text:span>甲<text:span text:style-name="T3">: </text:span>看有沒有好一點的安眠藥<text:span text:style-name="T3">.<text:line-break/><text:line-break/></text:span>醫<text:span text:style-name="T3">: </text:span>這藥哪裡不好<text:span text:style-name="T3">?<text:line-break/><text:line-break/></text:span>甲<text:span text:style-name="T3">: </text:span>感覺怪怪<text:span text:style-name="T3">. </text:span>睡到早上八點起來精神就很好<text:span text:style-name="T3">.<text:line-break/><text:line-break/></text:span>醫<text:span text:style-name="T3">: </text:span>這樣不好嗎<text:span text:style-name="T3">?<text:line-break/><text:line-break/></text:span>甲<text:span text:style-name="T3">: </text:span>這跟冷熱有沒有關係<text:span text:style-name="T3">?<text:line-break/><text:line-break/></text:span>醫<text:span text:style-name="T3">: </text:span>我不懂你的意思<text:span text:style-name="T3">.<text:line-break/><text:line-break/></text:span>甲<text:span text:style-name="T3">: </text:span>就是有時感覺冷冷<text:span text:style-name="T3">,</text:span>臉頰就會涼涼的<text:span text:style-name="T3">.<text:line-break/><text:line-break/></text:span>醫<text:span text:style-name="T3">: </text:span>這樣有什麼關係<text:span text:style-name="T3">?<text:line-break/><text:line-break/></text:span>甲<text:span text:style-name="T3">: </text:span>會不會對身體有害<text:span text:style-name="T3">?<text:line-break/><text:line-break/></text:span>醫<text:span text:style-name="T3">: </text:span>如果你不喜歡涼涼的那就衣服穿暖一點<text:span text:style-name="T3">.<text:line-break/><text:line-break/></text:span>甲<text:span text:style-name="T3">:</text:span>沒辦法<text:span text:style-name="T3">,</text:span>我很怕熱<text:span text:style-name="T3">.<text:line-break/><text:line-break/></text:span>醫<text:span text:style-name="T3">: ??<text:line-break/><text:line-break/></text:span>甲<text:span text:style-name="T3">: </text:span>那我睡覺的問題怎麼辦<text:span text:style-name="T3">?<text:line-break/><text:line-break/></text:span>醫<text:span text:style-name="T3">: </text:span>睡覺有什麼問題<text:span text:style-name="T3">?<text:line-break/><text:line-break/></text:span>甲<text:span text:style-name="T3">:</text:span>臉頰涼涼的<text:span text:style-name="T3">,</text:span>特別是早上睡醒的時候<text:span text:style-name="T3">.<text:line-break/><text:line-break/></text:span>醫<text:span text:style-name="T3">: </text:span>臉頰涼涼就要保暖<text:span text:style-name="T3">,</text:span>這問題不是靠藥物<text:span text:style-name="T3">.<text:line-break/><text:line-break/></text:span>甲<text:span text:style-name="T3">: </text:span>那為什麼吃你的藥<text:span text:style-name="T3">,</text:span>早上起床會有痰<text:span text:style-name="T3">?<text:line-break/><text:line-break/></text:span>醫<text:span text:style-name="T3">: </text:span>以前沒有痰嗎<text:span text:style-name="T3">?<text:line-break/><text:line-break/></text:span>甲<text:span text:style-name="T3">: </text:span>以前也有<text:span text:style-name="T3">.<text:line-break/><text:line-break/></text:span>醫<text:span text:style-name="T3">: ....?<text:line-break/><text:line-break/></text:span>醫<text:span text:style-name="T3">: </text:span>有痰不好嗎<text:span text:style-name="T3">?<text:line-break/><text:line-break/></text:span>甲<text:span text:style-name="T3">: </text:span>吐完第一口痰<text:span text:style-name="T3">,</text:span>要再吐第二口就沒有了<text:span text:style-name="T3">.<text:line-break/><text:line-break/></text:span>醫<text:span text:style-name="T3">: </text:span>這樣有什麼關係<text:span text:style-name="T3">? <text:line-break/><text:line-break/></text:span>甲<text:span text:style-name="T3">: </text:span>幫我換好一點的藥<text:span text:style-name="T3">,</text:span>看能不能不要有痰<text:span text:style-name="T3">.<text:line-break/><text:line-break/></text:span>醫<text:span text:style-name="T3">: </text:span>沒有這種藥<text:span text:style-name="T3">.<text:line-break/><text:line-break/></text:span>甲<text:span text:style-name="T3">: </text:span>但我晚上都不能睡<text:span text:style-name="T3">.<text:line-break/><text:line-break/></text:span>醫<text:span text:style-name="T3">: </text:span>你不是說吃這個藥晚上都睡得很好<text:span text:style-name="T3">,</text:span>睡到早上八點精神很好<text:span text:style-name="T3">?<text:line-break/><text:line-break/></text:span>甲<text:span text:style-name="T3">: </text:span>小孩子半夜一吵<text:span text:style-name="T3">,</text:span>我老公晚上都會起來上廁所<text:span text:style-name="T3">,</text:span>聲音很大<text:span text:style-name="T3">,</text:span>我馬上就被吵醒了<text:span text:style-name="T3">.<text:line-break/><text:line-break/></text:span>醫<text:span text:style-name="T3">: </text:span>醒了就不能繼續睡嗎<text:span text:style-name="T3">?<text:line-break/><text:line-break/></text:span>甲<text:span text:style-name="T3">: </text:span>可以啊<text:span text:style-name="T3">,</text:span>吃這藥睡得像豬<text:span text:style-name="T3">.<text:line-break/><text:line-break/></text:span>醫<text:span text:style-name="T3">: </text:span>那你是希望我做什麼<text:span text:style-name="T3">?<text:line-break/><text:line-break/></text:span>甲<text:span text:style-name="T3">: </text:span>我要換看看有沒有好一點的藥<text:span text:style-name="T3">?<text:line-break/><text:line-break/></text:span>醫<text:span text:style-name="T3">: </text:span>這藥是從瑞士原廠進口<text:span text:style-name="T3">,</text:span>沒有更好的藥了<text:span text:style-name="T3">.<text:line-break/><text:line-break/></text:span>甲<text:span text:style-name="T3">: </text:span>但是我三個小孩每天打電動玩電腦吵到半夜<text:span text:style-name="T3">,</text:span>我常被他們雄雄驚醒<text:span text:style-name="T3">.<text:line-break/><text:line-break/></text:span>醫<text:span text:style-name="T3">: </text:span>那你應該叫他們小聲一點<text:span text:style-name="T3">.<text:line-break/><text:line-break/></text:span>甲<text:span text:style-name="T3">: </text:span>他們哪會聽<text:span text:style-name="T3">? </text:span>照樣吵<text:span text:style-name="T3">. </text:span>有一次我就爆發了<text:span text:style-name="T3">,</text:span>拿棍子來修理<text:span text:style-name="T3">. </text:span>無效<text:span text:style-name="T3">,</text:span>照樣吵<text:span text:style-name="T3">.<text:line-break/><text:line-break/></text:span>醫<text:span text:style-name="T3">: </text:span>那我也沒辦法<text:span text:style-name="T3">.<text:line-break/><text:line-break/></text:span>甲<text:span text:style-name="T3">: </text:span>我要那種比較好的藥<text:span text:style-name="T3">,</text:span>藍色的<text:span text:style-name="T3">,</text:span>小小顆<text:span text:style-name="T3">.<text:line-break/><text:line-break/></text:span>醫<text:span text:style-name="T3">: </text:span>我不知道你是指什麼藥<text:span text:style-name="T3">,</text:span>總之你的藥不用換<text:span text:style-name="T3">,</text:span>就這樣吃<text:span text:style-name="T3">.<text:line-break/><text:line-break/></text:span>甲<text:span text:style-name="T3">: </text:span>但是吃了都沒效<text:span text:style-name="T3">.<text:line-break/><text:line-break/></text:span>醫<text:span text:style-name="T3">: </text:span>你剛剛不是說很有效<text:span text:style-name="T3">.<text:line-break/><text:line-break/></text:span>甲<text:span text:style-name="T3">: </text:span>最近又沒效了<text:span text:style-name="T3">.<text:line-break/><text:line-break/></text:span>醫<text:span text:style-name="T3">: </text:span>最近突然沒效了<text:span text:style-name="T3">?<text:line-break/><text:line-break/></text:span>甲<text:span text:style-name="T3">: </text:span>對<text:span text:style-name="T3">,</text:span>眼睛大大睜到天亮<text:span text:style-name="T3">.<text:line-break/><text:line-break/></text:span>醫<text:span text:style-name="T3">: </text:span>那可能是有抗藥性<text:span text:style-name="T3">.(</text:span>開始查閱整本病歷<text:span text:style-name="T3">,</text:span>花了大約<text:span text:style-name="T3">20</text:span>分鐘解釋與討論他所吃過的各種藥物<text:span text:style-name="T3">).<text:line-break/><text:line-break/></text:span>醫<text:span text:style-name="T3">: </text:span>好<text:span text:style-name="T3">,</text:span>那我幫你換這一種藥試試看<text:span text:style-name="T3">.<text:line-break/><text:line-break/></text:span>甲<text:span text:style-name="T3">: </text:span>這不是藍色的<text:span text:style-name="T3">.<text:line-break/><text:line-break/></text:span>醫<text:span text:style-name="T3">: </text:span>為什麼一定要藍色的<text:span text:style-name="T3">?<text:line-break/><text:line-break/></text:span>甲<text:span text:style-name="T3">:</text:span>我看我同事吃一種藍色的藥<text:span text:style-name="T3">.<text:line-break/><text:line-break/></text:span>醫<text:span text:style-name="T3">: </text:span>你同事是什麼病<text:span text:style-name="T3">? </text:span>為什麼一定要跟她吃一樣的藥<text:span text:style-name="T3">?<text:line-break/><text:line-break/></text:span>甲<text:span text:style-name="T3">: </text:span>她叫我來跟你說要開這種藥比較好<text:span text:style-name="T3">.<text:line-break/><text:line-break/></text:span>醫<text:span text:style-name="T3">: </text:span>你同事是醫生嗎<text:span text:style-name="T3">?<text:line-break/><text:line-break/></text:span>甲<text:span text:style-name="T3">: </text:span>我們都是在南科同一個單位<text:span text:style-name="T3">,</text:span>怎麼會是醫生<text:span text:style-name="T3">?<text:line-break/><text:line-break/></text:span>醫<text:span text:style-name="T3">: </text:span>不是醫生<text:span text:style-name="T3">,</text:span>你為什麼要聽她的<text:span text:style-name="T3">?<text:line-break/><text:line-break/></text:span>甲<text:span text:style-name="T3">: </text:span>我看她吃藥之後人變得很有精神很漂亮<text:span text:style-name="T3">.<text:line-break/><text:line-break/></text:span>醫<text:span text:style-name="T3">: </text:span>你要給我看病<text:span text:style-name="T3">,</text:span>就由我來開藥<text:span text:style-name="T3">.<text:line-break/><text:line-break/></text:span>甲<text:span text:style-name="T3">: </text:span>你那些藥我後來都沒吃了<text:span text:style-name="T3">.<text:line-break/><text:line-break/></text:span>醫<text:span text:style-name="T3">: </text:span>幾天沒吃<text:span text:style-name="T3">?<text:line-break/><text:line-break/></text:span>甲<text:span text:style-name="T3">: </text:span>只吃幾天就沒吃了<text:span text:style-name="T3">.<text:line-break/><text:line-break/></text:span>醫<text:span text:style-name="T3">: </text:span>所以上回開的一個月的藥你幾乎都沒吃<text:span text:style-name="T3">?<text:line-break/><text:line-break/></text:span>甲<text:span text:style-name="T3">: </text:span>對<text:span text:style-name="T3">,</text:span>因為永康市場那個賣菜的說<text:span text:style-name="T3">,"</text:span>你會死啦<text:span text:style-name="T3">! </text:span>你再吃這種瘋藥<text:span text:style-name="T3">,</text:span>你以後會去洗腰子<text:span text:style-name="T3">(</text:span>即洗腎<text:span text:style-name="T3">)",</text:span>我聽了就很害怕不敢吃了<text:span text:style-name="T3">,</text:span>她叫我吃電台介紹一種專門顧腦的清心安腦丸<text:span text:style-name="T3">,</text:span>一罐要四五千元<text:span text:style-name="T3">.<text:line-break/><text:line-break/></text:span>醫<text:span text:style-name="T3">: </text:span>所以你說最近都完全不能睡<text:span text:style-name="T3">,</text:span>但你實際上並沒有吃我開的藥<text:span text:style-name="T3">?<text:line-break/><text:line-break/></text:span>甲<text:span text:style-name="T3">: </text:span>我不敢吃<text:span text:style-name="T3">,</text:span>菜市場些賣菜的每一個都叫我不要吃<text:span text:style-name="T3">,</text:span>我怕會洗腰子<text:span text:style-name="T3">.<text:line-break/><text:line-break/></text:span>醫<text:span text:style-name="T3">: </text:span>你曾經吃了幾天不是說效果很好<text:span text:style-name="T3">?<text:line-break/><text:line-break/></text:span>甲<text:span text:style-name="T3">: </text:span>但是他們都說你會死啦<text:span text:style-name="T3">,</text:span>再吃這種瘋藥你以後會阿達阿達<text:span text:style-name="T3">(</text:span>瘋了的意思<text:span text:style-name="T3">),</text:span>會拖去洗腰子<text:span text:style-name="T3">.<text:line-break/><text:line-break/></text:span>醫<text:span text:style-name="T3">: </text:span>如果你要我開藥<text:span text:style-name="T3">,</text:span>那你就要照我說的方法吃<text:span text:style-name="T3">,</text:span>如果愛吃不吃<text:span text:style-name="T3">,</text:span>那我就不開了<text:span text:style-name="T3">,</text:span>你不要來給我看<text:span text:style-name="T3">,</text:span>你就照你自己的方式去買電台介紹的那些什麼顧腦丸<text:span text:style-name="T3">,</text:span>台灣特別是台南<text:span text:style-name="T3">,</text:span>洗腎率全世界最高<text:span text:style-name="T3">,</text:span>跟亂吃來路不明的成藥有關<text:span text:style-name="T3">. </text:span>你若不怕就隨便你<text:span text:style-name="T3">.<text:line-break/><text:line-break/></text:span>甲<text:span text:style-name="T3">: </text:span>那你開我同事在吃的那種藍色的藥給我<text:span text:style-name="T3">.<text:line-break/><text:line-break/></text:span>醫<text:span text:style-name="T3">: </text:span>我不知道你在講什麼藍色的<text:span text:style-name="T3">.<text:line-break/><text:line-break/></text:span>甲<text:span text:style-name="T3">: </text:span>我現在打手機給她<text:span text:style-name="T3">,</text:span>你直接問她<text:span text:style-name="T3">.<text:line-break/><text:line-break/></text:span>醫<text:span text:style-name="T3">: </text:span>沒有人這樣當醫生<text:span text:style-name="T3">,</text:span>這裏是醫院不是餐廳不是檳榔攤<text:span text:style-name="T3">,</text:span>藥物不是由你來點菜<text:span text:style-name="T3">. <text:line-break/><text:line-break/></text:span>甲<text:span text:style-name="T3">: </text:span>那我晚上都不能睡怎麼辦<text:span text:style-name="T3">?<text:line-break/><text:line-break/></text:span>醫<text:span text:style-name="T3">: </text:span>你去退掛號<text:span text:style-name="T3">,</text:span>回去把之前的藥吃完<text:span text:style-name="T3">.<text:line-break/><text:line-break/></text:span>甲<text:span text:style-name="T3">: </text:span>但是那個吃了都沒效<text:span text:style-name="T3">.<text:line-break/><text:line-break/></text:span>醫<text:span text:style-name="T3">: </text:span>你不是說很有效<text:span text:style-name="T3">.<text:line-break/><text:line-break/></text:span>甲<text:span text:style-name="T3">: </text:span>吃了有效<text:span text:style-name="T3">,</text:span>沒吃就沒效<text:span text:style-name="T3">.<text:line-break/><text:line-break/></text:span>醫<text:span text:style-name="T3">: </text:span>既然沒吃<text:span text:style-name="T3">,</text:span>那就沒有什麼有效沒效的問題<text:span text:style-name="T3">. </text:span>等睡眠穩定一陣子<text:span text:style-name="T3">,</text:span>我自然會幫你減藥<text:span text:style-name="T3">.<text:line-break/><text:line-break/></text:span>甲<text:span text:style-name="T3">: </text:span>吃那個藥臉頰會涼涼的<text:span text:style-name="T3">.<text:line-break/><text:line-break/></text:span>醫<text:span text:style-name="T3">: </text:span>涼涼的問題就是睡覺時房間要保暖就不會涼涼的<text:span text:style-name="T3">.<text:line-break/><text:line-break/></text:span>甲<text:span text:style-name="T3">: </text:span>是不是跟天氣有關<text:span text:style-name="T3">?<text:line-break/><text:line-break/></text:span>醫<text:span text:style-name="T3">: </text:span>天氣轉涼<text:span text:style-name="T3">,</text:span>被子沒蓋好<text:span text:style-name="T3">,</text:span>身體就會涼涼的<text:span text:style-name="T3">.<text:line-break/><text:line-break/></text:span>甲<text:span text:style-name="T3">: </text:span>但是上個月還不會涼涼的<text:span text:style-name="T3">.<text:line-break/><text:line-break/></text:span>醫<text:span text:style-name="T3">: </text:span>因為這個月起氣候轉涼了<text:span text:style-name="T3">.<text:line-break/><text:line-break/></text:span>甲<text:span text:style-name="T3">: </text:span>都是左邊涼涼的<text:span text:style-name="T3">,</text:span>怎麼會這樣<text:span text:style-name="T3">.<text:line-break/><text:line-break/></text:span>醫<text:span text:style-name="T3">: </text:span>因為你左邊臉頰可能沒有蓋被子<text:span text:style-name="T3">.<text:line-break/><text:line-break/></text:span>甲<text:span text:style-name="T3">: </text:span>到了中午又變成全身熱<text:span text:style-name="T3">,</text:span>怎麼會這樣<text:span text:style-name="T3">?<text:line-break/><text:line-break/></text:span>醫<text:span text:style-name="T3">:....<text:line-break/><text:line-break/></text:span>甲<text:span text:style-name="T3">: </text:span>半夜聽到小孩吵鬧聲就醒來<text:span text:style-name="T3">,</text:span>看有沒有好一點的藥<text:span text:style-name="T3">? </text:span>但你不要讓我睡到連有小偷進來都不知道<text:span text:style-name="T3">.<text:line-break/><text:line-break/></text:span>醫<text:span text:style-name="T3">: </text:span>好吧<text:span text:style-name="T3">,</text:span>你就照我這回開的這樣吃<text:span text:style-name="T3">.<text:line-break/><text:line-break/></text:span>甲<text:span text:style-name="T3">: </text:span>有一次我就罵他們說你們要玩到幾點才要睡<text:span text:style-name="T3">? </text:span>真的很生氣<text:span text:style-name="T3">. </text:span>我大兒子就說<text:span text:style-name="T3">...</text:span>小的是女生就<text:span text:style-name="T3">...(</text:span>話匣子打開<text:span text:style-name="T3">,</text:span>不斷原音重現她教育小孩的對話給我聽<text:span text:style-name="T3">)<text:line-break/><text:line-break/></text:span>醫<text:span text:style-name="T3">: </text:span>好好好我知道<text:span text:style-name="T3">,</text:span>你就叫他們早一點睡不要吵<text:span text:style-name="T3">.(</text:span>這話重覆大約<text:span text:style-name="T3">30</text:span>次才終於打斷她以角色扮演的方式進行詳細對話與情境描繪的原音重現<text:span text:style-name="T3">).<text:line-break/><text:line-break/></text:span>醫<text:span text:style-name="T3">: </text:span>好<text:span text:style-name="T3">,</text:span>你去拿藥<text:span text:style-name="T3">. <text:line-break/><text:line-break/></text:span>甲<text:span text:style-name="T3">: </text:span>醫生<text:span text:style-name="T3">!!</text:span>你不要開安眠藥鎮靜劑給我喔<text:span text:style-name="T3">,</text:span>我不吃那種瘋藥<text:span text:style-name="T3">.<text:line-break/><text:line-break/></text:span>醫<text:span text:style-name="T3">: </text:span>我們這一科全部都是鎮靜劑安眠藥<text:span text:style-name="T3">.<text:line-break/><text:line-break/></text:span>甲<text:span text:style-name="T3">: </text:span>啥咪<text:span text:style-name="T3">!!?? </text:span>你開鎮靜劑安眠藥給我<text:span text:style-name="T3">?<text:line-break/><text:line-break/></text:span>醫<text:span text:style-name="T3">: </text:span>對<text:span text:style-name="T3">! </text:span>你如果不敢吃就去退掛號<text:span text:style-name="T3">.<text:line-break/><text:line-break/></text:span>甲<text:span text:style-name="T3">: </text:span>菜市場<text:span text:style-name="T3">....<text:line-break/><text:line-break/></text:span>醫<text:span text:style-name="T3">: </text:span>好<text:span text:style-name="T3">,</text:span>我知道<text:span text:style-name="T3">,</text:span>你不要說了<text:span text:style-name="T3">,</text:span>菜市場的阿桑叫你不要吃<text:span text:style-name="T3">. </text:span>反正你自己決定<text:span text:style-name="T3">,</text:span>沒有人會強迫你吃<text:span text:style-name="T3">.<text:line-break/><text:line-break/></text:span>甲<text:span text:style-name="T3">: </text:span>吃你那個藥感覺怪怪的<text:span text:style-name="T3">,</text:span>為什麼從<text:span text:style-name="T3">11</text:span>點睡到七八點<text:span text:style-name="T3">? </text:span>我大娘姑說<text:span text:style-name="T3">....(</text:span>略<text:span text:style-name="T3">)<text:line-break/><text:line-break/></text:span>醫<text:span text:style-name="T3">: </text:span>好好<text:span text:style-name="T3">,</text:span>我知道<text:span text:style-name="T3">,</text:span>你看要怎麼樣你自己決定吧<text:span text:style-name="T3">.<text:line-break/><text:line-break/></text:span>又繼續努力了<text:span text:style-name="T3">10</text:span>分鐘<text:span text:style-name="T3">,</text:span>不斷努力打斷對方冗長且重覆的談話<text:span text:style-name="T3">,</text:span>終於才結束<text:span text:style-name="T3">. </text:span>我癱坐診療椅上<text:span text:style-name="T3">,</text:span>頭痛欲裂感到很無奈<text:span text:style-name="T3">,</text:span>這就是我每天忙碌不堪的專業<text:span text:style-name="T3">? </text:span>我要這樣虛度餘生<text:span text:style-name="T3">?<text:line-break/><text:line-break/></text:span>任何再難的問題<text:span text:style-name="T3">,</text:span>只要你夠聰明<text:span text:style-name="T3">,</text:span>理性能力充足<text:span text:style-name="T3">,</text:span>就能解決<text:span text:style-name="T3">. </text:span>但你如何可能解決一種沒有問題存在或對方不允許你解決的<text:span text:style-name="T3"><text:s/>"</text:span>問題<text:span text:style-name="T3">"? </text:span>你如何可能解決一種基於<text:span text:style-name="T3"><text:s/>"</text:span>世界<text:span text:style-name="T3">" </text:span>不同或出於<text:span text:style-name="T3">"</text:span>個性<text:span text:style-name="T3">" </text:span>所致的不願溝通或無法溝通的溝通問題<text:span text:style-name="T3">? </text:span>你如何可能解決一種無關理性無關身體卻關乎<text:span text:style-name="T3"><text:s/>"</text:span>道德<text:span text:style-name="T3">" </text:span>或<text:span text:style-name="T3"><text:s/>"</text:span>社會<text:span text:style-name="T3">" </text:span>的問題<text:span text:style-name="T3">? </text:span>這一切大概只有上帝才有辦法解決<text:span text:style-name="T3">.<text:line-break/></text:span></text:p>
      <text:p text:style-name="P1"><text:span text:style-name="T1">陳真</text:span><text:s/>  |  2012.10.08 16:44   |   <text:a xlink:type="simple" xlink:href="http://palinfo.habago.org/Entry?Command=Information_PrintForum&amp;iPage=499#FORUM31585"><text:span text:style-name="T2">#</text:span></text:a></text:p>
      <text:p text:style-name="P5"><text:span text:style-name="T1">章國明訪談</text:span>,<text:span text:style-name="T1">不想看全部的可以從片頭一直看到前三分半鐘</text:span>,<text:span text:style-name="T1">以及</text:span>10: 00<text:span text:style-name="T1">看到</text:span><text:s/>20:40<text:line-break/><text:line-break/>http://www.youtube.com/watch?v=6px-7oWHlrk&amp;list=UUk8vrT3fViLrIwgYQI1QKQQ&amp;index=7&amp;feature=plcp</text:p>
      <text:p text:style-name="P1"><text:span text:style-name="T1">陳真</text:span><text:s/>  |  2012.10.08 16:09   |   <text:a xlink:type="simple" xlink:href="http://palinfo.habago.org/Entry?Command=Information_PrintForum&amp;iPage=499#FORUM31584"><text:span text:style-name="T2">#</text:span></text:a></text:p>
      <text:p text:style-name="P6"><text:span text:style-name="T1">出現在</text:span>7<text:span text:style-name="T1">分零</text:span>2<text:span text:style-name="T1">秒處</text:span>,<text:span text:style-name="T1">被兩個人簇擁著那個長頭髮的娃娃臉就是大名鼎鼎的電影天才章國明</text:span>:<text:line-break/><text:line-break/>http://www.youtube.com/watch?v=fpLTooikMyQ&amp;feature=related</text:p>
      <text:p text:style-name="P1"><text:span text:style-name="T1">陳真</text:span><text:s/>  |  2012.10.08 15:59   |   <text:a xlink:type="simple" xlink:href="http://palinfo.habago.org/Entry?Command=Information_PrintForum&amp;iPage=499#FORUM31583"><text:span text:style-name="T2">#</text:span></text:a></text:p>
      <text:p text:style-name="P3">之前網上並沒有邊緣人這首歌<text:span text:style-name="T3">,</text:span>現在有了<text:span text:style-name="T3">,</text:span>如下<text:span text:style-name="T3"><text:line-break/><text:line-break/>http://www.youtube.com/watch?v=ynKV-zdctKg<text:line-break/><text:line-break/></text:span>但我看了網上歌詞嚇一跳<text:span text:style-name="T3">,</text:span>錯誤百出<text:span text:style-name="T3">,</text:span>應該說是沒有一句是正確的<text:span text:style-name="T3">.</text:span>比如不是什麼回想一生如苛暴<text:span text:style-name="T3">,</text:span>而是回想一生如蝸步<text:span text:style-name="T3">,</text:span>也不是什麼力向上完<text:span text:style-name="T3">,</text:span>而是向上沿<text:span text:style-name="T3">. </text:span>還有也不是力竭成團<text:span text:style-name="T3">,</text:span>而是力竭聲斷<text:span text:style-name="T3">.<text:line-break/><text:line-break/></text:span>總之<text:span text:style-name="T3">,</text:span>歌詞全部都錯<text:span text:style-name="T3">,</text:span>我就不一一更正了<text:span text:style-name="T3">.</text:span></text:p>
      <text:p text:style-name="P1"><text:span text:style-name="T1">路邊狗</text:span><text:s/>  |  2012.10.07 17:56   |   <text:a xlink:type="simple" xlink:href="http://palinfo.habago.org/Entry?Command=Information_PrintForum&amp;iPage=499#FORUM31582"><text:span text:style-name="T2">#</text:span></text:a></text:p>
      <text:p text:style-name="P2">謝謝董事長介紹這首斷魂曲<text:span text:style-name="T3"><text:line-break/><text:line-break/></text:span>邊緣人<text:span text:style-name="T3"><text:line-break/></text:span>黃霑<text:span text:style-name="T3"><text:s/></text:span>顧家輝<text:span text:style-name="T3"><text:line-break/>....<text:line-break/></text:span>誰不想一世轟與烈<text:span text:style-name="T3"><text:line-break/></text:span>可惜我早己力竭成團<text:span text:style-name="T3"><text:line-break/></text:span>前途是那一片迷惘<text:span text:style-name="T3"><text:line-break/></text:span>只有萬歎千怨</text:p>
      <text:p text:style-name="P1"><text:span text:style-name="T1">陳真</text:span><text:s/>  |  2012.10.07 14:42   |   <text:a xlink:type="simple" xlink:href="http://palinfo.habago.org/Entry?Command=Information_PrintForum&amp;iPage=499#FORUM31581"><text:span text:style-name="T2">#</text:span></text:a></text:p>
      <text:p text:style-name="P5"><text:span text:style-name="T1">在世上似乎已無多少餘日</text:span>,<text:span text:style-name="T1">我常想</text:span>,<text:span text:style-name="T1">對這世界</text:span>,<text:span text:style-name="T1">我還有什麼話要說嗎</text:span>? <text:line-break/><text:line-break/><text:span text:style-name="T1">啟承的香港朋友前些天寄來的</text:span>CD<text:span text:style-name="T1">第一首也許就是永別警語</text:span>. <text:span text:style-name="T1">我沒聽取古人警告</text:span>,<text:span text:style-name="T1">以致深陷其中</text:span>,<text:span text:style-name="T1">難以自拔</text:span>,<text:span text:style-name="T1">即使到了生命盡頭依然執迷不悟</text:span>. <text:line-break/><text:line-break/><text:span text:style-name="T1">美夢易碎難醒</text:span>. <text:span text:style-name="T1">如今</text:span>,<text:span text:style-name="T1">我要把自己沒做到的這些警語傳遞下去</text:span>: <text:span text:style-name="T1">不要靠近風之花</text:span>.<text:line-break/><text:line-break/>http://www.youtube.com/watch?v=qpVa1gWBIVc&amp;feature=related<text:line-break/>(<text:span text:style-name="T1">鍾鎮濤唱的</text:span>,<text:span text:style-name="T1">啟承給的版本</text:span>)<text:line-break/><text:line-break/>http://tw.myblog.yahoo.com/jw!drI6GSuQFRkttHny.Dq19hRwXJpH/article?mid=393 <text:line-break/>(<text:span text:style-name="T1">這裏有風之花的典故</text:span>)<text:line-break/><text:line-break/>http://www.youtube.com/watch?v=N1hCfGDaFo4&amp;feature=related (1974<text:span text:style-name="T1">年原始主唱與作曲</text:span>.<text:span text:style-name="T1">有誰知道這些圖和攝影是誰的作品嗎</text:span>?)<text:line-break/></text:p>
      <text:p text:style-name="P1"><text:span text:style-name="T1">鄭啟承</text:span><text:s/>  |  2012.10.04 22:17   |   <text:a xlink:type="simple" xlink:href="http://palinfo.habago.org/Entry?Command=Information_PrintForum&amp;iPage=499#FORUM31580"><text:span text:style-name="T2">#</text:span></text:a></text:p>
      <text:p text:style-name="P2">正巧上個月才又重新看過一次鹿鼎記。有人問金庸說自己的小說哪部寫得比較好，他說長篇的比短篇的好些，後期的比前期得好些，但他也說許多讀者不會同意他這個說法。<text:span text:style-name="T3"><text:line-break/><text:line-break/></text:span>韋小寶大概不是華人所普遍欣賞的英雄類型，但英雄氣度和性格實際上往往只會出現在不那麼「正派」的邊緣人物中，這一點在小說和真實生命中都是一樣的。韋小寶事實上是相當講義氣的一個人，做任何事往往先考慮是否違背心中對朋友那份義氣，對康熙、師父和天地會以及各路朋友實際上都是相同的。即便骨子裡是個貪財貪色的小流氓，但這人本性上是有良知的，而那良知是渾然天成而非人為塑造的。<text:span text:style-name="T3"><text:line-break/><text:line-break/></text:span>從小看金庸小說是照單全收，但等我真正開始對人事物和生命有了自己的看法後，其中關於人性關於文學性藝術性的深淺優劣自然就慢慢顯露了出來，說起來也只喜歡那些真正強烈<text:span text:style-name="T3">"</text:span>活著<text:span text:style-name="T3">"</text:span>的主角。我知道若批評某些角色一定會有人很不爽，不過人的喜好沒辦法，你只會真正喜歡上那些合乎胃口的菜。金庸小說主角中最讓人心有戚戚焉的是楊過，最衷心仰慕的是令狐沖，最讓我<text:span text:style-name="T3">"</text:span>羡慕<text:span text:style-name="T3">"</text:span>的卻是韋小寶。若說這三個角色有什麼共同點，那就是他們的性格都是自然而不做作的，他們是順從自己的天性而非順從外在灌輸或推崇的人格要求在活著，換句話說不管是愛情或胸襟或義氣都是屬於他們本性的一部份，而非「教育」下的結果。<text:span text:style-name="T3"><text:line-break/><text:line-break/></text:span>許多人喜歡爭論一個人的人格養成，究竟受先天還是後天影響，過去我認為這並無定論，但生命已經走過大半的現在，我對這問題與其說有了「答案」，不如說有了強烈的感觸。在我看一切都是先天，是種命運，因為一個人有沒有辦法承受後天造化，仍然是一種先天的「基因」在決定。<text:span text:style-name="T3"><text:line-break/><text:line-break/></text:span></text:p>
      <text:p text:style-name="P1"><text:span text:style-name="T1">陳真</text:span><text:s/>  |  2012.10.04 17:44   |   <text:a xlink:type="simple" xlink:href="http://palinfo.habago.org/Entry?Command=Information_PrintForum&amp;iPage=499#FORUM31579"><text:span text:style-name="T2">#</text:span></text:a></text:p>
      <text:p text:style-name="P3">南科就在隔壁<text:span text:style-name="T3">,</text:span>耶<text:span text:style-name="T3">~~</text:span>麥擱來診所業績有救了<text:span text:style-name="T3">!! <text:line-break/><text:line-break/></text:span>麥院長要建請政府繼續加稅<text:span text:style-name="T3">,</text:span>油電努力漲價<text:span text:style-name="T3">,</text:span>並且盡全力打擊股市<text:span text:style-name="T3">,</text:span>然後最好再來個金融海嘯歐債風暴<text:span text:style-name="T3">,</text:span>麥擱來診所業績將再創高峰<text:span text:style-name="T3">!!<text:line-break/><text:line-break/></text:span>陳真<text:span text:style-name="T3"><text:line-break/>=========================<text:line-break/><text:line-break/></text:span>宏達電否認精簡人力<text:span text:style-name="T3"><text:s/></text:span>南科醞釀裁員<text:span text:style-name="T3"><text:line-break/><text:line-break/></text:span>記者吳筱雯、涂志豪╱台北報導<text:span text:style-name="T3"><text:s/>| </text:span>中時電子報<text:span text:style-name="T3"> <text:line-break/>2012</text:span>年<text:span text:style-name="T3">10</text:span>月<text:span text:style-name="T3">4</text:span>日<text:span text:style-name="T3"><text:line-break/><text:line-break/></text:span>工商時報【記者吳筱雯、涂志豪╱台北報導】<text:span text:style-name="T3"><text:line-break/><text:line-break/></text:span>宏達電傳出鼓勵員工離職方式進行人力精簡，宏達電對此嚴正否認。不過，銷售欠佳也導致宏達電北亞區銷售團隊高層人事出現異動，台灣區總經理朱啟光以北亞區總經理董俊良特助身分申請留職停薪、港澳區總經理則改由前索尼愛利信大中華區總裁盧健生接任。<text:span text:style-name="T3"><text:line-break/><text:line-break/></text:span>壹週刊報導，宏達電將在<text:span text:style-name="T3">10</text:span>月底展開人力精簡計劃，以「可領資遣費、可申請失業補助」等誘因，鼓勵工作重疊性高的員工主動離職，更傳出宏達電擬定汰弱留強策略，人資內部有兩份特定名單，即加薪升職留人名單、首要勸退名單。<text:span text:style-name="T3"><text:line-break/><text:line-break/></text:span>宏達電發言系統則對此嚴正否認，並指出報導內容多與事實不符。</text:p>
      <text:p text:style-name="P1"><text:span text:style-name="T1">陳真</text:span><text:s/>  |  2012.10.04 17:18   |   <text:a xlink:type="simple" xlink:href="http://palinfo.habago.org/Entry?Command=Information_PrintForum&amp;iPage=499#FORUM31578"><text:span text:style-name="T2">#</text:span></text:a></text:p>
      <text:p text:style-name="P2">謝謝各位提供的資訊<text:span text:style-name="T3">,</text:span>還好不必遠渡重洋就能在台灣看到浮士德<text:span text:style-name="T3">. </text:span>有人已經去英國看過大螢幕了<text:span text:style-name="T3">,</text:span>令人感到相當嫉妒<text:span text:style-name="T3">. <text:line-break/><text:line-break/></text:span>在台灣最痛苦的事之一就是有很多電影院<text:span text:style-name="T3">,</text:span>卻沒有電影可言<text:span text:style-name="T3">,</text:span>幾乎全是爛到流汁化膿的大爛片<text:span text:style-name="T3">,</text:span>更不用說像英國那樣把過去的好電影隨時拿出來放映<text:span text:style-name="T3">. <text:line-break/><text:line-break/></text:span>比方說<text:span text:style-name="T3">Kusturica</text:span>的電影在倫敦演了十幾年還常在演<text:span text:style-name="T3">,</text:span>而且往往座無虛席<text:span text:style-name="T3">,</text:span>觀眾好像都是看過幾百遍了<text:span text:style-name="T3">,</text:span>因為劇情還沒到大家通常就先有反應<text:span text:style-name="T3">,</text:span>顯然事先看過<text:span text:style-name="T3">.<text:line-break/><text:line-break/></text:span>最近有人叫我一定要看什麼暮光之城<text:span text:style-name="T3">,</text:span>我說給我十萬元我就願意去看<text:span text:style-name="T3">. </text:span>醜陋難受的事<text:span text:style-name="T3">,</text:span>我盡量不幹<text:span text:style-name="T3">, </text:span>因為生命已經夠苦了<text:span text:style-name="T3">,</text:span>何苦再虐待自己<text:span text:style-name="T3">? </text:span>人活著<text:span text:style-name="T3">,</text:span>不光只是需要麵包<text:span text:style-name="T3">,</text:span>更需要意義需要美<text:span text:style-name="T3">,</text:span>你得給自己一個活下去的憑藉<text:span text:style-name="T3">;</text:span>要不然<text:span text:style-name="T3">,</text:span>活著如此辛苦<text:span text:style-name="T3">,</text:span>不如死去<text:span text:style-name="T3">. </text:span>特別是住在像台南永康這樣一種人渣橫行醜陋齷齪邪門不堪的地方<text:span text:style-name="T3">,</text:span>許多時候真的很想先掐死哈巴陳<text:span text:style-name="T3">(</text:span>敝人小弟<text:span text:style-name="T3">),</text:span>然後哥哥仔我再自殺<text:span text:style-name="T3">.<text:line-break/><text:line-break/>"</text:span>歷史<text:span text:style-name="T3">" </text:span>上也有個哈巴陳<text:span text:style-name="T3">,</text:span>韋小寶裏順治皇帝<text:span text:style-name="T3">(?),</text:span>也就是康熙他爹<text:span text:style-name="T3">,</text:span>拋棄王位遁入空門<text:span text:style-name="T3">,</text:span>身旁有兩位太監隨從<text:span text:style-name="T3">,</text:span>其中一位隨皇帝一起當和尚<text:span text:style-name="T3">,</text:span>這位小太監就叫哈巴陳<text:span text:style-name="T3">.<text:line-break/><text:line-break/></text:span>每天工作真是累到<text:span text:style-name="T3">\\\\</text:span>爆炸<text:span text:style-name="T3">//,</text:span>想抽空上個廁所都很難<text:span text:style-name="T3">. </text:span>哥哥仔我自己犧牲也就算了<text:span text:style-name="T3">,</text:span>卻也連累無辜小弟<text:span text:style-name="T3">,</text:span>真是情何以堪<text:span text:style-name="T3">,</text:span>有時真的很渴望哈巴陳能長出一雙翅膀<text:span text:style-name="T3">,</text:span>不用哥哥仔遛<text:span text:style-name="T3">,</text:span>自己就能飛多好<text:span text:style-name="T3">. </text:span>飛出去灑完水記得要回來就好<text:span text:style-name="T3">. <text:line-break/><text:line-break/></text:span>如果是為了革命大業世界和平或是為了發展深奧宇宙哲學而累死<text:span text:style-name="T3">,</text:span>那倒還有點意義可言<text:span text:style-name="T3">,</text:span>但事實上卻是忙著做一些於人無益於己有大害的雞毛蒜皮事<text:span text:style-name="T3">. </text:span>譚嗣同於獄中寫下絕命詩<text:span text:style-name="T3">,</text:span>謂中國若有革命<text:span text:style-name="T3">,</text:span>願由我譚某人流下第一滴血<text:span text:style-name="T3">, </text:span>聞之何其壯哉<text:span text:style-name="T3">. </text:span>而麥院長經營麥擱來診所<text:span text:style-name="T3">,</text:span>卻很可能會成為第一位因為日夜不眠不休處理院內院外眾人的雞毛蒜皮事而活活累死的第一人<text:span text:style-name="T3">.<text:line-break/><text:line-break/></text:span>當然<text:span text:style-name="T3">,</text:span>在此順便也要以專業立場呼籲大家<text:span text:style-name="T3">,</text:span>你的阿那達如果想喝西瓜汁<text:span text:style-name="T3">,</text:span>那就讓她喝了唄<text:span text:style-name="T3">,</text:span>要不然害她氣得憂鬱焦慮跑來掛號得多花一百元<text:span text:style-name="T3">,</text:span>西瓜汁可以買三杯了<text:span text:style-name="T3">,</text:span>豈非得不償失<text:span text:style-name="T3">.<text:line-break/><text:line-break/></text:span>還有<text:span text:style-name="T3">,</text:span>各位親愛的小寶貝<text:span text:style-name="T3">,</text:span>唸大學雖然很忙<text:span text:style-name="T3">,</text:span>好多娛樂活動真是忙不完<text:span text:style-name="T3">,</text:span>但再怎麼忙<text:span text:style-name="T3">,</text:span>也一定要每天洗澡<text:span text:style-name="T3">,</text:span>而且<text:span text:style-name="T3">,...</text:span>專業重點來了<text:span text:style-name="T3">: <text:line-break/><text:line-break/></text:span>洗完澡一定要記得換內褲哦<text:span text:style-name="T3">,</text:span>千萬不要像麥院長那樣<text:span text:style-name="T3">,</text:span>聞一聞覺得味道還可以就繼續穿<text:span text:style-name="T3">,</text:span>這樣可能會連累你爹娘因此心裏很捨不得<text:span text:style-name="T3">,</text:span>擔心煩惱得睡不著而跑來麥擱來診所掛號呦<text:span text:style-name="T3">.</text:span></text:p>
      <text:p text:style-name="P1">J. Z.   |  2012.10.04 02:52   |   <text:a xlink:type="simple" xlink:href="http://palinfo.habago.org/Entry?Command=Information_PrintForum&amp;iPage=499#FORUM31577"><text:span text:style-name="T2">#</text:span></text:a></text:p>
      <text:p text:style-name="P3">偶然看到下面這篇<text:span text:style-name="T3">, </text:span>這種置入性行銷真是太噁心了<text:span text:style-name="T3">...<text:line-break/><text:line-break/>http://blog.chinatimes.com/psycho/archive/2008/04/06/266609.html<text:line-break/><text:line-break/>""</text:span>宗教改革後，無論新教或舊教皆重新回到走入苦難世界的救贖思想，方使基督宗教能在世界各地成為社會改革動力的一份子。台灣民主改革、社會改革中的基督教長老教會系統，正是最好的說明。<text:span text:style-name="T3">""<text:line-break/><text:line-break/>WTF?</text:span></text:p>
      <text:p text:style-name="P4"/>
      <text:p text:style-name="P1"><text:span text:style-name="T1">楊世主</text:span><text:s/>  |  2012.10.02 13:48   |   <text:a xlink:type="simple" xlink:href="http://palinfo.habago.org/Entry?Command=Information_PrintForum&amp;iPage=500#FORUM31575"><text:span text:style-name="T2">#</text:span></text:a></text:p>
      <text:p text:style-name="P3">原子映像說浮士德的畫面好美，一定要看大螢幕，預計在<text:span text:style-name="T3">11</text:span>月底於台北國賓長春上映<text:span text:style-name="T3">(</text:span>其他地方的國賓都不會演<text:span text:style-name="T3">)</text:span>，但還是無法完全確定<text:span text:style-name="T3">....</text:span>香港<text:span text:style-name="T3">DVD</text:span>已在<text:span text:style-name="T3">8</text:span>月份發行，台灣則在上映後會發行<text:span text:style-name="T3">. </text:span>董事長要撐著點<text:span text:style-name="T3">.</text:span></text:p>
      <text:p text:style-name="P1">J. Z.   |  2012.10.01 15:02   |   <text:a xlink:type="simple" xlink:href="http://palinfo.habago.org/Entry?Command=Information_PrintForum&amp;iPage=500#FORUM31573"><text:span text:style-name="T2">#</text:span></text:a></text:p>
      <text:p text:style-name="P2">最近<text:span text:style-name="T3">"</text:span>聽說<text:span text:style-name="T3">"</text:span>打工渡假到國外當台勞的新聞在台灣炒得很大<text:span text:style-name="T3">. ("</text:span>聽說<text:span text:style-name="T3">"</text:span>是因為<text:span text:style-name="T3">MSN</text:span>上聽朋友講的<text:span text:style-name="T3">, </text:span>我不看台灣新聞很久了<text:span text:style-name="T3">...)<text:line-break/></text:span>人在加拿大當<text:span text:style-name="T3">"</text:span>台勞<text:span text:style-name="T3">", </text:span>日子卻感覺過得比在台灣或中國當經理要來得快樂<text:span text:style-name="T3">, </text:span>套句我在農場遇到的<text:span text:style-name="T3">supervisor</text:span>跟我說的話<text:span text:style-name="T3">: </text:span>這裡要賺大錢困難<text:span text:style-name="T3">, </text:span>但不管你做什麼行業<text:span text:style-name="T3">, </text:span>都會讓你感覺有身為人的尊嚴<text:span text:style-name="T3">.<text:line-break/><text:line-break/></text:span>我是已經在為移民做努力了<text:span text:style-name="T3">, </text:span>董事長要不要考慮看看啊<text:span text:style-name="T3">?<text:line-break/><text:line-break/>XD</text:span></text:p>
      <text:p text:style-name="P1"><text:span text:style-name="T1">蔡承原</text:span><text:s/>  |  2012.10.01 03:09   |   <text:a xlink:type="simple" xlink:href="http://palinfo.habago.org/Entry?Command=Information_PrintForum&amp;iPage=500#FORUM31572"><text:span text:style-name="T2">#</text:span></text:a></text:p>
      <text:p text:style-name="P5"><text:span text:style-name="T1">陳真</text:span>,<text:line-break/><text:line-break/>http://info.movies.yahoo.co.jp/detail/tyst/id341909/<text:line-break/><text:line-break/><text:span text:style-name="T1">我找到日本下週還有地方上映</text:span>(<text:span text:style-name="T1">ファウスト</text:span>)<text:line-break/><text:span text:style-name="T1">請板上懂日文的人幫忙翻譯一下資訊了，謝謝。</text:span></text:p>
      <text:p text:style-name="P1"><text:span text:style-name="T1">陳真</text:span><text:s/>  |  2012.10.01 01:50   |   <text:a xlink:type="simple" xlink:href="http://palinfo.habago.org/Entry?Command=Information_PrintForum&amp;iPage=500#FORUM31565"><text:span text:style-name="T2">#</text:span></text:a></text:p>
      <text:p text:style-name="P2">誰能告訴我<text:span text:style-name="T3">,</text:span>為什麼<text:span text:style-name="T3">? </text:span>為什麼<text:span text:style-name="T3">?~~~</text:span>為什麼一周一定要七天<text:span text:style-name="T3">? </text:span>是哪個混蛋規定的<text:span text:style-name="T3">? </text:span>為什麼咱們不發起一個運動<text:span text:style-name="T3">,</text:span>廢除周一到周五<text:span text:style-name="T3">, </text:span>為什麼一個禮拜不兩天就好<text:span text:style-name="T3">? </text:span>一天周末<text:span text:style-name="T3">,</text:span>一天周日<text:span text:style-name="T3">,</text:span>那不是很好嗎<text:span text:style-name="T3">? <text:line-break/><text:line-break/></text:span>明天又是周一<text:span text:style-name="T3">,</text:span>又是痛苦一周的開始<text:span text:style-name="T3">,</text:span>又得濟世救人了<text:span text:style-name="T3">,</text:span>但實際上只是極度疲憊地接受馬拉松式的疲勞審訊<text:span text:style-name="T3">! </text:span>處理那些我根本不會處理<text:span text:style-name="T3">,</text:span>甚至不知道要處理什麼的<text:span text:style-name="T3"><text:s/>"</text:span>病<text:span text:style-name="T3">",</text:span>我不知道為什麼那些雞毛蒜皮可以說是一種病而不說它其實只是一種不可能改變的人格特質<text:span text:style-name="T3">.<text:line-break/><text:line-break/></text:span>病人甲<text:span text:style-name="T3">: (</text:span>未語淚先流<text:span text:style-name="T3">)</text:span>麥院長<text:span text:style-name="T3">~~</text:span>救我<text:span text:style-name="T3">~~~</text:span>你一定要救我<text:span text:style-name="T3">(</text:span>嗚嗚嗚<text:span text:style-name="T3">)<text:line-break/><text:line-break/></text:span>麥院長<text:span text:style-name="T3"><text:s/>(</text:span>略皺眉頭<text:span text:style-name="T3">,</text:span>做出悲憫狀<text:span text:style-name="T3">,</text:span>以最迷人的聲調<text:span text:style-name="T3">)</text:span>說<text:span text:style-name="T3">: </text:span>怎麼了<text:span text:style-name="T3">?<text:line-break/><text:line-break/></text:span>病人甲<text:span text:style-name="T3">: (</text:span>在安慰之下<text:span text:style-name="T3">,</text:span>哭聲音量放大<text:span text:style-name="T3">)...(</text:span>嗚嗚嗚<text:span text:style-name="T3">)<text:line-break/><text:line-break/></text:span>麥院長<text:span text:style-name="T3">(</text:span>以一種堅定可靠帶有磁性的聲音<text:span text:style-name="T3">)</text:span>說<text:span text:style-name="T3">:</text:span>不要哭不要哭<text:span text:style-name="T3">,</text:span>慢慢說慢慢說<text:span text:style-name="T3"><text:s/>(OS: </text:span>其實心裏是說<text:span text:style-name="T3"><text:s/>"</text:span>妳有什麼事拜託趕快說吧<text:span text:style-name="T3">").<text:line-break/><text:line-break/></text:span>病人甲<text:span text:style-name="T3">(</text:span>嗚嗚嗚<text:span text:style-name="T3">...</text:span>已用掉十幾張衛生紙<text:span text:style-name="T3">,</text:span>這些都是經營成本<text:span text:style-name="T3">): </text:span>我老公不讓倫家喝西瓜汁啦<text:span text:style-name="T3">...</text:span>嗚嗚嗚<text:span text:style-name="T3">.....<text:line-break/><text:line-break/></text:span>麥院長<text:span text:style-name="T3">: </text:span>為什麼不讓妳喝<text:span text:style-name="T3">?<text:line-break/><text:line-break/></text:span>病人甲<text:span text:style-name="T3">: (</text:span>嚎啕大哭<text:span text:style-name="T3">)</text:span>我怎麼知道<text:span text:style-name="T3">?! </text:span>他是死人<text:span text:style-name="T3">,</text:span>神經病啦<text:span text:style-name="T3">!! </text:span>你打電話叫他來掛號給你看啦<text:span text:style-name="T3">~~(</text:span>嗚嗚嗚<text:span text:style-name="T3">)<text:line-break/><text:line-break/></text:span>麥院長<text:span text:style-name="T3">: </text:span>妳先告訴我怎麼回事<text:span text:style-name="T3">.<text:line-break/><text:line-break/></text:span>病人甲<text:span text:style-name="T3">: </text:span>就那一天天氣很熱咩<text:span text:style-name="T3">,</text:span>嗚嗚嗚<text:span text:style-name="T3">...</text:span>我們開車經過一個地方剛好有人在賣水果汁<text:span text:style-name="T3">,</text:span>我就說<text:span text:style-name="T3">: </text:span>老公<text:span text:style-name="T3">~~</text:span>倫家口很渴<text:span text:style-name="T3">,</text:span>你停車下去買一杯西瓜汁來給倫家喝啦<text:span text:style-name="T3">.<text:line-break/><text:line-break/></text:span>麥院長<text:span text:style-name="T3">: </text:span>然後呢<text:span text:style-name="T3">?<text:line-break/><text:line-break/></text:span>病人甲<text:span text:style-name="T3">: (</text:span>八十分貝的嗚嗚嗚<text:span text:style-name="T3">...)</text:span>他說家裏冰箱就有西瓜了<text:span text:style-name="T3">,</text:span>回家吃就好了<text:span text:style-name="T3">. <text:line-break/><text:line-break/></text:span>麥院長<text:span text:style-name="T3">: </text:span>這樣講不對嗎<text:span text:style-name="T3">?<text:line-break/><text:line-break/></text:span>病人甲<text:span text:style-name="T3">: (</text:span>大叫<text:span text:style-name="T3">!!)</text:span>當然不對<text:span text:style-name="T3">,</text:span>不對不對不對<text:span text:style-name="T3">.....</text:span>西瓜和西瓜汁是一樣的東西嗎<text:span text:style-name="T3">? <text:line-break/><text:line-break/></text:span>麥院長<text:span text:style-name="T3">: </text:span>西瓜可以打成汁啊<text:span text:style-name="T3">.<text:line-break/><text:line-break/></text:span>病人甲<text:span text:style-name="T3">: </text:span>倫家當時口很渴<text:span text:style-name="T3">,</text:span>為什麼要等到回家才吃<text:span text:style-name="T3">? </text:span>他要我渴死嗎<text:span text:style-name="T3">? (</text:span>嗚嗚嗚<text:span text:style-name="T3">...)<text:line-break/><text:line-break/></text:span>花了<text:span text:style-name="T3">30</text:span>分鐘<text:span text:style-name="T3">,</text:span>處理了這樁重大的西瓜汁家庭倫理悲劇事件<text:span text:style-name="T3">. <text:line-break/><text:line-break/></text:span>這是那天的最後一個病人<text:span text:style-name="T3">,</text:span>審訊完畢後<text:span text:style-name="T3">,</text:span>我癱坐椅子上<text:span text:style-name="T3">,</text:span>疲憊到極點<text:span text:style-name="T3">,</text:span>感覺小命不保<text:span text:style-name="T3">.</text:span>每天就這樣坐上八小時<text:span text:style-name="T3">,</text:span>聽取並回應各種<text:span text:style-name="T3">(</text:span>往往很無謂的<text:span text:style-name="T3">)</text:span>控訴與抱怨和憤怒<text:span text:style-name="T3">,</text:span>就像跑馬拉松一樣<text:span text:style-name="T3">,</text:span>不間斷的疲勞轟炸<text:span text:style-name="T3">,</text:span>而且必須分分秒秒仔細聆聽並做出連我自己聽了都覺得乏味至極毫無意義的回應<text:span text:style-name="T3">! <text:line-break/><text:line-break/></text:span>每天常常沒時間喝水<text:span text:style-name="T3">,</text:span>沒時間小便<text:span text:style-name="T3">,</text:span>更不用說吃飯了<text:span text:style-name="T3">,</text:span>餓上一整天乃是尋常事<text:span text:style-name="T3">.<text:line-break/><text:line-break/></text:span>蔣介石有一天在某個會場上尿急<text:span text:style-name="T3">,</text:span>自己跑去上廁所<text:span text:style-name="T3">,</text:span>剛好也有其他部屬在廁所小便<text:span text:style-name="T3">,</text:span>看到蔣公來了<text:span text:style-name="T3">,</text:span>嚇死了<text:span text:style-name="T3">,</text:span>一時不知道要說什麼<text:span text:style-name="T3">,</text:span>就說<text:span text:style-name="T3">: </text:span>蔣委員長您也親自來小便啦<text:span text:style-name="T3">?!<text:line-break/><text:line-break/></text:span>這是經過嚴格考據的歷史史實<text:span text:style-name="T3">,</text:span>應該不是我臨時瞎掰<text:span text:style-name="T3">. </text:span>重點是<text:span text:style-name="T3">,</text:span>小便不親自小<text:span text:style-name="T3">,</text:span>難道可以請人代勞<text:span text:style-name="T3">? </text:span>要是能請人代勞<text:span text:style-name="T3">,</text:span>我真的需要誠徵遛鳥員一名<text:span text:style-name="T3">,</text:span>待優<text:span text:style-name="T3">,</text:span>無經驗可<text:span text:style-name="T3">,</text:span>工作內容就是麻煩他每天當我在接受馬拉松疲勞審訊而分身乏術時<text:span text:style-name="T3">,</text:span>幫我帶著可愛又可憐的小鳥<text:span text:style-name="T3">(</text:span>名叫哈巴陳<text:span text:style-name="T3">)</text:span>去廁所灑水<text:span text:style-name="T3">.<text:line-break/><text:line-break/></text:span>時光飛逝<text:span text:style-name="T3">,</text:span>又到了秋天<text:span text:style-name="T3">. </text:span>所謂一年之計在於秋<text:span text:style-name="T3">,</text:span>每年入秋總是打到我的罩門<text:span text:style-name="T3">. </text:span>打從<text:span text:style-name="T3">16</text:span>歲離家北上念高中起<text:span text:style-name="T3">,</text:span>我就特別害怕秋天<text:span text:style-name="T3">,</text:span>也許是因為開學總是在這種帶點悲涼的時分<text:span text:style-name="T3">. <text:line-break/><text:line-break/></text:span>但我同時也最愛秋天<text:span text:style-name="T3">,</text:span>不因為別的<text:span text:style-name="T3">,</text:span>而只因為秋天的落葉最美<text:span text:style-name="T3">,</text:span>劍橋十年<text:span text:style-name="T3">,</text:span>美夢一場<text:span text:style-name="T3">,</text:span>除了帶回<text:span text:style-name="T3">20</text:span>公頓的書<text:span text:style-name="T3">,</text:span>還帶回兩三本集葉簿<text:span text:style-name="T3">,</text:span>集滿歐洲各地的落葉<text:span text:style-name="T3">,</text:span>尤以秋天的葉子最美<text:span text:style-name="T3">,</text:span>只可惜台灣並無秋天可言<text:span text:style-name="T3">,</text:span>當然也不見什麼落葉<text:span text:style-name="T3">,</text:span>滿地垃圾倒是真的<text:span text:style-name="T3">. <text:line-break/><text:line-break/></text:span>蘇軾的詞<text:span text:style-name="T3">: "</text:span>轉朱閣<text:span text:style-name="T3">,</text:span>低綺戶<text:span text:style-name="T3">,</text:span>照無眠<text:span text:style-name="T3">.</text:span>不應有恨<text:span text:style-name="T3">,</text:span>何事長向別時圓<text:span text:style-name="T3">." </text:span>秋天又來了<text:span text:style-name="T3">,</text:span>聽說今天是中秋<text:span text:style-name="T3">,</text:span>對此我倒是一點也不感興趣<text:span text:style-name="T3">;</text:span>天上明月此時是圓或扁<text:span text:style-name="T3">,</text:span>只消打開窗戶就能明白<text:span text:style-name="T3">,</text:span>但我也無意察看<text:span text:style-name="T3">;</text:span>親人走了<text:span text:style-name="T3">,</text:span>不再共嬋娟<text:span text:style-name="T3">,</text:span>似乎連月亮也失了顏色<text:span text:style-name="T3">. <text:line-break/><text:line-break/>P.S.: </text:span>前些天遛狗<text:span text:style-name="T3">,</text:span>我常去的住家附近一個紅磚人行步道上旁邊勉強有一些雜草以及滿地餿食和垃圾<text:span text:style-name="T3">,</text:span>倒也忍受慣了台南各種不可思議的髒亂<text:span text:style-name="T3">(</text:span>我不認為這城市有政府的存在<text:span text:style-name="T3">,</text:span>因為只要你喜歡<text:span text:style-name="T3">,</text:span>你幾乎可以做任何事<text:span text:style-name="T3">,</text:span>有一天下班<text:span text:style-name="T3">,</text:span>我就故意逆向蛇行開車回家並且故意用遠光燈照射迎面而來的摩托車讓他嚇得差點翻車<text:span text:style-name="T3">,</text:span>純粹只是想入境隨俗<text:span text:style-name="T3">,</text:span>學學正港的台南人精神<text:span text:style-name="T3">,</text:span>體會一下人渣的心境<text:span text:style-name="T3">). <text:line-break/><text:line-break/></text:span>那紅磚人行道<text:span text:style-name="T3">(</text:span>其實每天都會有一堆摩托車就直接開在上面<text:span text:style-name="T3">)</text:span>滿地垃圾<text:span text:style-name="T3">,</text:span>但是那天竟然連破掉的馬桶也丟到那紅磚道上來了<text:span text:style-name="T3">,</text:span>更不可思議的是裏面還黏著一團大便<text:span text:style-name="T3">. <text:line-break/><text:line-break/></text:span>你一定以為我在誇張<text:span text:style-name="T3">,</text:span>還好我有拍照存證<text:span text:style-name="T3">. </text:span>不信的人可以自己去看看<text:span text:style-name="T3">,</text:span>就在大橋國中學校旁邊<text:span text:style-name="T3">. </text:span>我已經在這裏看過不下一百次車禍<text:span text:style-name="T3">,</text:span>幾個月前<text:span text:style-name="T3">,</text:span>就在這紅磚道上<text:span text:style-name="T3">,</text:span>有個人被逆向而來的汽車撞得腦漿四濺噴滿地<text:span text:style-name="T3">,</text:span>在地上拖出一條十幾公尺的血痕<text:span text:style-name="T3">,</text:span>而且還撞倒了兩棵樹及一盞豪華路燈<text:span text:style-name="T3">. </text:span>幾個月過去了<text:span text:style-name="T3">,</text:span>車禍現場都還沒清理復原<text:span text:style-name="T3">,</text:span>路燈依然懸空倒立<text:span text:style-name="T3">,</text:span>地上血跡依然可見<text:span text:style-name="T3">,</text:span>細心找的話應該還能找到死者的腦漿腦髓<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